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969in" svg:height="4.7165in" svg:x="3.4776in" svg:y="0.178in">
            <draw:object draw:notify-on-update-of-ranges="Sheet1.B1:Sheet1.B1 Sheet1.B2:Sheet1.B1002 Sheet1.C1:Sheet1.C1 Sheet1.C2:Sheet1.C10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7555in" svg:height="4.9248in" svg:x="3.478in" svg:y="5.1559in">
            <draw:object draw:notify-on-update-of-ranges="Sheet1.D1:Sheet1.D1 Sheet1.D2:Sheet1.D10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]+[.C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]+[.C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]+[.C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]+[.C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]+[.C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]+[.C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]+[.C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]+[.C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]+[.C1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]+[.C1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]+[.C1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]+[.C1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]+[.C1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]+[.C1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]+[.C1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]+[.C1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]+[.C1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]+[.C1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]+[.C2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]+[.C2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]+[.C2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]+[.C2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]+[.C2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]+[.C2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]+[.C2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]+[.C2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]+[.C2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]+[.C2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]+[.C3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]+[.C3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]+[.C3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]+[.C3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]+[.C3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]+[.C3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6]+[.C3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7]+[.C3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8]+[.C3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9]+[.C3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0]+[.C4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1]+[.C4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2]+[.C4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3]+[.C4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4]+[.C4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5]+[.C4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6]+[.C4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7]+[.C4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8]+[.C4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49]+[.C4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0]+[.C5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1]+[.C5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2]+[.C5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3]+[.C5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4]+[.C5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5]+[.C5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6]+[.C5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7]+[.C5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8]+[.C5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59]+[.C5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0]+[.C6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1]+[.C6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2]+[.C6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3]+[.C6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4]+[.C6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5]+[.C6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6]+[.C6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7]+[.C6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8]+[.C6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69]+[.C6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0]+[.C7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1]+[.C7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2]+[.C7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3]+[.C7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4]+[.C7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5]+[.C7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6]+[.C7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7]+[.C7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8]+[.C7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79]+[.C7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0]+[.C8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1]+[.C8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2]+[.C8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3]+[.C8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4]+[.C8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5]+[.C8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6]+[.C8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7]+[.C8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8]+[.C8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89]+[.C8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0]+[.C9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1]+[.C9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2]+[.C9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3]+[.C9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4]+[.C9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5]+[.C9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6]+[.C9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7]+[.C9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8]+[.C9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99]+[.C9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0]+[.C10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1]+[.C10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2]+[.C10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3]+[.C10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4]+[.C10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5]+[.C10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6]+[.C10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7]+[.C10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8]+[.C10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09]+[.C10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0]+[.C11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1]+[.C11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2]+[.C11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3]+[.C11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4]+[.C11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5]+[.C11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6]+[.C11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7]+[.C11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8]+[.C11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19]+[.C11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0]+[.C12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1]+[.C12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2]+[.C12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3]+[.C12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4]+[.C12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5]+[.C12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6]+[.C12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7]+[.C12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8]+[.C12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29]+[.C12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0]+[.C13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1]+[.C13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2]+[.C13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3]+[.C13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4]+[.C13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5]+[.C13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6]+[.C13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7]+[.C13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8]+[.C13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39]+[.C13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0]+[.C14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1]+[.C14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2]+[.C14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3]+[.C14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4]+[.C14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5]+[.C14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6]+[.C14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7]+[.C14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8]+[.C14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49]+[.C14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0]+[.C15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1]+[.C15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2]+[.C15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3]+[.C15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4]+[.C15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5]+[.C15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6]+[.C15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7]+[.C15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8]+[.C15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59]+[.C15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0]+[.C16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1]+[.C16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2]+[.C16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3]+[.C16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4]+[.C16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5]+[.C16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6]+[.C16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7]+[.C16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8]+[.C16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69]+[.C16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0]+[.C17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1]+[.C17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2]+[.C17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3]+[.C17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4]+[.C17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5]+[.C17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6]+[.C17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7]+[.C17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8]+[.C17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79]+[.C17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0]+[.C18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1]+[.C18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2]+[.C18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3]+[.C18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4]+[.C18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5]+[.C18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6]+[.C18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7]+[.C18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8]+[.C18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89]+[.C18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0]+[.C19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1]+[.C19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2]+[.C19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3]+[.C19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4]+[.C19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5]+[.C19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6]+[.C19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7]+[.C19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8]+[.C19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199]+[.C19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0]+[.C20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1]+[.C20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2]+[.C20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3]+[.C20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4]+[.C20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5]+[.C20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6]+[.C20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7]+[.C20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8]+[.C20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09]+[.C20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0]+[.C21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1]+[.C21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2]+[.C21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3]+[.C21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4]+[.C21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5]+[.C21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6]+[.C21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7]+[.C21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8]+[.C21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19]+[.C21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0]+[.C22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1]+[.C22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2]+[.C22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3]+[.C22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4]+[.C22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5]+[.C22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6]+[.C22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7]+[.C22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8]+[.C22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29]+[.C22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0]+[.C23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1]+[.C23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2]+[.C23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3]+[.C23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4]+[.C23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5]+[.C23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6]+[.C23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7]+[.C23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8]+[.C23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39]+[.C23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0]+[.C24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1]+[.C24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2]+[.C24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3]+[.C24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4]+[.C24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5]+[.C24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6]+[.C24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7]+[.C24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8]+[.C24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49]+[.C24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0]+[.C25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1]+[.C25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2]+[.C25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3]+[.C25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4]+[.C25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5]+[.C25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6]+[.C25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7]+[.C25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8]+[.C25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59]+[.C25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0]+[.C26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1]+[.C26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2]+[.C26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3]+[.C26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4]+[.C26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5]+[.C26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6]+[.C26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7]+[.C26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8]+[.C26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69]+[.C26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0]+[.C27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1]+[.C27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2]+[.C27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3]+[.C27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4]+[.C27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5]+[.C27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6]+[.C27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7]+[.C27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8]+[.C27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79]+[.C27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0]+[.C28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1]+[.C28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2]+[.C28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3]+[.C28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4]+[.C28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5]+[.C28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6]+[.C28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7]+[.C28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8]+[.C28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89]+[.C28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0]+[.C29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1]+[.C29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2]+[.C29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3]+[.C29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4]+[.C29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5]+[.C29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6]+[.C29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7]+[.C29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8]+[.C29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299]+[.C29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0]+[.C30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1]+[.C30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2]+[.C30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3]+[.C30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4]+[.C30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5]+[.C30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6]+[.C30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7]+[.C30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8]+[.C30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09]+[.C30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0]+[.C31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1]+[.C31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2]+[.C31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3]+[.C31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4]+[.C31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5]+[.C31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6]+[.C31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7]+[.C31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8]+[.C31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19]+[.C31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0]+[.C32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1]+[.C32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2]+[.C32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3]+[.C32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4]+[.C32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5]+[.C32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6]+[.C32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7]+[.C32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8]+[.C32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29]+[.C32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0]+[.C33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1]+[.C33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2]+[.C33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3]+[.C33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4]+[.C33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5]+[.C33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6]+[.C33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7]+[.C33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8]+[.C33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39]+[.C33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0]+[.C34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1]+[.C34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2]+[.C34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3]+[.C34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4]+[.C34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5]+[.C34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6]+[.C34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7]+[.C34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8]+[.C348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49]+[.C349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0]+[.C350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1]+[.C351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2]+[.C352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3]+[.C353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4]+[.C354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5]+[.C355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6]+[.C356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table:formula="of:=[.B357]+[.C357]" office:value-type="float" office:value="102.139" calcext:value-type="float">
            <text:p>102.139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58]+[.C358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59]+[.C359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60]+[.C360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61]+[.C361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62]+[.C362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63]+[.C363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100" calcext:value-type="float">
            <text:p>100</text:p>
          </table:table-cell>
          <table:table-cell office:value-type="float" office:value="2.2282" calcext:value-type="float">
            <text:p>2.2282</text:p>
          </table:table-cell>
          <table:table-cell table:formula="of:=[.B364]+[.C364]" office:value-type="float" office:value="102.2282" calcext:value-type="float">
            <text:p>102.2282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100" calcext:value-type="float">
            <text:p>100</text:p>
          </table:table-cell>
          <table:table-cell office:value-type="float" office:value="2.3173" calcext:value-type="float">
            <text:p>2.3173</text:p>
          </table:table-cell>
          <table:table-cell table:formula="of:=[.B365]+[.C365]" office:value-type="float" office:value="102.3173" calcext:value-type="float">
            <text:p>102.3173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100" calcext:value-type="float">
            <text:p>100</text:p>
          </table:table-cell>
          <table:table-cell office:value-type="float" office:value="2.4955" calcext:value-type="float">
            <text:p>2.4955</text:p>
          </table:table-cell>
          <table:table-cell table:formula="of:=[.B366]+[.C366]" office:value-type="float" office:value="102.4955" calcext:value-type="float">
            <text:p>102.4955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00" calcext:value-type="float">
            <text:p>100</text:p>
          </table:table-cell>
          <table:table-cell office:value-type="float" office:value="2.4955" calcext:value-type="float">
            <text:p>2.4955</text:p>
          </table:table-cell>
          <table:table-cell table:formula="of:=[.B367]+[.C367]" office:value-type="float" office:value="102.4955" calcext:value-type="float">
            <text:p>102.495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00" calcext:value-type="float">
            <text:p>100</text:p>
          </table:table-cell>
          <table:table-cell office:value-type="float" office:value="2.4955" calcext:value-type="float">
            <text:p>2.4955</text:p>
          </table:table-cell>
          <table:table-cell table:formula="of:=[.B368]+[.C368]" office:value-type="float" office:value="102.4955" calcext:value-type="float">
            <text:p>102.4955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00" calcext:value-type="float">
            <text:p>100</text:p>
          </table:table-cell>
          <table:table-cell office:value-type="float" office:value="2.4955" calcext:value-type="float">
            <text:p>2.4955</text:p>
          </table:table-cell>
          <table:table-cell table:formula="of:=[.B369]+[.C369]" office:value-type="float" office:value="102.4955" calcext:value-type="float">
            <text:p>102.495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00" calcext:value-type="float">
            <text:p>100</text:p>
          </table:table-cell>
          <table:table-cell office:value-type="float" office:value="2.4955" calcext:value-type="float">
            <text:p>2.4955</text:p>
          </table:table-cell>
          <table:table-cell table:formula="of:=[.B370]+[.C370]" office:value-type="float" office:value="102.4955" calcext:value-type="float">
            <text:p>102.4955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00" calcext:value-type="float">
            <text:p>100</text:p>
          </table:table-cell>
          <table:table-cell office:value-type="float" office:value="2.5847" calcext:value-type="float">
            <text:p>2.5847</text:p>
          </table:table-cell>
          <table:table-cell table:formula="of:=[.B371]+[.C371]" office:value-type="float" office:value="102.5847" calcext:value-type="float">
            <text:p>102.584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00" calcext:value-type="float">
            <text:p>100</text:p>
          </table:table-cell>
          <table:table-cell office:value-type="float" office:value="2.5847" calcext:value-type="float">
            <text:p>2.5847</text:p>
          </table:table-cell>
          <table:table-cell table:formula="of:=[.B372]+[.C372]" office:value-type="float" office:value="102.5847" calcext:value-type="float">
            <text:p>102.584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00" calcext:value-type="float">
            <text:p>100</text:p>
          </table:table-cell>
          <table:table-cell office:value-type="float" office:value="2.6738" calcext:value-type="float">
            <text:p>2.6738</text:p>
          </table:table-cell>
          <table:table-cell table:formula="of:=[.B373]+[.C373]" office:value-type="float" office:value="102.6738" calcext:value-type="float">
            <text:p>102.6738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00" calcext:value-type="float">
            <text:p>100</text:p>
          </table:table-cell>
          <table:table-cell office:value-type="float" office:value="2.852" calcext:value-type="float">
            <text:p>2.852</text:p>
          </table:table-cell>
          <table:table-cell table:formula="of:=[.B374]+[.C374]" office:value-type="float" office:value="102.852" calcext:value-type="float">
            <text:p>102.852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00" calcext:value-type="float">
            <text:p>100</text:p>
          </table:table-cell>
          <table:table-cell office:value-type="float" office:value="2.852" calcext:value-type="float">
            <text:p>2.852</text:p>
          </table:table-cell>
          <table:table-cell table:formula="of:=[.B375]+[.C375]" office:value-type="float" office:value="102.852" calcext:value-type="float">
            <text:p>102.85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00" calcext:value-type="float">
            <text:p>100</text:p>
          </table:table-cell>
          <table:table-cell office:value-type="float" office:value="2.9412" calcext:value-type="float">
            <text:p>2.9412</text:p>
          </table:table-cell>
          <table:table-cell table:formula="of:=[.B376]+[.C376]" office:value-type="float" office:value="102.9412" calcext:value-type="float">
            <text:p>102.94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00" calcext:value-type="float">
            <text:p>100</text:p>
          </table:table-cell>
          <table:table-cell office:value-type="float" office:value="3.0303" calcext:value-type="float">
            <text:p>3.0303</text:p>
          </table:table-cell>
          <table:table-cell table:formula="of:=[.B377]+[.C377]" office:value-type="float" office:value="103.0303" calcext:value-type="float">
            <text:p>103.030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00" calcext:value-type="float">
            <text:p>100</text:p>
          </table:table-cell>
          <table:table-cell office:value-type="float" office:value="3.2086" calcext:value-type="float">
            <text:p>3.2086</text:p>
          </table:table-cell>
          <table:table-cell table:formula="of:=[.B378]+[.C378]" office:value-type="float" office:value="103.2086" calcext:value-type="float">
            <text:p>103.2086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00" calcext:value-type="float">
            <text:p>100</text:p>
          </table:table-cell>
          <table:table-cell office:value-type="float" office:value="3.2977" calcext:value-type="float">
            <text:p>3.2977</text:p>
          </table:table-cell>
          <table:table-cell table:formula="of:=[.B379]+[.C379]" office:value-type="float" office:value="103.2977" calcext:value-type="float">
            <text:p>103.2977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00" calcext:value-type="float">
            <text:p>100</text:p>
          </table:table-cell>
          <table:table-cell office:value-type="float" office:value="3.2977" calcext:value-type="float">
            <text:p>3.2977</text:p>
          </table:table-cell>
          <table:table-cell table:formula="of:=[.B380]+[.C380]" office:value-type="float" office:value="103.2977" calcext:value-type="float">
            <text:p>103.2977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00" calcext:value-type="float">
            <text:p>100</text:p>
          </table:table-cell>
          <table:table-cell office:value-type="float" office:value="3.2977" calcext:value-type="float">
            <text:p>3.2977</text:p>
          </table:table-cell>
          <table:table-cell table:formula="of:=[.B381]+[.C381]" office:value-type="float" office:value="103.2977" calcext:value-type="float">
            <text:p>103.297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0" calcext:value-type="float">
            <text:p>100</text:p>
          </table:table-cell>
          <table:table-cell office:value-type="float" office:value="3.2977" calcext:value-type="float">
            <text:p>3.2977</text:p>
          </table:table-cell>
          <table:table-cell table:formula="of:=[.B382]+[.C382]" office:value-type="float" office:value="103.2977" calcext:value-type="float">
            <text:p>103.2977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00" calcext:value-type="float">
            <text:p>100</text:p>
          </table:table-cell>
          <table:table-cell office:value-type="float" office:value="3.4759" calcext:value-type="float">
            <text:p>3.4759</text:p>
          </table:table-cell>
          <table:table-cell table:formula="of:=[.B383]+[.C383]" office:value-type="float" office:value="103.4759" calcext:value-type="float">
            <text:p>103.475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00" calcext:value-type="float">
            <text:p>100</text:p>
          </table:table-cell>
          <table:table-cell office:value-type="float" office:value="3.5651" calcext:value-type="float">
            <text:p>3.5651</text:p>
          </table:table-cell>
          <table:table-cell table:formula="of:=[.B384]+[.C384]" office:value-type="float" office:value="103.5651" calcext:value-type="float">
            <text:p>103.5651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00" calcext:value-type="float">
            <text:p>100</text:p>
          </table:table-cell>
          <table:table-cell office:value-type="float" office:value="3.7433" calcext:value-type="float">
            <text:p>3.7433</text:p>
          </table:table-cell>
          <table:table-cell table:formula="of:=[.B385]+[.C385]" office:value-type="float" office:value="103.7433" calcext:value-type="float">
            <text:p>103.7433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00" calcext:value-type="float">
            <text:p>100</text:p>
          </table:table-cell>
          <table:table-cell office:value-type="float" office:value="3.7433" calcext:value-type="float">
            <text:p>3.7433</text:p>
          </table:table-cell>
          <table:table-cell table:formula="of:=[.B386]+[.C386]" office:value-type="float" office:value="103.7433" calcext:value-type="float">
            <text:p>103.7433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00" calcext:value-type="float">
            <text:p>100</text:p>
          </table:table-cell>
          <table:table-cell office:value-type="float" office:value="3.7433" calcext:value-type="float">
            <text:p>3.7433</text:p>
          </table:table-cell>
          <table:table-cell table:formula="of:=[.B387]+[.C387]" office:value-type="float" office:value="103.7433" calcext:value-type="float">
            <text:p>103.743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100" calcext:value-type="float">
            <text:p>100</text:p>
          </table:table-cell>
          <table:table-cell office:value-type="float" office:value="3.8324" calcext:value-type="float">
            <text:p>3.8324</text:p>
          </table:table-cell>
          <table:table-cell table:formula="of:=[.B388]+[.C388]" office:value-type="float" office:value="103.8324" calcext:value-type="float">
            <text:p>103.832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00" calcext:value-type="float">
            <text:p>100</text:p>
          </table:table-cell>
          <table:table-cell office:value-type="float" office:value="3.8324" calcext:value-type="float">
            <text:p>3.8324</text:p>
          </table:table-cell>
          <table:table-cell table:formula="of:=[.B389]+[.C389]" office:value-type="float" office:value="103.8324" calcext:value-type="float">
            <text:p>103.832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100" calcext:value-type="float">
            <text:p>100</text:p>
          </table:table-cell>
          <table:table-cell office:value-type="float" office:value="4.0107" calcext:value-type="float">
            <text:p>4.0107</text:p>
          </table:table-cell>
          <table:table-cell table:formula="of:=[.B390]+[.C390]" office:value-type="float" office:value="104.0107" calcext:value-type="float">
            <text:p>104.010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100" calcext:value-type="float">
            <text:p>100</text:p>
          </table:table-cell>
          <table:table-cell office:value-type="float" office:value="4.1889" calcext:value-type="float">
            <text:p>4.1889</text:p>
          </table:table-cell>
          <table:table-cell table:formula="of:=[.B391]+[.C391]" office:value-type="float" office:value="104.1889" calcext:value-type="float">
            <text:p>104.188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00" calcext:value-type="float">
            <text:p>100</text:p>
          </table:table-cell>
          <table:table-cell office:value-type="float" office:value="4.1889" calcext:value-type="float">
            <text:p>4.1889</text:p>
          </table:table-cell>
          <table:table-cell table:formula="of:=[.B392]+[.C392]" office:value-type="float" office:value="104.1889" calcext:value-type="float">
            <text:p>104.188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00" calcext:value-type="float">
            <text:p>100</text:p>
          </table:table-cell>
          <table:table-cell office:value-type="float" office:value="4.2781" calcext:value-type="float">
            <text:p>4.2781</text:p>
          </table:table-cell>
          <table:table-cell table:formula="of:=[.B393]+[.C393]" office:value-type="float" office:value="104.2781" calcext:value-type="float">
            <text:p>104.278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00" calcext:value-type="float">
            <text:p>100</text:p>
          </table:table-cell>
          <table:table-cell office:value-type="float" office:value="4.2781" calcext:value-type="float">
            <text:p>4.2781</text:p>
          </table:table-cell>
          <table:table-cell table:formula="of:=[.B394]+[.C394]" office:value-type="float" office:value="104.2781" calcext:value-type="float">
            <text:p>104.278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00" calcext:value-type="float">
            <text:p>100</text:p>
          </table:table-cell>
          <table:table-cell office:value-type="float" office:value="4.3672" calcext:value-type="float">
            <text:p>4.3672</text:p>
          </table:table-cell>
          <table:table-cell table:formula="of:=[.B395]+[.C395]" office:value-type="float" office:value="104.3672" calcext:value-type="float">
            <text:p>104.367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00" calcext:value-type="float">
            <text:p>100</text:p>
          </table:table-cell>
          <table:table-cell office:value-type="float" office:value="4.4563" calcext:value-type="float">
            <text:p>4.4563</text:p>
          </table:table-cell>
          <table:table-cell table:formula="of:=[.B396]+[.C396]" office:value-type="float" office:value="104.4563" calcext:value-type="float">
            <text:p>104.456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00" calcext:value-type="float">
            <text:p>100</text:p>
          </table:table-cell>
          <table:table-cell office:value-type="float" office:value="4.7237" calcext:value-type="float">
            <text:p>4.7237</text:p>
          </table:table-cell>
          <table:table-cell table:formula="of:=[.B397]+[.C397]" office:value-type="float" office:value="104.7237" calcext:value-type="float">
            <text:p>104.723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00" calcext:value-type="float">
            <text:p>100</text:p>
          </table:table-cell>
          <table:table-cell office:value-type="float" office:value="4.9911" calcext:value-type="float">
            <text:p>4.9911</text:p>
          </table:table-cell>
          <table:table-cell table:formula="of:=[.B398]+[.C398]" office:value-type="float" office:value="104.9911" calcext:value-type="float">
            <text:p>104.991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00" calcext:value-type="float">
            <text:p>100</text:p>
          </table:table-cell>
          <table:table-cell office:value-type="float" office:value="5.0802" calcext:value-type="float">
            <text:p>5.0802</text:p>
          </table:table-cell>
          <table:table-cell table:formula="of:=[.B399]+[.C399]" office:value-type="float" office:value="105.0802" calcext:value-type="float">
            <text:p>105.0802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00" calcext:value-type="float">
            <text:p>100</text:p>
          </table:table-cell>
          <table:table-cell office:value-type="float" office:value="5.2585" calcext:value-type="float">
            <text:p>5.2585</text:p>
          </table:table-cell>
          <table:table-cell table:formula="of:=[.B400]+[.C400]" office:value-type="float" office:value="105.2585" calcext:value-type="float">
            <text:p>105.2585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00" calcext:value-type="float">
            <text:p>100</text:p>
          </table:table-cell>
          <table:table-cell office:value-type="float" office:value="5.3476" calcext:value-type="float">
            <text:p>5.3476</text:p>
          </table:table-cell>
          <table:table-cell table:formula="of:=[.B401]+[.C401]" office:value-type="float" office:value="105.3476" calcext:value-type="float">
            <text:p>105.34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5.5258" calcext:value-type="float">
            <text:p>5.5258</text:p>
          </table:table-cell>
          <table:table-cell table:formula="of:=[.B402]+[.C402]" office:value-type="float" office:value="105.5258" calcext:value-type="float">
            <text:p>105.5258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00" calcext:value-type="float">
            <text:p>100</text:p>
          </table:table-cell>
          <table:table-cell office:value-type="float" office:value="5.615" calcext:value-type="float">
            <text:p>5.615</text:p>
          </table:table-cell>
          <table:table-cell table:formula="of:=[.B403]+[.C403]" office:value-type="float" office:value="105.615" calcext:value-type="float">
            <text:p>105.61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00" calcext:value-type="float">
            <text:p>100</text:p>
          </table:table-cell>
          <table:table-cell office:value-type="float" office:value="5.7041" calcext:value-type="float">
            <text:p>5.7041</text:p>
          </table:table-cell>
          <table:table-cell table:formula="of:=[.B404]+[.C404]" office:value-type="float" office:value="105.7041" calcext:value-type="float">
            <text:p>105.7041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00" calcext:value-type="float">
            <text:p>100</text:p>
          </table:table-cell>
          <table:table-cell office:value-type="float" office:value="5.7932" calcext:value-type="float">
            <text:p>5.7932</text:p>
          </table:table-cell>
          <table:table-cell table:formula="of:=[.B405]+[.C405]" office:value-type="float" office:value="105.7932" calcext:value-type="float">
            <text:p>105.793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100" calcext:value-type="float">
            <text:p>100</text:p>
          </table:table-cell>
          <table:table-cell office:value-type="float" office:value="5.8824" calcext:value-type="float">
            <text:p>5.8824</text:p>
          </table:table-cell>
          <table:table-cell table:formula="of:=[.B406]+[.C406]" office:value-type="float" office:value="105.8824" calcext:value-type="float">
            <text:p>105.882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00" calcext:value-type="float">
            <text:p>100</text:p>
          </table:table-cell>
          <table:table-cell office:value-type="float" office:value="6.328" calcext:value-type="float">
            <text:p>6.328</text:p>
          </table:table-cell>
          <table:table-cell table:formula="of:=[.B407]+[.C407]" office:value-type="float" office:value="106.328" calcext:value-type="float">
            <text:p>106.32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100" calcext:value-type="float">
            <text:p>100</text:p>
          </table:table-cell>
          <table:table-cell office:value-type="float" office:value="6.6845" calcext:value-type="float">
            <text:p>6.6845</text:p>
          </table:table-cell>
          <table:table-cell table:formula="of:=[.B408]+[.C408]" office:value-type="float" office:value="106.6845" calcext:value-type="float">
            <text:p>106.6845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00" calcext:value-type="float">
            <text:p>100</text:p>
          </table:table-cell>
          <table:table-cell office:value-type="float" office:value="7.1301" calcext:value-type="float">
            <text:p>7.1301</text:p>
          </table:table-cell>
          <table:table-cell table:formula="of:=[.B409]+[.C409]" office:value-type="float" office:value="107.1301" calcext:value-type="float">
            <text:p>107.13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00" calcext:value-type="float">
            <text:p>100</text:p>
          </table:table-cell>
          <table:table-cell office:value-type="float" office:value="7.2193" calcext:value-type="float">
            <text:p>7.2193</text:p>
          </table:table-cell>
          <table:table-cell table:formula="of:=[.B410]+[.C410]" office:value-type="float" office:value="107.2193" calcext:value-type="float">
            <text:p>107.2193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100" calcext:value-type="float">
            <text:p>100</text:p>
          </table:table-cell>
          <table:table-cell office:value-type="float" office:value="7.3084" calcext:value-type="float">
            <text:p>7.3084</text:p>
          </table:table-cell>
          <table:table-cell table:formula="of:=[.B411]+[.C411]" office:value-type="float" office:value="107.3084" calcext:value-type="float">
            <text:p>107.308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00" calcext:value-type="float">
            <text:p>100</text:p>
          </table:table-cell>
          <table:table-cell office:value-type="float" office:value="7.5758" calcext:value-type="float">
            <text:p>7.5758</text:p>
          </table:table-cell>
          <table:table-cell table:formula="of:=[.B412]+[.C412]" office:value-type="float" office:value="107.5758" calcext:value-type="float">
            <text:p>107.5758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100" calcext:value-type="float">
            <text:p>100</text:p>
          </table:table-cell>
          <table:table-cell office:value-type="float" office:value="7.754" calcext:value-type="float">
            <text:p>7.754</text:p>
          </table:table-cell>
          <table:table-cell table:formula="of:=[.B413]+[.C413]" office:value-type="float" office:value="107.754" calcext:value-type="float">
            <text:p>107.75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100" calcext:value-type="float">
            <text:p>100</text:p>
          </table:table-cell>
          <table:table-cell office:value-type="float" office:value="8.1105" calcext:value-type="float">
            <text:p>8.1105</text:p>
          </table:table-cell>
          <table:table-cell table:formula="of:=[.B414]+[.C414]" office:value-type="float" office:value="108.1105" calcext:value-type="float">
            <text:p>108.1105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100" calcext:value-type="float">
            <text:p>100</text:p>
          </table:table-cell>
          <table:table-cell office:value-type="float" office:value="8.3779" calcext:value-type="float">
            <text:p>8.3779</text:p>
          </table:table-cell>
          <table:table-cell table:formula="of:=[.B415]+[.C415]" office:value-type="float" office:value="108.3779" calcext:value-type="float">
            <text:p>108.3779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00" calcext:value-type="float">
            <text:p>100</text:p>
          </table:table-cell>
          <table:table-cell office:value-type="float" office:value="8.5561" calcext:value-type="float">
            <text:p>8.5561</text:p>
          </table:table-cell>
          <table:table-cell table:formula="of:=[.B416]+[.C416]" office:value-type="float" office:value="108.5561" calcext:value-type="float">
            <text:p>108.556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00" calcext:value-type="float">
            <text:p>100</text:p>
          </table:table-cell>
          <table:table-cell office:value-type="float" office:value="8.6453" calcext:value-type="float">
            <text:p>8.6453</text:p>
          </table:table-cell>
          <table:table-cell table:formula="of:=[.B417]+[.C417]" office:value-type="float" office:value="108.6453" calcext:value-type="float">
            <text:p>108.645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100" calcext:value-type="float">
            <text:p>100</text:p>
          </table:table-cell>
          <table:table-cell office:value-type="float" office:value="9.0018" calcext:value-type="float">
            <text:p>9.0018</text:p>
          </table:table-cell>
          <table:table-cell table:formula="of:=[.B418]+[.C418]" office:value-type="float" office:value="109.0018" calcext:value-type="float">
            <text:p>109.0018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100" calcext:value-type="float">
            <text:p>100</text:p>
          </table:table-cell>
          <table:table-cell office:value-type="float" office:value="9.2692" calcext:value-type="float">
            <text:p>9.2692</text:p>
          </table:table-cell>
          <table:table-cell table:formula="of:=[.B419]+[.C419]" office:value-type="float" office:value="109.2692" calcext:value-type="float">
            <text:p>109.2692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00" calcext:value-type="float">
            <text:p>100</text:p>
          </table:table-cell>
          <table:table-cell office:value-type="float" office:value="9.5365" calcext:value-type="float">
            <text:p>9.5365</text:p>
          </table:table-cell>
          <table:table-cell table:formula="of:=[.B420]+[.C420]" office:value-type="float" office:value="109.5365" calcext:value-type="float">
            <text:p>109.5365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100" calcext:value-type="float">
            <text:p>100</text:p>
          </table:table-cell>
          <table:table-cell office:value-type="float" office:value="9.893" calcext:value-type="float">
            <text:p>9.893</text:p>
          </table:table-cell>
          <table:table-cell table:formula="of:=[.B421]+[.C421]" office:value-type="float" office:value="109.893" calcext:value-type="float">
            <text:p>109.8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10.2496" calcext:value-type="float">
            <text:p>10.2496</text:p>
          </table:table-cell>
          <table:table-cell table:formula="of:=[.B422]+[.C422]" office:value-type="float" office:value="110.2496" calcext:value-type="float">
            <text:p>110.2496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00" calcext:value-type="float">
            <text:p>100</text:p>
          </table:table-cell>
          <table:table-cell office:value-type="float" office:value="10.7843" calcext:value-type="float">
            <text:p>10.7843</text:p>
          </table:table-cell>
          <table:table-cell table:formula="of:=[.B423]+[.C423]" office:value-type="float" office:value="110.7843" calcext:value-type="float">
            <text:p>110.7843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00" calcext:value-type="float">
            <text:p>100</text:p>
          </table:table-cell>
          <table:table-cell office:value-type="float" office:value="11.2299" calcext:value-type="float">
            <text:p>11.2299</text:p>
          </table:table-cell>
          <table:table-cell table:formula="of:=[.B424]+[.C424]" office:value-type="float" office:value="111.2299" calcext:value-type="float">
            <text:p>111.2299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00" calcext:value-type="float">
            <text:p>100</text:p>
          </table:table-cell>
          <table:table-cell office:value-type="float" office:value="11.3191" calcext:value-type="float">
            <text:p>11.3191</text:p>
          </table:table-cell>
          <table:table-cell table:formula="of:=[.B425]+[.C425]" office:value-type="float" office:value="111.3191" calcext:value-type="float">
            <text:p>111.3191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00" calcext:value-type="float">
            <text:p>100</text:p>
          </table:table-cell>
          <table:table-cell office:value-type="float" office:value="11.7647" calcext:value-type="float">
            <text:p>11.7647</text:p>
          </table:table-cell>
          <table:table-cell table:formula="of:=[.B426]+[.C426]" office:value-type="float" office:value="111.7647" calcext:value-type="float">
            <text:p>111.764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00" calcext:value-type="float">
            <text:p>100</text:p>
          </table:table-cell>
          <table:table-cell office:value-type="float" office:value="12.3886" calcext:value-type="float">
            <text:p>12.3886</text:p>
          </table:table-cell>
          <table:table-cell table:formula="of:=[.B427]+[.C427]" office:value-type="float" office:value="112.3886" calcext:value-type="float">
            <text:p>112.3886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00" calcext:value-type="float">
            <text:p>100</text:p>
          </table:table-cell>
          <table:table-cell office:value-type="float" office:value="13.0125" calcext:value-type="float">
            <text:p>13.0125</text:p>
          </table:table-cell>
          <table:table-cell table:formula="of:=[.B428]+[.C428]" office:value-type="float" office:value="113.0125" calcext:value-type="float">
            <text:p>113.0125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00" calcext:value-type="float">
            <text:p>100</text:p>
          </table:table-cell>
          <table:table-cell office:value-type="float" office:value="13.4581" calcext:value-type="float">
            <text:p>13.4581</text:p>
          </table:table-cell>
          <table:table-cell table:formula="of:=[.B429]+[.C429]" office:value-type="float" office:value="113.4581" calcext:value-type="float">
            <text:p>113.4581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100" calcext:value-type="float">
            <text:p>100</text:p>
          </table:table-cell>
          <table:table-cell office:value-type="float" office:value="13.9037" calcext:value-type="float">
            <text:p>13.9037</text:p>
          </table:table-cell>
          <table:table-cell table:formula="of:=[.B430]+[.C430]" office:value-type="float" office:value="113.9037" calcext:value-type="float">
            <text:p>113.9037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00" calcext:value-type="float">
            <text:p>100</text:p>
          </table:table-cell>
          <table:table-cell office:value-type="float" office:value="14.9733" calcext:value-type="float">
            <text:p>14.9733</text:p>
          </table:table-cell>
          <table:table-cell table:formula="of:=[.B431]+[.C431]" office:value-type="float" office:value="114.9733" calcext:value-type="float">
            <text:p>114.973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00" calcext:value-type="float">
            <text:p>100</text:p>
          </table:table-cell>
          <table:table-cell office:value-type="float" office:value="15.2406" calcext:value-type="float">
            <text:p>15.2406</text:p>
          </table:table-cell>
          <table:table-cell table:formula="of:=[.B432]+[.C432]" office:value-type="float" office:value="115.2406" calcext:value-type="float">
            <text:p>115.2406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00" calcext:value-type="float">
            <text:p>100</text:p>
          </table:table-cell>
          <table:table-cell office:value-type="float" office:value="15.6863" calcext:value-type="float">
            <text:p>15.6863</text:p>
          </table:table-cell>
          <table:table-cell table:formula="of:=[.B433]+[.C433]" office:value-type="float" office:value="115.6863" calcext:value-type="float">
            <text:p>115.6863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00" calcext:value-type="float">
            <text:p>100</text:p>
          </table:table-cell>
          <table:table-cell office:value-type="float" office:value="16.5775" calcext:value-type="float">
            <text:p>16.5775</text:p>
          </table:table-cell>
          <table:table-cell table:formula="of:=[.B434]+[.C434]" office:value-type="float" office:value="116.5775" calcext:value-type="float">
            <text:p>116.5775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100" calcext:value-type="float">
            <text:p>100</text:p>
          </table:table-cell>
          <table:table-cell office:value-type="float" office:value="17.5579" calcext:value-type="float">
            <text:p>17.5579</text:p>
          </table:table-cell>
          <table:table-cell table:formula="of:=[.B435]+[.C435]" office:value-type="float" office:value="117.5579" calcext:value-type="float">
            <text:p>117.5579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table:formula="of:=[.B436]+[.C436]" office:value-type="float" office:value="117.9144" calcext:value-type="float">
            <text:p>117.914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00" calcext:value-type="float">
            <text:p>100</text:p>
          </table:table-cell>
          <table:table-cell office:value-type="float" office:value="18.1818" calcext:value-type="float">
            <text:p>18.1818</text:p>
          </table:table-cell>
          <table:table-cell table:formula="of:=[.B437]+[.C437]" office:value-type="float" office:value="118.1818" calcext:value-type="float">
            <text:p>118.1818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100" calcext:value-type="float">
            <text:p>100</text:p>
          </table:table-cell>
          <table:table-cell office:value-type="float" office:value="18.8948" calcext:value-type="float">
            <text:p>18.8948</text:p>
          </table:table-cell>
          <table:table-cell table:formula="of:=[.B438]+[.C438]" office:value-type="float" office:value="118.8948" calcext:value-type="float">
            <text:p>118.8948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100" calcext:value-type="float">
            <text:p>100</text:p>
          </table:table-cell>
          <table:table-cell office:value-type="float" office:value="19.697" calcext:value-type="float">
            <text:p>19.697</text:p>
          </table:table-cell>
          <table:table-cell table:formula="of:=[.B439]+[.C439]" office:value-type="float" office:value="119.697" calcext:value-type="float">
            <text:p>119.69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00" calcext:value-type="float">
            <text:p>100</text:p>
          </table:table-cell>
          <table:table-cell office:value-type="float" office:value="20.1426" calcext:value-type="float">
            <text:p>20.1426</text:p>
          </table:table-cell>
          <table:table-cell table:formula="of:=[.B440]+[.C440]" office:value-type="float" office:value="120.1426" calcext:value-type="float">
            <text:p>120.1426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100" calcext:value-type="float">
            <text:p>100</text:p>
          </table:table-cell>
          <table:table-cell office:value-type="float" office:value="20.8556" calcext:value-type="float">
            <text:p>20.8556</text:p>
          </table:table-cell>
          <table:table-cell table:formula="of:=[.B441]+[.C441]" office:value-type="float" office:value="120.8556" calcext:value-type="float">
            <text:p>120.855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21.9251" calcext:value-type="float">
            <text:p>21.9251</text:p>
          </table:table-cell>
          <table:table-cell table:formula="of:=[.B442]+[.C442]" office:value-type="float" office:value="121.9251" calcext:value-type="float">
            <text:p>121.9251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100" calcext:value-type="float">
            <text:p>100</text:p>
          </table:table-cell>
          <table:table-cell office:value-type="float" office:value="22.549" calcext:value-type="float">
            <text:p>22.549</text:p>
          </table:table-cell>
          <table:table-cell table:formula="of:=[.B443]+[.C443]" office:value-type="float" office:value="122.549" calcext:value-type="float">
            <text:p>122.549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100" calcext:value-type="float">
            <text:p>100</text:p>
          </table:table-cell>
          <table:table-cell office:value-type="float" office:value="22.9055" calcext:value-type="float">
            <text:p>22.9055</text:p>
          </table:table-cell>
          <table:table-cell table:formula="of:=[.B444]+[.C444]" office:value-type="float" office:value="122.9055" calcext:value-type="float">
            <text:p>122.905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00" calcext:value-type="float">
            <text:p>100</text:p>
          </table:table-cell>
          <table:table-cell office:value-type="float" office:value="23.1729" calcext:value-type="float">
            <text:p>23.1729</text:p>
          </table:table-cell>
          <table:table-cell table:formula="of:=[.B445]+[.C445]" office:value-type="float" office:value="123.1729" calcext:value-type="float">
            <text:p>123.1729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00" calcext:value-type="float">
            <text:p>100</text:p>
          </table:table-cell>
          <table:table-cell office:value-type="float" office:value="23.8859" calcext:value-type="float">
            <text:p>23.8859</text:p>
          </table:table-cell>
          <table:table-cell table:formula="of:=[.B446]+[.C446]" office:value-type="float" office:value="123.8859" calcext:value-type="float">
            <text:p>123.8859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00" calcext:value-type="float">
            <text:p>100</text:p>
          </table:table-cell>
          <table:table-cell office:value-type="float" office:value="24.5989" calcext:value-type="float">
            <text:p>24.5989</text:p>
          </table:table-cell>
          <table:table-cell table:formula="of:=[.B447]+[.C447]" office:value-type="float" office:value="124.5989" calcext:value-type="float">
            <text:p>124.5989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100" calcext:value-type="float">
            <text:p>100</text:p>
          </table:table-cell>
          <table:table-cell office:value-type="float" office:value="24.9554" calcext:value-type="float">
            <text:p>24.9554</text:p>
          </table:table-cell>
          <table:table-cell table:formula="of:=[.B448]+[.C448]" office:value-type="float" office:value="124.9554" calcext:value-type="float">
            <text:p>124.955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100" calcext:value-type="float">
            <text:p>100</text:p>
          </table:table-cell>
          <table:table-cell office:value-type="float" office:value="26.1141" calcext:value-type="float">
            <text:p>26.1141</text:p>
          </table:table-cell>
          <table:table-cell table:formula="of:=[.B449]+[.C449]" office:value-type="float" office:value="126.1141" calcext:value-type="float">
            <text:p>126.1141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100" calcext:value-type="float">
            <text:p>100</text:p>
          </table:table-cell>
          <table:table-cell office:value-type="float" office:value="26.4706" calcext:value-type="float">
            <text:p>26.4706</text:p>
          </table:table-cell>
          <table:table-cell table:formula="of:=[.B450]+[.C450]" office:value-type="float" office:value="126.4706" calcext:value-type="float">
            <text:p>126.4706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100" calcext:value-type="float">
            <text:p>100</text:p>
          </table:table-cell>
          <table:table-cell office:value-type="float" office:value="26.8271" calcext:value-type="float">
            <text:p>26.8271</text:p>
          </table:table-cell>
          <table:table-cell table:formula="of:=[.B451]+[.C451]" office:value-type="float" office:value="126.8271" calcext:value-type="float">
            <text:p>126.827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0" calcext:value-type="float">
            <text:p>100</text:p>
          </table:table-cell>
          <table:table-cell office:value-type="float" office:value="27.0053" calcext:value-type="float">
            <text:p>27.0053</text:p>
          </table:table-cell>
          <table:table-cell table:formula="of:=[.B452]+[.C452]" office:value-type="float" office:value="127.0053" calcext:value-type="float">
            <text:p>127.0053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100" calcext:value-type="float">
            <text:p>100</text:p>
          </table:table-cell>
          <table:table-cell office:value-type="float" office:value="27.0945" calcext:value-type="float">
            <text:p>27.0945</text:p>
          </table:table-cell>
          <table:table-cell table:formula="of:=[.B453]+[.C453]" office:value-type="float" office:value="127.0945" calcext:value-type="float">
            <text:p>127.094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00" calcext:value-type="float">
            <text:p>100</text:p>
          </table:table-cell>
          <table:table-cell office:value-type="float" office:value="27.6292" calcext:value-type="float">
            <text:p>27.6292</text:p>
          </table:table-cell>
          <table:table-cell table:formula="of:=[.B454]+[.C454]" office:value-type="float" office:value="127.6292" calcext:value-type="float">
            <text:p>127.6292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100" calcext:value-type="float">
            <text:p>100</text:p>
          </table:table-cell>
          <table:table-cell office:value-type="float" office:value="28.164" calcext:value-type="float">
            <text:p>28.164</text:p>
          </table:table-cell>
          <table:table-cell table:formula="of:=[.B455]+[.C455]" office:value-type="float" office:value="128.164" calcext:value-type="float">
            <text:p>128.16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00" calcext:value-type="float">
            <text:p>100</text:p>
          </table:table-cell>
          <table:table-cell office:value-type="float" office:value="28.5205" calcext:value-type="float">
            <text:p>28.5205</text:p>
          </table:table-cell>
          <table:table-cell table:formula="of:=[.B456]+[.C456]" office:value-type="float" office:value="128.5205" calcext:value-type="float">
            <text:p>128.520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00" calcext:value-type="float">
            <text:p>100</text:p>
          </table:table-cell>
          <table:table-cell office:value-type="float" office:value="28.6096" calcext:value-type="float">
            <text:p>28.6096</text:p>
          </table:table-cell>
          <table:table-cell table:formula="of:=[.B457]+[.C457]" office:value-type="float" office:value="128.6096" calcext:value-type="float">
            <text:p>128.6096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99.88" calcext:value-type="float">
            <text:p>99.88</text:p>
          </table:table-cell>
          <table:table-cell office:value-type="float" office:value="28.877" calcext:value-type="float">
            <text:p>28.877</text:p>
          </table:table-cell>
          <table:table-cell table:formula="of:=[.B458]+[.C458]" office:value-type="float" office:value="128.757" calcext:value-type="float">
            <text:p>128.75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99.88" calcext:value-type="float">
            <text:p>99.88</text:p>
          </table:table-cell>
          <table:table-cell office:value-type="float" office:value="29.2335" calcext:value-type="float">
            <text:p>29.2335</text:p>
          </table:table-cell>
          <table:table-cell table:formula="of:=[.B459]+[.C459]" office:value-type="float" office:value="129.1135" calcext:value-type="float">
            <text:p>129.1135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99.7599" calcext:value-type="float">
            <text:p>99.7599</text:p>
          </table:table-cell>
          <table:table-cell office:value-type="float" office:value="29.4118" calcext:value-type="float">
            <text:p>29.4118</text:p>
          </table:table-cell>
          <table:table-cell table:formula="of:=[.B460]+[.C460]" office:value-type="float" office:value="129.1717" calcext:value-type="float">
            <text:p>129.171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99.7599" calcext:value-type="float">
            <text:p>99.7599</text:p>
          </table:table-cell>
          <table:table-cell office:value-type="float" office:value="29.7683" calcext:value-type="float">
            <text:p>29.7683</text:p>
          </table:table-cell>
          <table:table-cell table:formula="of:=[.B461]+[.C461]" office:value-type="float" office:value="129.5282" calcext:value-type="float">
            <text:p>129.528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9.7599" calcext:value-type="float">
            <text:p>99.7599</text:p>
          </table:table-cell>
          <table:table-cell office:value-type="float" office:value="30.1248" calcext:value-type="float">
            <text:p>30.1248</text:p>
          </table:table-cell>
          <table:table-cell table:formula="of:=[.B462]+[.C462]" office:value-type="float" office:value="129.8847" calcext:value-type="float">
            <text:p>129.8847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99.7599" calcext:value-type="float">
            <text:p>99.7599</text:p>
          </table:table-cell>
          <table:table-cell office:value-type="float" office:value="30.8378" calcext:value-type="float">
            <text:p>30.8378</text:p>
          </table:table-cell>
          <table:table-cell table:formula="of:=[.B463]+[.C463]" office:value-type="float" office:value="130.5977" calcext:value-type="float">
            <text:p>130.597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1.1052" calcext:value-type="float">
            <text:p>31.1052</text:p>
          </table:table-cell>
          <table:table-cell table:formula="of:=[.B464]+[.C464]" office:value-type="float" office:value="130.7451" calcext:value-type="float">
            <text:p>130.7451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1.4617" calcext:value-type="float">
            <text:p>31.4617</text:p>
          </table:table-cell>
          <table:table-cell table:formula="of:=[.B465]+[.C465]" office:value-type="float" office:value="131.1016" calcext:value-type="float">
            <text:p>131.101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2.2638" calcext:value-type="float">
            <text:p>32.2638</text:p>
          </table:table-cell>
          <table:table-cell table:formula="of:=[.B466]+[.C466]" office:value-type="float" office:value="131.9037" calcext:value-type="float">
            <text:p>131.903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2.7986" calcext:value-type="float">
            <text:p>32.7986</text:p>
          </table:table-cell>
          <table:table-cell table:formula="of:=[.B467]+[.C467]" office:value-type="float" office:value="132.4385" calcext:value-type="float">
            <text:p>132.4385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4.1355" calcext:value-type="float">
            <text:p>34.1355</text:p>
          </table:table-cell>
          <table:table-cell table:formula="of:=[.B468]+[.C468]" office:value-type="float" office:value="133.7754" calcext:value-type="float">
            <text:p>133.775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5.0267" calcext:value-type="float">
            <text:p>35.0267</text:p>
          </table:table-cell>
          <table:table-cell table:formula="of:=[.B469]+[.C469]" office:value-type="float" office:value="134.6666" calcext:value-type="float">
            <text:p>134.6666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5.4724" calcext:value-type="float">
            <text:p>35.4724</text:p>
          </table:table-cell>
          <table:table-cell table:formula="of:=[.B470]+[.C470]" office:value-type="float" office:value="135.1123" calcext:value-type="float">
            <text:p>135.1123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6.1854" calcext:value-type="float">
            <text:p>36.1854</text:p>
          </table:table-cell>
          <table:table-cell table:formula="of:=[.B471]+[.C471]" office:value-type="float" office:value="135.8253" calcext:value-type="float">
            <text:p>135.825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6.4528" calcext:value-type="float">
            <text:p>36.4528</text:p>
          </table:table-cell>
          <table:table-cell table:formula="of:=[.B472]+[.C472]" office:value-type="float" office:value="136.0927" calcext:value-type="float">
            <text:p>136.092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7.1658" calcext:value-type="float">
            <text:p>37.1658</text:p>
          </table:table-cell>
          <table:table-cell table:formula="of:=[.B473]+[.C473]" office:value-type="float" office:value="136.8057" calcext:value-type="float">
            <text:p>136.805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7.9679" calcext:value-type="float">
            <text:p>37.9679</text:p>
          </table:table-cell>
          <table:table-cell table:formula="of:=[.B474]+[.C474]" office:value-type="float" office:value="137.6078" calcext:value-type="float">
            <text:p>137.6078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8.6809" calcext:value-type="float">
            <text:p>38.6809</text:p>
          </table:table-cell>
          <table:table-cell table:formula="of:=[.B475]+[.C475]" office:value-type="float" office:value="138.3208" calcext:value-type="float">
            <text:p>138.3208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9.2157" calcext:value-type="float">
            <text:p>39.2157</text:p>
          </table:table-cell>
          <table:table-cell table:formula="of:=[.B476]+[.C476]" office:value-type="float" office:value="138.8556" calcext:value-type="float">
            <text:p>138.855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39.9287" calcext:value-type="float">
            <text:p>39.9287</text:p>
          </table:table-cell>
          <table:table-cell table:formula="of:=[.B477]+[.C477]" office:value-type="float" office:value="139.5686" calcext:value-type="float">
            <text:p>139.5686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0.6417" calcext:value-type="float">
            <text:p>40.6417</text:p>
          </table:table-cell>
          <table:table-cell table:formula="of:=[.B478]+[.C478]" office:value-type="float" office:value="140.2816" calcext:value-type="float">
            <text:p>140.2816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1.3547" calcext:value-type="float">
            <text:p>41.3547</text:p>
          </table:table-cell>
          <table:table-cell table:formula="of:=[.B479]+[.C479]" office:value-type="float" office:value="140.9946" calcext:value-type="float">
            <text:p>140.994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1.7112" calcext:value-type="float">
            <text:p>41.7112</text:p>
          </table:table-cell>
          <table:table-cell table:formula="of:=[.B480]+[.C480]" office:value-type="float" office:value="141.3511" calcext:value-type="float">
            <text:p>141.351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2.1569" calcext:value-type="float">
            <text:p>42.1569</text:p>
          </table:table-cell>
          <table:table-cell table:formula="of:=[.B481]+[.C481]" office:value-type="float" office:value="141.7968" calcext:value-type="float">
            <text:p>141.796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2.5134" calcext:value-type="float">
            <text:p>42.5134</text:p>
          </table:table-cell>
          <table:table-cell table:formula="of:=[.B482]+[.C482]" office:value-type="float" office:value="142.1533" calcext:value-type="float">
            <text:p>142.1533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3.2264" calcext:value-type="float">
            <text:p>43.2264</text:p>
          </table:table-cell>
          <table:table-cell table:formula="of:=[.B483]+[.C483]" office:value-type="float" office:value="142.8663" calcext:value-type="float">
            <text:p>142.8663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4.2068" calcext:value-type="float">
            <text:p>44.2068</text:p>
          </table:table-cell>
          <table:table-cell table:formula="of:=[.B484]+[.C484]" office:value-type="float" office:value="143.8467" calcext:value-type="float">
            <text:p>143.846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5.0089" calcext:value-type="float">
            <text:p>45.0089</text:p>
          </table:table-cell>
          <table:table-cell table:formula="of:=[.B485]+[.C485]" office:value-type="float" office:value="144.6488" calcext:value-type="float">
            <text:p>144.648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5.4545" calcext:value-type="float">
            <text:p>45.4545</text:p>
          </table:table-cell>
          <table:table-cell table:formula="of:=[.B486]+[.C486]" office:value-type="float" office:value="145.0944" calcext:value-type="float">
            <text:p>145.094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5.8111" calcext:value-type="float">
            <text:p>45.8111</text:p>
          </table:table-cell>
          <table:table-cell table:formula="of:=[.B487]+[.C487]" office:value-type="float" office:value="145.451" calcext:value-type="float">
            <text:p>145.451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6.8806" calcext:value-type="float">
            <text:p>46.8806</text:p>
          </table:table-cell>
          <table:table-cell table:formula="of:=[.B488]+[.C488]" office:value-type="float" office:value="146.5205" calcext:value-type="float">
            <text:p>146.5205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7.2371" calcext:value-type="float">
            <text:p>47.2371</text:p>
          </table:table-cell>
          <table:table-cell table:formula="of:=[.B489]+[.C489]" office:value-type="float" office:value="146.877" calcext:value-type="float">
            <text:p>146.87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7.9501" calcext:value-type="float">
            <text:p>47.9501</text:p>
          </table:table-cell>
          <table:table-cell table:formula="of:=[.B490]+[.C490]" office:value-type="float" office:value="147.59" calcext:value-type="float">
            <text:p>147.5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8.574" calcext:value-type="float">
            <text:p>48.574</text:p>
          </table:table-cell>
          <table:table-cell table:formula="of:=[.B491]+[.C491]" office:value-type="float" office:value="148.2139" calcext:value-type="float">
            <text:p>148.213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9.0196" calcext:value-type="float">
            <text:p>49.0196</text:p>
          </table:table-cell>
          <table:table-cell table:formula="of:=[.B492]+[.C492]" office:value-type="float" office:value="148.6595" calcext:value-type="float">
            <text:p>148.6595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9.1087" calcext:value-type="float">
            <text:p>49.1087</text:p>
          </table:table-cell>
          <table:table-cell table:formula="of:=[.B493]+[.C493]" office:value-type="float" office:value="148.7486" calcext:value-type="float">
            <text:p>148.748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49.3761" calcext:value-type="float">
            <text:p>49.3761</text:p>
          </table:table-cell>
          <table:table-cell table:formula="of:=[.B494]+[.C494]" office:value-type="float" office:value="149.016" calcext:value-type="float">
            <text:p>149.01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0" calcext:value-type="float">
            <text:p>50</text:p>
          </table:table-cell>
          <table:table-cell table:formula="of:=[.B495]+[.C495]" office:value-type="float" office:value="149.6399" calcext:value-type="float">
            <text:p>149.6399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0.4456" calcext:value-type="float">
            <text:p>50.4456</text:p>
          </table:table-cell>
          <table:table-cell table:formula="of:=[.B496]+[.C496]" office:value-type="float" office:value="150.0855" calcext:value-type="float">
            <text:p>150.085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0.6239" calcext:value-type="float">
            <text:p>50.6239</text:p>
          </table:table-cell>
          <table:table-cell table:formula="of:=[.B497]+[.C497]" office:value-type="float" office:value="150.2638" calcext:value-type="float">
            <text:p>150.2638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1.0695" calcext:value-type="float">
            <text:p>51.0695</text:p>
          </table:table-cell>
          <table:table-cell table:formula="of:=[.B498]+[.C498]" office:value-type="float" office:value="150.7094" calcext:value-type="float">
            <text:p>150.709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1.6934" calcext:value-type="float">
            <text:p>51.6934</text:p>
          </table:table-cell>
          <table:table-cell table:formula="of:=[.B499]+[.C499]" office:value-type="float" office:value="151.3333" calcext:value-type="float">
            <text:p>151.333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2.3173" calcext:value-type="float">
            <text:p>52.3173</text:p>
          </table:table-cell>
          <table:table-cell table:formula="of:=[.B500]+[.C500]" office:value-type="float" office:value="151.9572" calcext:value-type="float">
            <text:p>151.9572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2.7629" calcext:value-type="float">
            <text:p>52.7629</text:p>
          </table:table-cell>
          <table:table-cell table:formula="of:=[.B501]+[.C501]" office:value-type="float" office:value="152.4028" calcext:value-type="float">
            <text:p>152.40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2.852" calcext:value-type="float">
            <text:p>52.852</text:p>
          </table:table-cell>
          <table:table-cell table:formula="of:=[.B502]+[.C502]" office:value-type="float" office:value="152.4919" calcext:value-type="float">
            <text:p>152.4919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3.1194" calcext:value-type="float">
            <text:p>53.1194</text:p>
          </table:table-cell>
          <table:table-cell table:formula="of:=[.B503]+[.C503]" office:value-type="float" office:value="152.7593" calcext:value-type="float">
            <text:p>152.7593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3.2977" calcext:value-type="float">
            <text:p>53.2977</text:p>
          </table:table-cell>
          <table:table-cell table:formula="of:=[.B504]+[.C504]" office:value-type="float" office:value="152.9376" calcext:value-type="float">
            <text:p>152.9376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3.4759" calcext:value-type="float">
            <text:p>53.4759</text:p>
          </table:table-cell>
          <table:table-cell table:formula="of:=[.B505]+[.C505]" office:value-type="float" office:value="153.1158" calcext:value-type="float">
            <text:p>153.115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4.0107" calcext:value-type="float">
            <text:p>54.0107</text:p>
          </table:table-cell>
          <table:table-cell table:formula="of:=[.B506]+[.C506]" office:value-type="float" office:value="153.6506" calcext:value-type="float">
            <text:p>153.6506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4.4563" calcext:value-type="float">
            <text:p>54.4563</text:p>
          </table:table-cell>
          <table:table-cell table:formula="of:=[.B507]+[.C507]" office:value-type="float" office:value="154.0962" calcext:value-type="float">
            <text:p>154.0962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4.8128" calcext:value-type="float">
            <text:p>54.8128</text:p>
          </table:table-cell>
          <table:table-cell table:formula="of:=[.B508]+[.C508]" office:value-type="float" office:value="154.4527" calcext:value-type="float">
            <text:p>154.452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5.2585" calcext:value-type="float">
            <text:p>55.2585</text:p>
          </table:table-cell>
          <table:table-cell table:formula="of:=[.B509]+[.C509]" office:value-type="float" office:value="154.8984" calcext:value-type="float">
            <text:p>154.898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5.4367" calcext:value-type="float">
            <text:p>55.4367</text:p>
          </table:table-cell>
          <table:table-cell table:formula="of:=[.B510]+[.C510]" office:value-type="float" office:value="155.0766" calcext:value-type="float">
            <text:p>155.0766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5.615" calcext:value-type="float">
            <text:p>55.615</text:p>
          </table:table-cell>
          <table:table-cell table:formula="of:=[.B511]+[.C511]" office:value-type="float" office:value="155.2549" calcext:value-type="float">
            <text:p>155.254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6.1497" calcext:value-type="float">
            <text:p>56.1497</text:p>
          </table:table-cell>
          <table:table-cell table:formula="of:=[.B512]+[.C512]" office:value-type="float" office:value="155.7896" calcext:value-type="float">
            <text:p>155.7896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99.6399" calcext:value-type="float">
            <text:p>99.6399</text:p>
          </table:table-cell>
          <table:table-cell office:value-type="float" office:value="56.5062" calcext:value-type="float">
            <text:p>56.5062</text:p>
          </table:table-cell>
          <table:table-cell table:formula="of:=[.B513]+[.C513]" office:value-type="float" office:value="156.1461" calcext:value-type="float">
            <text:p>156.1461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7.041" calcext:value-type="float">
            <text:p>57.041</text:p>
          </table:table-cell>
          <table:table-cell table:formula="of:=[.B514]+[.C514]" office:value-type="float" office:value="156.5608" calcext:value-type="float">
            <text:p>156.5608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7.3975" calcext:value-type="float">
            <text:p>57.3975</text:p>
          </table:table-cell>
          <table:table-cell table:formula="of:=[.B515]+[.C515]" office:value-type="float" office:value="156.9173" calcext:value-type="float">
            <text:p>156.9173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7.8431" calcext:value-type="float">
            <text:p>57.8431</text:p>
          </table:table-cell>
          <table:table-cell table:formula="of:=[.B516]+[.C516]" office:value-type="float" office:value="157.3629" calcext:value-type="float">
            <text:p>157.3629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8.0214" calcext:value-type="float">
            <text:p>58.0214</text:p>
          </table:table-cell>
          <table:table-cell table:formula="of:=[.B517]+[.C517]" office:value-type="float" office:value="157.5412" calcext:value-type="float">
            <text:p>157.541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8.5561" calcext:value-type="float">
            <text:p>58.5561</text:p>
          </table:table-cell>
          <table:table-cell table:formula="of:=[.B518]+[.C518]" office:value-type="float" office:value="158.0759" calcext:value-type="float">
            <text:p>158.0759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9.0018" calcext:value-type="float">
            <text:p>59.0018</text:p>
          </table:table-cell>
          <table:table-cell table:formula="of:=[.B519]+[.C519]" office:value-type="float" office:value="158.5216" calcext:value-type="float">
            <text:p>158.5216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99.5198" calcext:value-type="float">
            <text:p>99.5198</text:p>
          </table:table-cell>
          <table:table-cell office:value-type="float" office:value="59.6257" calcext:value-type="float">
            <text:p>59.6257</text:p>
          </table:table-cell>
          <table:table-cell table:formula="of:=[.B520]+[.C520]" office:value-type="float" office:value="159.1455" calcext:value-type="float">
            <text:p>159.1455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59.9822" calcext:value-type="float">
            <text:p>59.9822</text:p>
          </table:table-cell>
          <table:table-cell table:formula="of:=[.B521]+[.C521]" office:value-type="float" office:value="159.382" calcext:value-type="float">
            <text:p>159.38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60.2496" calcext:value-type="float">
            <text:p>60.2496</text:p>
          </table:table-cell>
          <table:table-cell table:formula="of:=[.B522]+[.C522]" office:value-type="float" office:value="159.6494" calcext:value-type="float">
            <text:p>159.649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60.8734" calcext:value-type="float">
            <text:p>60.8734</text:p>
          </table:table-cell>
          <table:table-cell table:formula="of:=[.B523]+[.C523]" office:value-type="float" office:value="160.2732" calcext:value-type="float">
            <text:p>160.2732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61.7647" calcext:value-type="float">
            <text:p>61.7647</text:p>
          </table:table-cell>
          <table:table-cell table:formula="of:=[.B524]+[.C524]" office:value-type="float" office:value="161.1645" calcext:value-type="float">
            <text:p>161.1645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62.0321" calcext:value-type="float">
            <text:p>62.0321</text:p>
          </table:table-cell>
          <table:table-cell table:formula="of:=[.B525]+[.C525]" office:value-type="float" office:value="161.4319" calcext:value-type="float">
            <text:p>161.431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99.3998" calcext:value-type="float">
            <text:p>99.3998</text:p>
          </table:table-cell>
          <table:table-cell office:value-type="float" office:value="62.3886" calcext:value-type="float">
            <text:p>62.3886</text:p>
          </table:table-cell>
          <table:table-cell table:formula="of:=[.B526]+[.C526]" office:value-type="float" office:value="161.7884" calcext:value-type="float">
            <text:p>161.788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2.7451" calcext:value-type="float">
            <text:p>62.7451</text:p>
          </table:table-cell>
          <table:table-cell table:formula="of:=[.B527]+[.C527]" office:value-type="float" office:value="162.0248" calcext:value-type="float">
            <text:p>162.0248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3.0125" calcext:value-type="float">
            <text:p>63.0125</text:p>
          </table:table-cell>
          <table:table-cell table:formula="of:=[.B528]+[.C528]" office:value-type="float" office:value="162.2922" calcext:value-type="float">
            <text:p>162.2922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3.4581" calcext:value-type="float">
            <text:p>63.4581</text:p>
          </table:table-cell>
          <table:table-cell table:formula="of:=[.B529]+[.C529]" office:value-type="float" office:value="162.7378" calcext:value-type="float">
            <text:p>162.737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3.8146" calcext:value-type="float">
            <text:p>63.8146</text:p>
          </table:table-cell>
          <table:table-cell table:formula="of:=[.B530]+[.C530]" office:value-type="float" office:value="163.0943" calcext:value-type="float">
            <text:p>163.0943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4.082" calcext:value-type="float">
            <text:p>64.082</text:p>
          </table:table-cell>
          <table:table-cell table:formula="of:=[.B531]+[.C531]" office:value-type="float" office:value="163.3617" calcext:value-type="float">
            <text:p>163.361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4.5276" calcext:value-type="float">
            <text:p>64.5276</text:p>
          </table:table-cell>
          <table:table-cell table:formula="of:=[.B532]+[.C532]" office:value-type="float" office:value="163.8073" calcext:value-type="float">
            <text:p>163.8073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4.6168" calcext:value-type="float">
            <text:p>64.6168</text:p>
          </table:table-cell>
          <table:table-cell table:formula="of:=[.B533]+[.C533]" office:value-type="float" office:value="163.8965" calcext:value-type="float">
            <text:p>163.8965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99.2797" calcext:value-type="float">
            <text:p>99.2797</text:p>
          </table:table-cell>
          <table:table-cell office:value-type="float" office:value="65.0624" calcext:value-type="float">
            <text:p>65.0624</text:p>
          </table:table-cell>
          <table:table-cell table:formula="of:=[.B534]+[.C534]" office:value-type="float" office:value="164.3421" calcext:value-type="float">
            <text:p>164.3421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99.0396" calcext:value-type="float">
            <text:p>99.0396</text:p>
          </table:table-cell>
          <table:table-cell office:value-type="float" office:value="65.4189" calcext:value-type="float">
            <text:p>65.4189</text:p>
          </table:table-cell>
          <table:table-cell table:formula="of:=[.B535]+[.C535]" office:value-type="float" office:value="164.4585" calcext:value-type="float">
            <text:p>164.458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98.9196" calcext:value-type="float">
            <text:p>98.9196</text:p>
          </table:table-cell>
          <table:table-cell office:value-type="float" office:value="66.0428" calcext:value-type="float">
            <text:p>66.0428</text:p>
          </table:table-cell>
          <table:table-cell table:formula="of:=[.B536]+[.C536]" office:value-type="float" office:value="164.9624" calcext:value-type="float">
            <text:p>164.962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98.9196" calcext:value-type="float">
            <text:p>98.9196</text:p>
          </table:table-cell>
          <table:table-cell office:value-type="float" office:value="66.3993" calcext:value-type="float">
            <text:p>66.3993</text:p>
          </table:table-cell>
          <table:table-cell table:formula="of:=[.B537]+[.C537]" office:value-type="float" office:value="165.3189" calcext:value-type="float">
            <text:p>165.318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98.7995" calcext:value-type="float">
            <text:p>98.7995</text:p>
          </table:table-cell>
          <table:table-cell office:value-type="float" office:value="66.8449" calcext:value-type="float">
            <text:p>66.8449</text:p>
          </table:table-cell>
          <table:table-cell table:formula="of:=[.B538]+[.C538]" office:value-type="float" office:value="165.6444" calcext:value-type="float">
            <text:p>165.644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98.7995" calcext:value-type="float">
            <text:p>98.7995</text:p>
          </table:table-cell>
          <table:table-cell office:value-type="float" office:value="67.4688" calcext:value-type="float">
            <text:p>67.4688</text:p>
          </table:table-cell>
          <table:table-cell table:formula="of:=[.B539]+[.C539]" office:value-type="float" office:value="166.2683" calcext:value-type="float">
            <text:p>166.268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98.6795" calcext:value-type="float">
            <text:p>98.6795</text:p>
          </table:table-cell>
          <table:table-cell office:value-type="float" office:value="67.9144" calcext:value-type="float">
            <text:p>67.9144</text:p>
          </table:table-cell>
          <table:table-cell table:formula="of:=[.B540]+[.C540]" office:value-type="float" office:value="166.5939" calcext:value-type="float">
            <text:p>166.5939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98.5594" calcext:value-type="float">
            <text:p>98.5594</text:p>
          </table:table-cell>
          <table:table-cell office:value-type="float" office:value="68.0927" calcext:value-type="float">
            <text:p>68.0927</text:p>
          </table:table-cell>
          <table:table-cell table:formula="of:=[.B541]+[.C541]" office:value-type="float" office:value="166.6521" calcext:value-type="float">
            <text:p>166.652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8.5594" calcext:value-type="float">
            <text:p>98.5594</text:p>
          </table:table-cell>
          <table:table-cell office:value-type="float" office:value="68.7166" calcext:value-type="float">
            <text:p>68.7166</text:p>
          </table:table-cell>
          <table:table-cell table:formula="of:=[.B542]+[.C542]" office:value-type="float" office:value="167.276" calcext:value-type="float">
            <text:p>167.276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98.4394" calcext:value-type="float">
            <text:p>98.4394</text:p>
          </table:table-cell>
          <table:table-cell office:value-type="float" office:value="69.2513" calcext:value-type="float">
            <text:p>69.2513</text:p>
          </table:table-cell>
          <table:table-cell table:formula="of:=[.B543]+[.C543]" office:value-type="float" office:value="167.6907" calcext:value-type="float">
            <text:p>167.6907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98.4394" calcext:value-type="float">
            <text:p>98.4394</text:p>
          </table:table-cell>
          <table:table-cell office:value-type="float" office:value="69.697" calcext:value-type="float">
            <text:p>69.697</text:p>
          </table:table-cell>
          <table:table-cell table:formula="of:=[.B544]+[.C544]" office:value-type="float" office:value="168.1364" calcext:value-type="float">
            <text:p>168.136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98.4394" calcext:value-type="float">
            <text:p>98.4394</text:p>
          </table:table-cell>
          <table:table-cell office:value-type="float" office:value="69.9643" calcext:value-type="float">
            <text:p>69.9643</text:p>
          </table:table-cell>
          <table:table-cell table:formula="of:=[.B545]+[.C545]" office:value-type="float" office:value="168.4037" calcext:value-type="float">
            <text:p>168.4037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98.3193" calcext:value-type="float">
            <text:p>98.3193</text:p>
          </table:table-cell>
          <table:table-cell office:value-type="float" office:value="70.2317" calcext:value-type="float">
            <text:p>70.2317</text:p>
          </table:table-cell>
          <table:table-cell table:formula="of:=[.B546]+[.C546]" office:value-type="float" office:value="168.551" calcext:value-type="float">
            <text:p>168.551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98.0792" calcext:value-type="float">
            <text:p>98.0792</text:p>
          </table:table-cell>
          <table:table-cell office:value-type="float" office:value="70.5882" calcext:value-type="float">
            <text:p>70.5882</text:p>
          </table:table-cell>
          <table:table-cell table:formula="of:=[.B547]+[.C547]" office:value-type="float" office:value="168.6674" calcext:value-type="float">
            <text:p>168.66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97.8391" calcext:value-type="float">
            <text:p>97.8391</text:p>
          </table:table-cell>
          <table:table-cell office:value-type="float" office:value="70.5882" calcext:value-type="float">
            <text:p>70.5882</text:p>
          </table:table-cell>
          <table:table-cell table:formula="of:=[.B548]+[.C548]" office:value-type="float" office:value="168.4273" calcext:value-type="float">
            <text:p>168.4273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97.8391" calcext:value-type="float">
            <text:p>97.8391</text:p>
          </table:table-cell>
          <table:table-cell office:value-type="float" office:value="70.6774" calcext:value-type="float">
            <text:p>70.6774</text:p>
          </table:table-cell>
          <table:table-cell table:formula="of:=[.B549]+[.C549]" office:value-type="float" office:value="168.5165" calcext:value-type="float">
            <text:p>168.5165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97.8391" calcext:value-type="float">
            <text:p>97.8391</text:p>
          </table:table-cell>
          <table:table-cell office:value-type="float" office:value="71.0339" calcext:value-type="float">
            <text:p>71.0339</text:p>
          </table:table-cell>
          <table:table-cell table:formula="of:=[.B550]+[.C550]" office:value-type="float" office:value="168.873" calcext:value-type="float">
            <text:p>168.873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97.7191" calcext:value-type="float">
            <text:p>97.7191</text:p>
          </table:table-cell>
          <table:table-cell office:value-type="float" office:value="71.6578" calcext:value-type="float">
            <text:p>71.6578</text:p>
          </table:table-cell>
          <table:table-cell table:formula="of:=[.B551]+[.C551]" office:value-type="float" office:value="169.3769" calcext:value-type="float">
            <text:p>169.37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7.599" calcext:value-type="float">
            <text:p>97.599</text:p>
          </table:table-cell>
          <table:table-cell office:value-type="float" office:value="71.836" calcext:value-type="float">
            <text:p>71.836</text:p>
          </table:table-cell>
          <table:table-cell table:formula="of:=[.B552]+[.C552]" office:value-type="float" office:value="169.435" calcext:value-type="float">
            <text:p>169.435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97.599" calcext:value-type="float">
            <text:p>97.599</text:p>
          </table:table-cell>
          <table:table-cell office:value-type="float" office:value="72.2816" calcext:value-type="float">
            <text:p>72.2816</text:p>
          </table:table-cell>
          <table:table-cell table:formula="of:=[.B553]+[.C553]" office:value-type="float" office:value="169.8806" calcext:value-type="float">
            <text:p>169.8806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97.479" calcext:value-type="float">
            <text:p>97.479</text:p>
          </table:table-cell>
          <table:table-cell office:value-type="float" office:value="72.4599" calcext:value-type="float">
            <text:p>72.4599</text:p>
          </table:table-cell>
          <table:table-cell table:formula="of:=[.B554]+[.C554]" office:value-type="float" office:value="169.9389" calcext:value-type="float">
            <text:p>169.9389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2.549" calcext:value-type="float">
            <text:p>72.549</text:p>
          </table:table-cell>
          <table:table-cell table:formula="of:=[.B555]+[.C555]" office:value-type="float" office:value="169.7879" calcext:value-type="float">
            <text:p>169.7879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2.9055" calcext:value-type="float">
            <text:p>72.9055</text:p>
          </table:table-cell>
          <table:table-cell table:formula="of:=[.B556]+[.C556]" office:value-type="float" office:value="170.1444" calcext:value-type="float">
            <text:p>170.144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2.9947" calcext:value-type="float">
            <text:p>72.9947</text:p>
          </table:table-cell>
          <table:table-cell table:formula="of:=[.B557]+[.C557]" office:value-type="float" office:value="170.2336" calcext:value-type="float">
            <text:p>170.2336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3.262" calcext:value-type="float">
            <text:p>73.262</text:p>
          </table:table-cell>
          <table:table-cell table:formula="of:=[.B558]+[.C558]" office:value-type="float" office:value="170.5009" calcext:value-type="float">
            <text:p>170.5009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3.4403" calcext:value-type="float">
            <text:p>73.4403</text:p>
          </table:table-cell>
          <table:table-cell table:formula="of:=[.B559]+[.C559]" office:value-type="float" office:value="170.6792" calcext:value-type="float">
            <text:p>170.679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97.2389" calcext:value-type="float">
            <text:p>97.2389</text:p>
          </table:table-cell>
          <table:table-cell office:value-type="float" office:value="73.8859" calcext:value-type="float">
            <text:p>73.8859</text:p>
          </table:table-cell>
          <table:table-cell table:formula="of:=[.B560]+[.C560]" office:value-type="float" office:value="171.1248" calcext:value-type="float">
            <text:p>171.1248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96.9988" calcext:value-type="float">
            <text:p>96.9988</text:p>
          </table:table-cell>
          <table:table-cell office:value-type="float" office:value="74.1533" calcext:value-type="float">
            <text:p>74.1533</text:p>
          </table:table-cell>
          <table:table-cell table:formula="of:=[.B561]+[.C561]" office:value-type="float" office:value="171.1521" calcext:value-type="float">
            <text:p>171.152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6.9988" calcext:value-type="float">
            <text:p>96.9988</text:p>
          </table:table-cell>
          <table:table-cell office:value-type="float" office:value="74.2424" calcext:value-type="float">
            <text:p>74.2424</text:p>
          </table:table-cell>
          <table:table-cell table:formula="of:=[.B562]+[.C562]" office:value-type="float" office:value="171.2412" calcext:value-type="float">
            <text:p>171.2412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96.9988" calcext:value-type="float">
            <text:p>96.9988</text:p>
          </table:table-cell>
          <table:table-cell office:value-type="float" office:value="74.5989" calcext:value-type="float">
            <text:p>74.5989</text:p>
          </table:table-cell>
          <table:table-cell table:formula="of:=[.B563]+[.C563]" office:value-type="float" office:value="171.5977" calcext:value-type="float">
            <text:p>171.5977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96.8788" calcext:value-type="float">
            <text:p>96.8788</text:p>
          </table:table-cell>
          <table:table-cell office:value-type="float" office:value="75.0446" calcext:value-type="float">
            <text:p>75.0446</text:p>
          </table:table-cell>
          <table:table-cell table:formula="of:=[.B564]+[.C564]" office:value-type="float" office:value="171.9234" calcext:value-type="float">
            <text:p>171.923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96.8788" calcext:value-type="float">
            <text:p>96.8788</text:p>
          </table:table-cell>
          <table:table-cell office:value-type="float" office:value="75.4011" calcext:value-type="float">
            <text:p>75.4011</text:p>
          </table:table-cell>
          <table:table-cell table:formula="of:=[.B565]+[.C565]" office:value-type="float" office:value="172.2799" calcext:value-type="float">
            <text:p>172.2799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96.8788" calcext:value-type="float">
            <text:p>96.8788</text:p>
          </table:table-cell>
          <table:table-cell office:value-type="float" office:value="75.4902" calcext:value-type="float">
            <text:p>75.4902</text:p>
          </table:table-cell>
          <table:table-cell table:formula="of:=[.B566]+[.C566]" office:value-type="float" office:value="172.369" calcext:value-type="float">
            <text:p>172.369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96.8788" calcext:value-type="float">
            <text:p>96.8788</text:p>
          </table:table-cell>
          <table:table-cell office:value-type="float" office:value="75.9358" calcext:value-type="float">
            <text:p>75.9358</text:p>
          </table:table-cell>
          <table:table-cell table:formula="of:=[.B567]+[.C567]" office:value-type="float" office:value="172.8146" calcext:value-type="float">
            <text:p>172.8146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96.8788" calcext:value-type="float">
            <text:p>96.8788</text:p>
          </table:table-cell>
          <table:table-cell office:value-type="float" office:value="76.2032" calcext:value-type="float">
            <text:p>76.2032</text:p>
          </table:table-cell>
          <table:table-cell table:formula="of:=[.B568]+[.C568]" office:value-type="float" office:value="173.082" calcext:value-type="float">
            <text:p>173.082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6.4706" calcext:value-type="float">
            <text:p>76.4706</text:p>
          </table:table-cell>
          <table:table-cell table:formula="of:=[.B569]+[.C569]" office:value-type="float" office:value="173.2293" calcext:value-type="float">
            <text:p>173.229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6.9162" calcext:value-type="float">
            <text:p>76.9162</text:p>
          </table:table-cell>
          <table:table-cell table:formula="of:=[.B570]+[.C570]" office:value-type="float" office:value="173.6749" calcext:value-type="float">
            <text:p>173.6749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7.0945" calcext:value-type="float">
            <text:p>77.0945</text:p>
          </table:table-cell>
          <table:table-cell table:formula="of:=[.B571]+[.C571]" office:value-type="float" office:value="173.8532" calcext:value-type="float">
            <text:p>173.853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7.6292" calcext:value-type="float">
            <text:p>77.6292</text:p>
          </table:table-cell>
          <table:table-cell table:formula="of:=[.B572]+[.C572]" office:value-type="float" office:value="174.3879" calcext:value-type="float">
            <text:p>174.3879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8.0749" calcext:value-type="float">
            <text:p>78.0749</text:p>
          </table:table-cell>
          <table:table-cell table:formula="of:=[.B573]+[.C573]" office:value-type="float" office:value="174.8336" calcext:value-type="float">
            <text:p>174.8336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8.2531" calcext:value-type="float">
            <text:p>78.2531</text:p>
          </table:table-cell>
          <table:table-cell table:formula="of:=[.B574]+[.C574]" office:value-type="float" office:value="175.0118" calcext:value-type="float">
            <text:p>175.0118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8.4314" calcext:value-type="float">
            <text:p>78.4314</text:p>
          </table:table-cell>
          <table:table-cell table:formula="of:=[.B575]+[.C575]" office:value-type="float" office:value="175.1901" calcext:value-type="float">
            <text:p>175.1901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8.6096" calcext:value-type="float">
            <text:p>78.6096</text:p>
          </table:table-cell>
          <table:table-cell table:formula="of:=[.B576]+[.C576]" office:value-type="float" office:value="175.3683" calcext:value-type="float">
            <text:p>175.368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8.7879" calcext:value-type="float">
            <text:p>78.7879</text:p>
          </table:table-cell>
          <table:table-cell table:formula="of:=[.B577]+[.C577]" office:value-type="float" office:value="175.5466" calcext:value-type="float">
            <text:p>175.5466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9.1444" calcext:value-type="float">
            <text:p>79.1444</text:p>
          </table:table-cell>
          <table:table-cell table:formula="of:=[.B578]+[.C578]" office:value-type="float" office:value="175.9031" calcext:value-type="float">
            <text:p>175.9031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9.5009" calcext:value-type="float">
            <text:p>79.5009</text:p>
          </table:table-cell>
          <table:table-cell table:formula="of:=[.B579]+[.C579]" office:value-type="float" office:value="176.2596" calcext:value-type="float">
            <text:p>176.2596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79.7683" calcext:value-type="float">
            <text:p>79.7683</text:p>
          </table:table-cell>
          <table:table-cell table:formula="of:=[.B580]+[.C580]" office:value-type="float" office:value="176.527" calcext:value-type="float">
            <text:p>176.527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80.0357" calcext:value-type="float">
            <text:p>80.0357</text:p>
          </table:table-cell>
          <table:table-cell table:formula="of:=[.B581]+[.C581]" office:value-type="float" office:value="176.7944" calcext:value-type="float">
            <text:p>176.794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80.2139" calcext:value-type="float">
            <text:p>80.2139</text:p>
          </table:table-cell>
          <table:table-cell table:formula="of:=[.B582]+[.C582]" office:value-type="float" office:value="176.9726" calcext:value-type="float">
            <text:p>176.972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96.7587" calcext:value-type="float">
            <text:p>96.7587</text:p>
          </table:table-cell>
          <table:table-cell office:value-type="float" office:value="80.3922" calcext:value-type="float">
            <text:p>80.3922</text:p>
          </table:table-cell>
          <table:table-cell table:formula="of:=[.B583]+[.C583]" office:value-type="float" office:value="177.1509" calcext:value-type="float">
            <text:p>177.1509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96.6387" calcext:value-type="float">
            <text:p>96.6387</text:p>
          </table:table-cell>
          <table:table-cell office:value-type="float" office:value="80.7487" calcext:value-type="float">
            <text:p>80.7487</text:p>
          </table:table-cell>
          <table:table-cell table:formula="of:=[.B584]+[.C584]" office:value-type="float" office:value="177.3874" calcext:value-type="float">
            <text:p>177.387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96.6387" calcext:value-type="float">
            <text:p>96.6387</text:p>
          </table:table-cell>
          <table:table-cell office:value-type="float" office:value="81.1052" calcext:value-type="float">
            <text:p>81.1052</text:p>
          </table:table-cell>
          <table:table-cell table:formula="of:=[.B585]+[.C585]" office:value-type="float" office:value="177.7439" calcext:value-type="float">
            <text:p>177.743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96.5186" calcext:value-type="float">
            <text:p>96.5186</text:p>
          </table:table-cell>
          <table:table-cell office:value-type="float" office:value="81.3725" calcext:value-type="float">
            <text:p>81.3725</text:p>
          </table:table-cell>
          <table:table-cell table:formula="of:=[.B586]+[.C586]" office:value-type="float" office:value="177.8911" calcext:value-type="float">
            <text:p>177.891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96.5186" calcext:value-type="float">
            <text:p>96.5186</text:p>
          </table:table-cell>
          <table:table-cell office:value-type="float" office:value="81.5508" calcext:value-type="float">
            <text:p>81.5508</text:p>
          </table:table-cell>
          <table:table-cell table:formula="of:=[.B587]+[.C587]" office:value-type="float" office:value="178.0694" calcext:value-type="float">
            <text:p>178.069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96.5186" calcext:value-type="float">
            <text:p>96.5186</text:p>
          </table:table-cell>
          <table:table-cell office:value-type="float" office:value="81.7291" calcext:value-type="float">
            <text:p>81.7291</text:p>
          </table:table-cell>
          <table:table-cell table:formula="of:=[.B588]+[.C588]" office:value-type="float" office:value="178.2477" calcext:value-type="float">
            <text:p>178.247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96.2785" calcext:value-type="float">
            <text:p>96.2785</text:p>
          </table:table-cell>
          <table:table-cell office:value-type="float" office:value="81.9964" calcext:value-type="float">
            <text:p>81.9964</text:p>
          </table:table-cell>
          <table:table-cell table:formula="of:=[.B589]+[.C589]" office:value-type="float" office:value="178.2749" calcext:value-type="float">
            <text:p>178.274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95.9184" calcext:value-type="float">
            <text:p>95.9184</text:p>
          </table:table-cell>
          <table:table-cell office:value-type="float" office:value="82.3529" calcext:value-type="float">
            <text:p>82.3529</text:p>
          </table:table-cell>
          <table:table-cell table:formula="of:=[.B590]+[.C590]" office:value-type="float" office:value="178.2713" calcext:value-type="float">
            <text:p>178.271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95.6783" calcext:value-type="float">
            <text:p>95.6783</text:p>
          </table:table-cell>
          <table:table-cell office:value-type="float" office:value="82.6203" calcext:value-type="float">
            <text:p>82.6203</text:p>
          </table:table-cell>
          <table:table-cell table:formula="of:=[.B591]+[.C591]" office:value-type="float" office:value="178.2986" calcext:value-type="float">
            <text:p>178.298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95.5582" calcext:value-type="float">
            <text:p>95.5582</text:p>
          </table:table-cell>
          <table:table-cell office:value-type="float" office:value="82.7094" calcext:value-type="float">
            <text:p>82.7094</text:p>
          </table:table-cell>
          <table:table-cell table:formula="of:=[.B592]+[.C592]" office:value-type="float" office:value="178.2676" calcext:value-type="float">
            <text:p>178.2676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95.4382" calcext:value-type="float">
            <text:p>95.4382</text:p>
          </table:table-cell>
          <table:table-cell office:value-type="float" office:value="82.9768" calcext:value-type="float">
            <text:p>82.9768</text:p>
          </table:table-cell>
          <table:table-cell table:formula="of:=[.B593]+[.C593]" office:value-type="float" office:value="178.415" calcext:value-type="float">
            <text:p>178.41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95.1981" calcext:value-type="float">
            <text:p>95.1981</text:p>
          </table:table-cell>
          <table:table-cell office:value-type="float" office:value="83.1551" calcext:value-type="float">
            <text:p>83.1551</text:p>
          </table:table-cell>
          <table:table-cell table:formula="of:=[.B594]+[.C594]" office:value-type="float" office:value="178.3532" calcext:value-type="float">
            <text:p>178.353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95.078" calcext:value-type="float">
            <text:p>95.078</text:p>
          </table:table-cell>
          <table:table-cell office:value-type="float" office:value="83.1551" calcext:value-type="float">
            <text:p>83.1551</text:p>
          </table:table-cell>
          <table:table-cell table:formula="of:=[.B595]+[.C595]" office:value-type="float" office:value="178.2331" calcext:value-type="float">
            <text:p>178.2331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94.8379" calcext:value-type="float">
            <text:p>94.8379</text:p>
          </table:table-cell>
          <table:table-cell office:value-type="float" office:value="83.5116" calcext:value-type="float">
            <text:p>83.5116</text:p>
          </table:table-cell>
          <table:table-cell table:formula="of:=[.B596]+[.C596]" office:value-type="float" office:value="178.3495" calcext:value-type="float">
            <text:p>178.349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94.5978" calcext:value-type="float">
            <text:p>94.5978</text:p>
          </table:table-cell>
          <table:table-cell office:value-type="float" office:value="83.779" calcext:value-type="float">
            <text:p>83.779</text:p>
          </table:table-cell>
          <table:table-cell table:formula="of:=[.B597]+[.C597]" office:value-type="float" office:value="178.3768" calcext:value-type="float">
            <text:p>178.376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94.1176" calcext:value-type="float">
            <text:p>94.1176</text:p>
          </table:table-cell>
          <table:table-cell office:value-type="float" office:value="84.2246" calcext:value-type="float">
            <text:p>84.2246</text:p>
          </table:table-cell>
          <table:table-cell table:formula="of:=[.B598]+[.C598]" office:value-type="float" office:value="178.3422" calcext:value-type="float">
            <text:p>178.342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93.9976" calcext:value-type="float">
            <text:p>93.9976</text:p>
          </table:table-cell>
          <table:table-cell office:value-type="float" office:value="84.492" calcext:value-type="float">
            <text:p>84.492</text:p>
          </table:table-cell>
          <table:table-cell table:formula="of:=[.B599]+[.C599]" office:value-type="float" office:value="178.4896" calcext:value-type="float">
            <text:p>178.489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93.9976" calcext:value-type="float">
            <text:p>93.9976</text:p>
          </table:table-cell>
          <table:table-cell office:value-type="float" office:value="84.9376" calcext:value-type="float">
            <text:p>84.9376</text:p>
          </table:table-cell>
          <table:table-cell table:formula="of:=[.B600]+[.C600]" office:value-type="float" office:value="178.9352" calcext:value-type="float">
            <text:p>178.935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93.9976" calcext:value-type="float">
            <text:p>93.9976</text:p>
          </table:table-cell>
          <table:table-cell office:value-type="float" office:value="85.1159" calcext:value-type="float">
            <text:p>85.1159</text:p>
          </table:table-cell>
          <table:table-cell table:formula="of:=[.B601]+[.C601]" office:value-type="float" office:value="179.1135" calcext:value-type="float">
            <text:p>179.11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3.7575" calcext:value-type="float">
            <text:p>93.7575</text:p>
          </table:table-cell>
          <table:table-cell office:value-type="float" office:value="85.3832" calcext:value-type="float">
            <text:p>85.3832</text:p>
          </table:table-cell>
          <table:table-cell table:formula="of:=[.B602]+[.C602]" office:value-type="float" office:value="179.1407" calcext:value-type="float">
            <text:p>179.1407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93.7575" calcext:value-type="float">
            <text:p>93.7575</text:p>
          </table:table-cell>
          <table:table-cell office:value-type="float" office:value="85.7398" calcext:value-type="float">
            <text:p>85.7398</text:p>
          </table:table-cell>
          <table:table-cell table:formula="of:=[.B603]+[.C603]" office:value-type="float" office:value="179.4973" calcext:value-type="float">
            <text:p>179.497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93.6375" calcext:value-type="float">
            <text:p>93.6375</text:p>
          </table:table-cell>
          <table:table-cell office:value-type="float" office:value="86.0963" calcext:value-type="float">
            <text:p>86.0963</text:p>
          </table:table-cell>
          <table:table-cell table:formula="of:=[.B604]+[.C604]" office:value-type="float" office:value="179.7338" calcext:value-type="float">
            <text:p>179.7338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93.5174" calcext:value-type="float">
            <text:p>93.5174</text:p>
          </table:table-cell>
          <table:table-cell office:value-type="float" office:value="86.5419" calcext:value-type="float">
            <text:p>86.5419</text:p>
          </table:table-cell>
          <table:table-cell table:formula="of:=[.B605]+[.C605]" office:value-type="float" office:value="180.0593" calcext:value-type="float">
            <text:p>180.0593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93.3974" calcext:value-type="float">
            <text:p>93.3974</text:p>
          </table:table-cell>
          <table:table-cell office:value-type="float" office:value="86.8984" calcext:value-type="float">
            <text:p>86.8984</text:p>
          </table:table-cell>
          <table:table-cell table:formula="of:=[.B606]+[.C606]" office:value-type="float" office:value="180.2958" calcext:value-type="float">
            <text:p>180.295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93.1573" calcext:value-type="float">
            <text:p>93.1573</text:p>
          </table:table-cell>
          <table:table-cell office:value-type="float" office:value="87.1658" calcext:value-type="float">
            <text:p>87.1658</text:p>
          </table:table-cell>
          <table:table-cell table:formula="of:=[.B607]+[.C607]" office:value-type="float" office:value="180.3231" calcext:value-type="float">
            <text:p>180.3231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93.1573" calcext:value-type="float">
            <text:p>93.1573</text:p>
          </table:table-cell>
          <table:table-cell office:value-type="float" office:value="87.5223" calcext:value-type="float">
            <text:p>87.5223</text:p>
          </table:table-cell>
          <table:table-cell table:formula="of:=[.B608]+[.C608]" office:value-type="float" office:value="180.6796" calcext:value-type="float">
            <text:p>180.6796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92.9172" calcext:value-type="float">
            <text:p>92.9172</text:p>
          </table:table-cell>
          <table:table-cell office:value-type="float" office:value="87.7897" calcext:value-type="float">
            <text:p>87.7897</text:p>
          </table:table-cell>
          <table:table-cell table:formula="of:=[.B609]+[.C609]" office:value-type="float" office:value="180.7069" calcext:value-type="float">
            <text:p>180.7069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92.7971" calcext:value-type="float">
            <text:p>92.7971</text:p>
          </table:table-cell>
          <table:table-cell office:value-type="float" office:value="87.7897" calcext:value-type="float">
            <text:p>87.7897</text:p>
          </table:table-cell>
          <table:table-cell table:formula="of:=[.B610]+[.C610]" office:value-type="float" office:value="180.5868" calcext:value-type="float">
            <text:p>180.5868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92.6771" calcext:value-type="float">
            <text:p>92.6771</text:p>
          </table:table-cell>
          <table:table-cell office:value-type="float" office:value="87.9679" calcext:value-type="float">
            <text:p>87.9679</text:p>
          </table:table-cell>
          <table:table-cell table:formula="of:=[.B611]+[.C611]" office:value-type="float" office:value="180.645" calcext:value-type="float">
            <text:p>180.64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92.3169" calcext:value-type="float">
            <text:p>92.3169</text:p>
          </table:table-cell>
          <table:table-cell office:value-type="float" office:value="88.2353" calcext:value-type="float">
            <text:p>88.2353</text:p>
          </table:table-cell>
          <table:table-cell table:formula="of:=[.B612]+[.C612]" office:value-type="float" office:value="180.5522" calcext:value-type="float">
            <text:p>180.552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92.0768" calcext:value-type="float">
            <text:p>92.0768</text:p>
          </table:table-cell>
          <table:table-cell office:value-type="float" office:value="88.2353" calcext:value-type="float">
            <text:p>88.2353</text:p>
          </table:table-cell>
          <table:table-cell table:formula="of:=[.B613]+[.C613]" office:value-type="float" office:value="180.3121" calcext:value-type="float">
            <text:p>180.3121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92.0768" calcext:value-type="float">
            <text:p>92.0768</text:p>
          </table:table-cell>
          <table:table-cell office:value-type="float" office:value="88.5027" calcext:value-type="float">
            <text:p>88.5027</text:p>
          </table:table-cell>
          <table:table-cell table:formula="of:=[.B614]+[.C614]" office:value-type="float" office:value="180.5795" calcext:value-type="float">
            <text:p>180.5795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92.0768" calcext:value-type="float">
            <text:p>92.0768</text:p>
          </table:table-cell>
          <table:table-cell office:value-type="float" office:value="88.7701" calcext:value-type="float">
            <text:p>88.7701</text:p>
          </table:table-cell>
          <table:table-cell table:formula="of:=[.B615]+[.C615]" office:value-type="float" office:value="180.8469" calcext:value-type="float">
            <text:p>180.846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92.0768" calcext:value-type="float">
            <text:p>92.0768</text:p>
          </table:table-cell>
          <table:table-cell office:value-type="float" office:value="88.9483" calcext:value-type="float">
            <text:p>88.9483</text:p>
          </table:table-cell>
          <table:table-cell table:formula="of:=[.B616]+[.C616]" office:value-type="float" office:value="181.0251" calcext:value-type="float">
            <text:p>181.0251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91.9568" calcext:value-type="float">
            <text:p>91.9568</text:p>
          </table:table-cell>
          <table:table-cell office:value-type="float" office:value="88.9483" calcext:value-type="float">
            <text:p>88.9483</text:p>
          </table:table-cell>
          <table:table-cell table:formula="of:=[.B617]+[.C617]" office:value-type="float" office:value="180.9051" calcext:value-type="float">
            <text:p>180.9051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0374" calcext:value-type="float">
            <text:p>89.0374</text:p>
          </table:table-cell>
          <table:table-cell table:formula="of:=[.B618]+[.C618]" office:value-type="float" office:value="180.8741" calcext:value-type="float">
            <text:p>180.8741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1266" calcext:value-type="float">
            <text:p>89.1266</text:p>
          </table:table-cell>
          <table:table-cell table:formula="of:=[.B619]+[.C619]" office:value-type="float" office:value="180.9633" calcext:value-type="float">
            <text:p>180.9633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3048" calcext:value-type="float">
            <text:p>89.3048</text:p>
          </table:table-cell>
          <table:table-cell table:formula="of:=[.B620]+[.C620]" office:value-type="float" office:value="181.1415" calcext:value-type="float">
            <text:p>181.1415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5722" calcext:value-type="float">
            <text:p>89.5722</text:p>
          </table:table-cell>
          <table:table-cell table:formula="of:=[.B621]+[.C621]" office:value-type="float" office:value="181.4089" calcext:value-type="float">
            <text:p>181.408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7504" calcext:value-type="float">
            <text:p>89.7504</text:p>
          </table:table-cell>
          <table:table-cell table:formula="of:=[.B622]+[.C622]" office:value-type="float" office:value="181.5871" calcext:value-type="float">
            <text:p>181.5871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89.8396" calcext:value-type="float">
            <text:p>89.8396</text:p>
          </table:table-cell>
          <table:table-cell table:formula="of:=[.B623]+[.C623]" office:value-type="float" office:value="181.6763" calcext:value-type="float">
            <text:p>181.6763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91.8367" calcext:value-type="float">
            <text:p>91.8367</text:p>
          </table:table-cell>
          <table:table-cell office:value-type="float" office:value="90.107" calcext:value-type="float">
            <text:p>90.107</text:p>
          </table:table-cell>
          <table:table-cell table:formula="of:=[.B624]+[.C624]" office:value-type="float" office:value="181.9437" calcext:value-type="float">
            <text:p>181.9437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91.7167" calcext:value-type="float">
            <text:p>91.7167</text:p>
          </table:table-cell>
          <table:table-cell office:value-type="float" office:value="90.3743" calcext:value-type="float">
            <text:p>90.3743</text:p>
          </table:table-cell>
          <table:table-cell table:formula="of:=[.B625]+[.C625]" office:value-type="float" office:value="182.091" calcext:value-type="float">
            <text:p>182.09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91.4766" calcext:value-type="float">
            <text:p>91.4766</text:p>
          </table:table-cell>
          <table:table-cell office:value-type="float" office:value="90.3743" calcext:value-type="float">
            <text:p>90.3743</text:p>
          </table:table-cell>
          <table:table-cell table:formula="of:=[.B626]+[.C626]" office:value-type="float" office:value="181.8509" calcext:value-type="float">
            <text:p>181.850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91.4766" calcext:value-type="float">
            <text:p>91.4766</text:p>
          </table:table-cell>
          <table:table-cell office:value-type="float" office:value="90.3743" calcext:value-type="float">
            <text:p>90.3743</text:p>
          </table:table-cell>
          <table:table-cell table:formula="of:=[.B627]+[.C627]" office:value-type="float" office:value="181.8509" calcext:value-type="float">
            <text:p>181.8509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91.3565" calcext:value-type="float">
            <text:p>91.3565</text:p>
          </table:table-cell>
          <table:table-cell office:value-type="float" office:value="90.6417" calcext:value-type="float">
            <text:p>90.6417</text:p>
          </table:table-cell>
          <table:table-cell table:formula="of:=[.B628]+[.C628]" office:value-type="float" office:value="181.9982" calcext:value-type="float">
            <text:p>181.9982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91.3565" calcext:value-type="float">
            <text:p>91.3565</text:p>
          </table:table-cell>
          <table:table-cell office:value-type="float" office:value="90.6417" calcext:value-type="float">
            <text:p>90.6417</text:p>
          </table:table-cell>
          <table:table-cell table:formula="of:=[.B629]+[.C629]" office:value-type="float" office:value="181.9982" calcext:value-type="float">
            <text:p>181.9982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91.2365" calcext:value-type="float">
            <text:p>91.2365</text:p>
          </table:table-cell>
          <table:table-cell office:value-type="float" office:value="90.9091" calcext:value-type="float">
            <text:p>90.9091</text:p>
          </table:table-cell>
          <table:table-cell table:formula="of:=[.B630]+[.C630]" office:value-type="float" office:value="182.1456" calcext:value-type="float">
            <text:p>182.1456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91.1164" calcext:value-type="float">
            <text:p>91.1164</text:p>
          </table:table-cell>
          <table:table-cell office:value-type="float" office:value="90.9091" calcext:value-type="float">
            <text:p>90.9091</text:p>
          </table:table-cell>
          <table:table-cell table:formula="of:=[.B631]+[.C631]" office:value-type="float" office:value="182.0255" calcext:value-type="float">
            <text:p>182.025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90.9964" calcext:value-type="float">
            <text:p>90.9964</text:p>
          </table:table-cell>
          <table:table-cell office:value-type="float" office:value="91.0873" calcext:value-type="float">
            <text:p>91.0873</text:p>
          </table:table-cell>
          <table:table-cell table:formula="of:=[.B632]+[.C632]" office:value-type="float" office:value="182.0837" calcext:value-type="float">
            <text:p>182.0837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90.9964" calcext:value-type="float">
            <text:p>90.9964</text:p>
          </table:table-cell>
          <table:table-cell office:value-type="float" office:value="91.3547" calcext:value-type="float">
            <text:p>91.3547</text:p>
          </table:table-cell>
          <table:table-cell table:formula="of:=[.B633]+[.C633]" office:value-type="float" office:value="182.3511" calcext:value-type="float">
            <text:p>182.3511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90.7563" calcext:value-type="float">
            <text:p>90.7563</text:p>
          </table:table-cell>
          <table:table-cell office:value-type="float" office:value="91.533" calcext:value-type="float">
            <text:p>91.533</text:p>
          </table:table-cell>
          <table:table-cell table:formula="of:=[.B634]+[.C634]" office:value-type="float" office:value="182.2893" calcext:value-type="float">
            <text:p>182.2893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90.5162" calcext:value-type="float">
            <text:p>90.5162</text:p>
          </table:table-cell>
          <table:table-cell office:value-type="float" office:value="91.6221" calcext:value-type="float">
            <text:p>91.6221</text:p>
          </table:table-cell>
          <table:table-cell table:formula="of:=[.B635]+[.C635]" office:value-type="float" office:value="182.1383" calcext:value-type="float">
            <text:p>182.1383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90.5162" calcext:value-type="float">
            <text:p>90.5162</text:p>
          </table:table-cell>
          <table:table-cell office:value-type="float" office:value="91.6221" calcext:value-type="float">
            <text:p>91.6221</text:p>
          </table:table-cell>
          <table:table-cell table:formula="of:=[.B636]+[.C636]" office:value-type="float" office:value="182.1383" calcext:value-type="float">
            <text:p>182.1383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90.5162" calcext:value-type="float">
            <text:p>90.5162</text:p>
          </table:table-cell>
          <table:table-cell office:value-type="float" office:value="91.6221" calcext:value-type="float">
            <text:p>91.6221</text:p>
          </table:table-cell>
          <table:table-cell table:formula="of:=[.B637]+[.C637]" office:value-type="float" office:value="182.1383" calcext:value-type="float">
            <text:p>182.1383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90.5162" calcext:value-type="float">
            <text:p>90.5162</text:p>
          </table:table-cell>
          <table:table-cell office:value-type="float" office:value="91.8895" calcext:value-type="float">
            <text:p>91.8895</text:p>
          </table:table-cell>
          <table:table-cell table:formula="of:=[.B638]+[.C638]" office:value-type="float" office:value="182.4057" calcext:value-type="float">
            <text:p>182.4057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90.1561" calcext:value-type="float">
            <text:p>90.1561</text:p>
          </table:table-cell>
          <table:table-cell office:value-type="float" office:value="91.8895" calcext:value-type="float">
            <text:p>91.8895</text:p>
          </table:table-cell>
          <table:table-cell table:formula="of:=[.B639]+[.C639]" office:value-type="float" office:value="182.0456" calcext:value-type="float">
            <text:p>182.0456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90.036" calcext:value-type="float">
            <text:p>90.036</text:p>
          </table:table-cell>
          <table:table-cell office:value-type="float" office:value="91.9786" calcext:value-type="float">
            <text:p>91.9786</text:p>
          </table:table-cell>
          <table:table-cell table:formula="of:=[.B640]+[.C640]" office:value-type="float" office:value="182.0146" calcext:value-type="float">
            <text:p>182.0146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90.036" calcext:value-type="float">
            <text:p>90.036</text:p>
          </table:table-cell>
          <table:table-cell office:value-type="float" office:value="91.9786" calcext:value-type="float">
            <text:p>91.9786</text:p>
          </table:table-cell>
          <table:table-cell table:formula="of:=[.B641]+[.C641]" office:value-type="float" office:value="182.0146" calcext:value-type="float">
            <text:p>182.014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0.036" calcext:value-type="float">
            <text:p>90.036</text:p>
          </table:table-cell>
          <table:table-cell office:value-type="float" office:value="92.0677" calcext:value-type="float">
            <text:p>92.0677</text:p>
          </table:table-cell>
          <table:table-cell table:formula="of:=[.B642]+[.C642]" office:value-type="float" office:value="182.1037" calcext:value-type="float">
            <text:p>182.1037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90.036" calcext:value-type="float">
            <text:p>90.036</text:p>
          </table:table-cell>
          <table:table-cell office:value-type="float" office:value="92.246" calcext:value-type="float">
            <text:p>92.246</text:p>
          </table:table-cell>
          <table:table-cell table:formula="of:=[.B643]+[.C643]" office:value-type="float" office:value="182.282" calcext:value-type="float">
            <text:p>182.28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90.036" calcext:value-type="float">
            <text:p>90.036</text:p>
          </table:table-cell>
          <table:table-cell office:value-type="float" office:value="92.246" calcext:value-type="float">
            <text:p>92.246</text:p>
          </table:table-cell>
          <table:table-cell table:formula="of:=[.B644]+[.C644]" office:value-type="float" office:value="182.282" calcext:value-type="float">
            <text:p>182.282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90.036" calcext:value-type="float">
            <text:p>90.036</text:p>
          </table:table-cell>
          <table:table-cell office:value-type="float" office:value="92.246" calcext:value-type="float">
            <text:p>92.246</text:p>
          </table:table-cell>
          <table:table-cell table:formula="of:=[.B645]+[.C645]" office:value-type="float" office:value="182.282" calcext:value-type="float">
            <text:p>182.282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89.7959" calcext:value-type="float">
            <text:p>89.7959</text:p>
          </table:table-cell>
          <table:table-cell office:value-type="float" office:value="92.4242" calcext:value-type="float">
            <text:p>92.4242</text:p>
          </table:table-cell>
          <table:table-cell table:formula="of:=[.B646]+[.C646]" office:value-type="float" office:value="182.2201" calcext:value-type="float">
            <text:p>182.2201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89.6759" calcext:value-type="float">
            <text:p>89.6759</text:p>
          </table:table-cell>
          <table:table-cell office:value-type="float" office:value="92.5134" calcext:value-type="float">
            <text:p>92.5134</text:p>
          </table:table-cell>
          <table:table-cell table:formula="of:=[.B647]+[.C647]" office:value-type="float" office:value="182.1893" calcext:value-type="float">
            <text:p>182.1893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89.4358" calcext:value-type="float">
            <text:p>89.4358</text:p>
          </table:table-cell>
          <table:table-cell office:value-type="float" office:value="92.7807" calcext:value-type="float">
            <text:p>92.7807</text:p>
          </table:table-cell>
          <table:table-cell table:formula="of:=[.B648]+[.C648]" office:value-type="float" office:value="182.2165" calcext:value-type="float">
            <text:p>182.2165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89.3157" calcext:value-type="float">
            <text:p>89.3157</text:p>
          </table:table-cell>
          <table:table-cell office:value-type="float" office:value="93.0481" calcext:value-type="float">
            <text:p>93.0481</text:p>
          </table:table-cell>
          <table:table-cell table:formula="of:=[.B649]+[.C649]" office:value-type="float" office:value="182.3638" calcext:value-type="float">
            <text:p>182.363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89.0756" calcext:value-type="float">
            <text:p>89.0756</text:p>
          </table:table-cell>
          <table:table-cell office:value-type="float" office:value="93.1373" calcext:value-type="float">
            <text:p>93.1373</text:p>
          </table:table-cell>
          <table:table-cell table:formula="of:=[.B650]+[.C650]" office:value-type="float" office:value="182.2129" calcext:value-type="float">
            <text:p>182.2129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88.9556" calcext:value-type="float">
            <text:p>88.9556</text:p>
          </table:table-cell>
          <table:table-cell office:value-type="float" office:value="93.1373" calcext:value-type="float">
            <text:p>93.1373</text:p>
          </table:table-cell>
          <table:table-cell table:formula="of:=[.B651]+[.C651]" office:value-type="float" office:value="182.0929" calcext:value-type="float">
            <text:p>182.092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8.8355" calcext:value-type="float">
            <text:p>88.8355</text:p>
          </table:table-cell>
          <table:table-cell office:value-type="float" office:value="93.2264" calcext:value-type="float">
            <text:p>93.2264</text:p>
          </table:table-cell>
          <table:table-cell table:formula="of:=[.B652]+[.C652]" office:value-type="float" office:value="182.0619" calcext:value-type="float">
            <text:p>182.0619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88.5954" calcext:value-type="float">
            <text:p>88.5954</text:p>
          </table:table-cell>
          <table:table-cell office:value-type="float" office:value="93.3155" calcext:value-type="float">
            <text:p>93.3155</text:p>
          </table:table-cell>
          <table:table-cell table:formula="of:=[.B653]+[.C653]" office:value-type="float" office:value="181.9109" calcext:value-type="float">
            <text:p>181.910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88.3553" calcext:value-type="float">
            <text:p>88.3553</text:p>
          </table:table-cell>
          <table:table-cell office:value-type="float" office:value="93.4046" calcext:value-type="float">
            <text:p>93.4046</text:p>
          </table:table-cell>
          <table:table-cell table:formula="of:=[.B654]+[.C654]" office:value-type="float" office:value="181.7599" calcext:value-type="float">
            <text:p>181.759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87.9952" calcext:value-type="float">
            <text:p>87.9952</text:p>
          </table:table-cell>
          <table:table-cell office:value-type="float" office:value="93.4046" calcext:value-type="float">
            <text:p>93.4046</text:p>
          </table:table-cell>
          <table:table-cell table:formula="of:=[.B655]+[.C655]" office:value-type="float" office:value="181.3998" calcext:value-type="float">
            <text:p>181.399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87.8752" calcext:value-type="float">
            <text:p>87.8752</text:p>
          </table:table-cell>
          <table:table-cell office:value-type="float" office:value="93.4938" calcext:value-type="float">
            <text:p>93.4938</text:p>
          </table:table-cell>
          <table:table-cell table:formula="of:=[.B656]+[.C656]" office:value-type="float" office:value="181.369" calcext:value-type="float">
            <text:p>181.369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87.515" calcext:value-type="float">
            <text:p>87.515</text:p>
          </table:table-cell>
          <table:table-cell office:value-type="float" office:value="93.4938" calcext:value-type="float">
            <text:p>93.4938</text:p>
          </table:table-cell>
          <table:table-cell table:formula="of:=[.B657]+[.C657]" office:value-type="float" office:value="181.0088" calcext:value-type="float">
            <text:p>181.0088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87.515" calcext:value-type="float">
            <text:p>87.515</text:p>
          </table:table-cell>
          <table:table-cell office:value-type="float" office:value="93.5829" calcext:value-type="float">
            <text:p>93.5829</text:p>
          </table:table-cell>
          <table:table-cell table:formula="of:=[.B658]+[.C658]" office:value-type="float" office:value="181.0979" calcext:value-type="float">
            <text:p>181.0979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87.395" calcext:value-type="float">
            <text:p>87.395</text:p>
          </table:table-cell>
          <table:table-cell office:value-type="float" office:value="93.7611" calcext:value-type="float">
            <text:p>93.7611</text:p>
          </table:table-cell>
          <table:table-cell table:formula="of:=[.B659]+[.C659]" office:value-type="float" office:value="181.1561" calcext:value-type="float">
            <text:p>181.1561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87.2749" calcext:value-type="float">
            <text:p>87.2749</text:p>
          </table:table-cell>
          <table:table-cell office:value-type="float" office:value="93.7611" calcext:value-type="float">
            <text:p>93.7611</text:p>
          </table:table-cell>
          <table:table-cell table:formula="of:=[.B660]+[.C660]" office:value-type="float" office:value="181.036" calcext:value-type="float">
            <text:p>181.036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87.1549" calcext:value-type="float">
            <text:p>87.1549</text:p>
          </table:table-cell>
          <table:table-cell office:value-type="float" office:value="93.9394" calcext:value-type="float">
            <text:p>93.9394</text:p>
          </table:table-cell>
          <table:table-cell table:formula="of:=[.B661]+[.C661]" office:value-type="float" office:value="181.0943" calcext:value-type="float">
            <text:p>181.094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6.9148" calcext:value-type="float">
            <text:p>86.9148</text:p>
          </table:table-cell>
          <table:table-cell office:value-type="float" office:value="94.0285" calcext:value-type="float">
            <text:p>94.0285</text:p>
          </table:table-cell>
          <table:table-cell table:formula="of:=[.B662]+[.C662]" office:value-type="float" office:value="180.9433" calcext:value-type="float">
            <text:p>180.9433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86.6747" calcext:value-type="float">
            <text:p>86.6747</text:p>
          </table:table-cell>
          <table:table-cell office:value-type="float" office:value="94.1176" calcext:value-type="float">
            <text:p>94.1176</text:p>
          </table:table-cell>
          <table:table-cell table:formula="of:=[.B663]+[.C663]" office:value-type="float" office:value="180.7923" calcext:value-type="float">
            <text:p>180.7923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86.4346" calcext:value-type="float">
            <text:p>86.4346</text:p>
          </table:table-cell>
          <table:table-cell office:value-type="float" office:value="94.2068" calcext:value-type="float">
            <text:p>94.2068</text:p>
          </table:table-cell>
          <table:table-cell table:formula="of:=[.B664]+[.C664]" office:value-type="float" office:value="180.6414" calcext:value-type="float">
            <text:p>180.6414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86.0744" calcext:value-type="float">
            <text:p>86.0744</text:p>
          </table:table-cell>
          <table:table-cell office:value-type="float" office:value="94.2068" calcext:value-type="float">
            <text:p>94.2068</text:p>
          </table:table-cell>
          <table:table-cell table:formula="of:=[.B665]+[.C665]" office:value-type="float" office:value="180.2812" calcext:value-type="float">
            <text:p>180.281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85.5942" calcext:value-type="float">
            <text:p>85.5942</text:p>
          </table:table-cell>
          <table:table-cell office:value-type="float" office:value="94.2959" calcext:value-type="float">
            <text:p>94.2959</text:p>
          </table:table-cell>
          <table:table-cell table:formula="of:=[.B666]+[.C666]" office:value-type="float" office:value="179.8901" calcext:value-type="float">
            <text:p>179.8901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85.4742" calcext:value-type="float">
            <text:p>85.4742</text:p>
          </table:table-cell>
          <table:table-cell office:value-type="float" office:value="94.2959" calcext:value-type="float">
            <text:p>94.2959</text:p>
          </table:table-cell>
          <table:table-cell table:formula="of:=[.B667]+[.C667]" office:value-type="float" office:value="179.7701" calcext:value-type="float">
            <text:p>179.7701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85.114" calcext:value-type="float">
            <text:p>85.114</text:p>
          </table:table-cell>
          <table:table-cell office:value-type="float" office:value="94.4742" calcext:value-type="float">
            <text:p>94.4742</text:p>
          </table:table-cell>
          <table:table-cell table:formula="of:=[.B668]+[.C668]" office:value-type="float" office:value="179.5882" calcext:value-type="float">
            <text:p>179.5882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85.114" calcext:value-type="float">
            <text:p>85.114</text:p>
          </table:table-cell>
          <table:table-cell office:value-type="float" office:value="94.4742" calcext:value-type="float">
            <text:p>94.4742</text:p>
          </table:table-cell>
          <table:table-cell table:formula="of:=[.B669]+[.C669]" office:value-type="float" office:value="179.5882" calcext:value-type="float">
            <text:p>179.588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84.994" calcext:value-type="float">
            <text:p>84.994</text:p>
          </table:table-cell>
          <table:table-cell office:value-type="float" office:value="94.4742" calcext:value-type="float">
            <text:p>94.4742</text:p>
          </table:table-cell>
          <table:table-cell table:formula="of:=[.B670]+[.C670]" office:value-type="float" office:value="179.4682" calcext:value-type="float">
            <text:p>179.4682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84.994" calcext:value-type="float">
            <text:p>84.994</text:p>
          </table:table-cell>
          <table:table-cell office:value-type="float" office:value="94.4742" calcext:value-type="float">
            <text:p>94.4742</text:p>
          </table:table-cell>
          <table:table-cell table:formula="of:=[.B671]+[.C671]" office:value-type="float" office:value="179.4682" calcext:value-type="float">
            <text:p>179.46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4.8739" calcext:value-type="float">
            <text:p>84.8739</text:p>
          </table:table-cell>
          <table:table-cell office:value-type="float" office:value="94.4742" calcext:value-type="float">
            <text:p>94.4742</text:p>
          </table:table-cell>
          <table:table-cell table:formula="of:=[.B672]+[.C672]" office:value-type="float" office:value="179.3481" calcext:value-type="float">
            <text:p>179.3481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84.5138" calcext:value-type="float">
            <text:p>84.5138</text:p>
          </table:table-cell>
          <table:table-cell office:value-type="float" office:value="94.5633" calcext:value-type="float">
            <text:p>94.5633</text:p>
          </table:table-cell>
          <table:table-cell table:formula="of:=[.B673]+[.C673]" office:value-type="float" office:value="179.0771" calcext:value-type="float">
            <text:p>179.077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84.5138" calcext:value-type="float">
            <text:p>84.5138</text:p>
          </table:table-cell>
          <table:table-cell office:value-type="float" office:value="94.7415" calcext:value-type="float">
            <text:p>94.7415</text:p>
          </table:table-cell>
          <table:table-cell table:formula="of:=[.B674]+[.C674]" office:value-type="float" office:value="179.2553" calcext:value-type="float">
            <text:p>179.2553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84.1537" calcext:value-type="float">
            <text:p>84.1537</text:p>
          </table:table-cell>
          <table:table-cell office:value-type="float" office:value="94.8307" calcext:value-type="float">
            <text:p>94.8307</text:p>
          </table:table-cell>
          <table:table-cell table:formula="of:=[.B675]+[.C675]" office:value-type="float" office:value="178.9844" calcext:value-type="float">
            <text:p>178.984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84.0336" calcext:value-type="float">
            <text:p>84.0336</text:p>
          </table:table-cell>
          <table:table-cell office:value-type="float" office:value="94.8307" calcext:value-type="float">
            <text:p>94.8307</text:p>
          </table:table-cell>
          <table:table-cell table:formula="of:=[.B676]+[.C676]" office:value-type="float" office:value="178.8643" calcext:value-type="float">
            <text:p>178.864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83.5534" calcext:value-type="float">
            <text:p>83.5534</text:p>
          </table:table-cell>
          <table:table-cell office:value-type="float" office:value="94.8307" calcext:value-type="float">
            <text:p>94.8307</text:p>
          </table:table-cell>
          <table:table-cell table:formula="of:=[.B677]+[.C677]" office:value-type="float" office:value="178.3841" calcext:value-type="float">
            <text:p>178.3841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83.4334" calcext:value-type="float">
            <text:p>83.4334</text:p>
          </table:table-cell>
          <table:table-cell office:value-type="float" office:value="95.0089" calcext:value-type="float">
            <text:p>95.0089</text:p>
          </table:table-cell>
          <table:table-cell table:formula="of:=[.B678]+[.C678]" office:value-type="float" office:value="178.4423" calcext:value-type="float">
            <text:p>178.4423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83.4334" calcext:value-type="float">
            <text:p>83.4334</text:p>
          </table:table-cell>
          <table:table-cell office:value-type="float" office:value="95.0089" calcext:value-type="float">
            <text:p>95.0089</text:p>
          </table:table-cell>
          <table:table-cell table:formula="of:=[.B679]+[.C679]" office:value-type="float" office:value="178.4423" calcext:value-type="float">
            <text:p>178.442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83.4334" calcext:value-type="float">
            <text:p>83.4334</text:p>
          </table:table-cell>
          <table:table-cell office:value-type="float" office:value="95.098" calcext:value-type="float">
            <text:p>95.098</text:p>
          </table:table-cell>
          <table:table-cell table:formula="of:=[.B680]+[.C680]" office:value-type="float" office:value="178.5314" calcext:value-type="float">
            <text:p>178.531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83.1933" calcext:value-type="float">
            <text:p>83.1933</text:p>
          </table:table-cell>
          <table:table-cell office:value-type="float" office:value="95.098" calcext:value-type="float">
            <text:p>95.098</text:p>
          </table:table-cell>
          <table:table-cell table:formula="of:=[.B681]+[.C681]" office:value-type="float" office:value="178.2913" calcext:value-type="float">
            <text:p>178.291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3.1933" calcext:value-type="float">
            <text:p>83.1933</text:p>
          </table:table-cell>
          <table:table-cell office:value-type="float" office:value="95.098" calcext:value-type="float">
            <text:p>95.098</text:p>
          </table:table-cell>
          <table:table-cell table:formula="of:=[.B682]+[.C682]" office:value-type="float" office:value="178.2913" calcext:value-type="float">
            <text:p>178.2913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82.9532" calcext:value-type="float">
            <text:p>82.9532</text:p>
          </table:table-cell>
          <table:table-cell office:value-type="float" office:value="95.098" calcext:value-type="float">
            <text:p>95.098</text:p>
          </table:table-cell>
          <table:table-cell table:formula="of:=[.B683]+[.C683]" office:value-type="float" office:value="178.0512" calcext:value-type="float">
            <text:p>178.0512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82.593" calcext:value-type="float">
            <text:p>82.593</text:p>
          </table:table-cell>
          <table:table-cell office:value-type="float" office:value="95.098" calcext:value-type="float">
            <text:p>95.098</text:p>
          </table:table-cell>
          <table:table-cell table:formula="of:=[.B684]+[.C684]" office:value-type="float" office:value="177.691" calcext:value-type="float">
            <text:p>177.691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82.2329" calcext:value-type="float">
            <text:p>82.2329</text:p>
          </table:table-cell>
          <table:table-cell office:value-type="float" office:value="95.1872" calcext:value-type="float">
            <text:p>95.1872</text:p>
          </table:table-cell>
          <table:table-cell table:formula="of:=[.B685]+[.C685]" office:value-type="float" office:value="177.4201" calcext:value-type="float">
            <text:p>177.420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81.9928" calcext:value-type="float">
            <text:p>81.9928</text:p>
          </table:table-cell>
          <table:table-cell office:value-type="float" office:value="95.1872" calcext:value-type="float">
            <text:p>95.1872</text:p>
          </table:table-cell>
          <table:table-cell table:formula="of:=[.B686]+[.C686]"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81.9928" calcext:value-type="float">
            <text:p>81.9928</text:p>
          </table:table-cell>
          <table:table-cell office:value-type="float" office:value="95.1872" calcext:value-type="float">
            <text:p>95.1872</text:p>
          </table:table-cell>
          <table:table-cell table:formula="of:=[.B687]+[.C687]" office:value-type="float" office:value="177.18" calcext:value-type="float">
            <text:p>177.18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81.8727" calcext:value-type="float">
            <text:p>81.8727</text:p>
          </table:table-cell>
          <table:table-cell office:value-type="float" office:value="95.1872" calcext:value-type="float">
            <text:p>95.1872</text:p>
          </table:table-cell>
          <table:table-cell table:formula="of:=[.B688]+[.C688]" office:value-type="float" office:value="177.0599" calcext:value-type="float">
            <text:p>177.0599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81.6327" calcext:value-type="float">
            <text:p>81.6327</text:p>
          </table:table-cell>
          <table:table-cell office:value-type="float" office:value="95.1872" calcext:value-type="float">
            <text:p>95.1872</text:p>
          </table:table-cell>
          <table:table-cell table:formula="of:=[.B689]+[.C689]" office:value-type="float" office:value="176.8199" calcext:value-type="float">
            <text:p>176.8199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81.3926" calcext:value-type="float">
            <text:p>81.3926</text:p>
          </table:table-cell>
          <table:table-cell office:value-type="float" office:value="95.1872" calcext:value-type="float">
            <text:p>95.1872</text:p>
          </table:table-cell>
          <table:table-cell table:formula="of:=[.B690]+[.C690]" office:value-type="float" office:value="176.5798" calcext:value-type="float">
            <text:p>176.5798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81.0324" calcext:value-type="float">
            <text:p>81.0324</text:p>
          </table:table-cell>
          <table:table-cell office:value-type="float" office:value="95.1872" calcext:value-type="float">
            <text:p>95.1872</text:p>
          </table:table-cell>
          <table:table-cell table:formula="of:=[.B691]+[.C691]" office:value-type="float" office:value="176.2196" calcext:value-type="float">
            <text:p>176.219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0.4322" calcext:value-type="float">
            <text:p>80.4322</text:p>
          </table:table-cell>
          <table:table-cell office:value-type="float" office:value="95.1872" calcext:value-type="float">
            <text:p>95.1872</text:p>
          </table:table-cell>
          <table:table-cell table:formula="of:=[.B692]+[.C692]" office:value-type="float" office:value="175.6194" calcext:value-type="float">
            <text:p>175.619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80.3121" calcext:value-type="float">
            <text:p>80.3121</text:p>
          </table:table-cell>
          <table:table-cell office:value-type="float" office:value="95.1872" calcext:value-type="float">
            <text:p>95.1872</text:p>
          </table:table-cell>
          <table:table-cell table:formula="of:=[.B693]+[.C693]" office:value-type="float" office:value="175.4993" calcext:value-type="float">
            <text:p>175.4993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79.8319" calcext:value-type="float">
            <text:p>79.8319</text:p>
          </table:table-cell>
          <table:table-cell office:value-type="float" office:value="95.2763" calcext:value-type="float">
            <text:p>95.2763</text:p>
          </table:table-cell>
          <table:table-cell table:formula="of:=[.B694]+[.C694]" office:value-type="float" office:value="175.1082" calcext:value-type="float">
            <text:p>175.1082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79.5918" calcext:value-type="float">
            <text:p>79.5918</text:p>
          </table:table-cell>
          <table:table-cell office:value-type="float" office:value="95.2763" calcext:value-type="float">
            <text:p>95.2763</text:p>
          </table:table-cell>
          <table:table-cell table:formula="of:=[.B695]+[.C695]" office:value-type="float" office:value="174.8681" calcext:value-type="float">
            <text:p>174.8681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79.1116" calcext:value-type="float">
            <text:p>79.1116</text:p>
          </table:table-cell>
          <table:table-cell office:value-type="float" office:value="95.3654" calcext:value-type="float">
            <text:p>95.3654</text:p>
          </table:table-cell>
          <table:table-cell table:formula="of:=[.B696]+[.C696]" office:value-type="float" office:value="174.477" calcext:value-type="float">
            <text:p>174.47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78.9916" calcext:value-type="float">
            <text:p>78.9916</text:p>
          </table:table-cell>
          <table:table-cell office:value-type="float" office:value="95.3654" calcext:value-type="float">
            <text:p>95.3654</text:p>
          </table:table-cell>
          <table:table-cell table:formula="of:=[.B697]+[.C697]" office:value-type="float" office:value="174.357" calcext:value-type="float">
            <text:p>174.35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78.7515" calcext:value-type="float">
            <text:p>78.7515</text:p>
          </table:table-cell>
          <table:table-cell office:value-type="float" office:value="95.4545" calcext:value-type="float">
            <text:p>95.4545</text:p>
          </table:table-cell>
          <table:table-cell table:formula="of:=[.B698]+[.C698]" office:value-type="float" office:value="174.206" calcext:value-type="float">
            <text:p>174.20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78.6315" calcext:value-type="float">
            <text:p>78.6315</text:p>
          </table:table-cell>
          <table:table-cell office:value-type="float" office:value="95.4545" calcext:value-type="float">
            <text:p>95.4545</text:p>
          </table:table-cell>
          <table:table-cell table:formula="of:=[.B699]+[.C699]" office:value-type="float" office:value="174.086" calcext:value-type="float">
            <text:p>174.086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78.5114" calcext:value-type="float">
            <text:p>78.5114</text:p>
          </table:table-cell>
          <table:table-cell office:value-type="float" office:value="95.5437" calcext:value-type="float">
            <text:p>95.5437</text:p>
          </table:table-cell>
          <table:table-cell table:formula="of:=[.B700]+[.C700]" office:value-type="float" office:value="174.0551" calcext:value-type="float">
            <text:p>174.0551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78.1513" calcext:value-type="float">
            <text:p>78.1513</text:p>
          </table:table-cell>
          <table:table-cell office:value-type="float" office:value="95.5437" calcext:value-type="float">
            <text:p>95.5437</text:p>
          </table:table-cell>
          <table:table-cell table:formula="of:=[.B701]+[.C701]" office:value-type="float" office:value="173.695" calcext:value-type="float">
            <text:p>173.6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8.1513" calcext:value-type="float">
            <text:p>78.1513</text:p>
          </table:table-cell>
          <table:table-cell office:value-type="float" office:value="95.5437" calcext:value-type="float">
            <text:p>95.5437</text:p>
          </table:table-cell>
          <table:table-cell table:formula="of:=[.B702]+[.C702]" office:value-type="float" office:value="173.695" calcext:value-type="float">
            <text:p>173.69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78.0312" calcext:value-type="float">
            <text:p>78.0312</text:p>
          </table:table-cell>
          <table:table-cell office:value-type="float" office:value="95.5437" calcext:value-type="float">
            <text:p>95.5437</text:p>
          </table:table-cell>
          <table:table-cell table:formula="of:=[.B703]+[.C703]" office:value-type="float" office:value="173.5749" calcext:value-type="float">
            <text:p>173.574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78.0312" calcext:value-type="float">
            <text:p>78.0312</text:p>
          </table:table-cell>
          <table:table-cell office:value-type="float" office:value="95.5437" calcext:value-type="float">
            <text:p>95.5437</text:p>
          </table:table-cell>
          <table:table-cell table:formula="of:=[.B704]+[.C704]" office:value-type="float" office:value="173.5749" calcext:value-type="float">
            <text:p>173.5749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78.0312" calcext:value-type="float">
            <text:p>78.0312</text:p>
          </table:table-cell>
          <table:table-cell office:value-type="float" office:value="95.5437" calcext:value-type="float">
            <text:p>95.5437</text:p>
          </table:table-cell>
          <table:table-cell table:formula="of:=[.B705]+[.C705]" office:value-type="float" office:value="173.5749" calcext:value-type="float">
            <text:p>173.574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77.9112" calcext:value-type="float">
            <text:p>77.9112</text:p>
          </table:table-cell>
          <table:table-cell office:value-type="float" office:value="95.5437" calcext:value-type="float">
            <text:p>95.5437</text:p>
          </table:table-cell>
          <table:table-cell table:formula="of:=[.B706]+[.C706]" office:value-type="float" office:value="173.4549" calcext:value-type="float">
            <text:p>173.454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77.6711" calcext:value-type="float">
            <text:p>77.6711</text:p>
          </table:table-cell>
          <table:table-cell office:value-type="float" office:value="95.5437" calcext:value-type="float">
            <text:p>95.5437</text:p>
          </table:table-cell>
          <table:table-cell table:formula="of:=[.B707]+[.C707]" office:value-type="float" office:value="173.2148" calcext:value-type="float">
            <text:p>173.214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77.551" calcext:value-type="float">
            <text:p>77.551</text:p>
          </table:table-cell>
          <table:table-cell office:value-type="float" office:value="95.5437" calcext:value-type="float">
            <text:p>95.5437</text:p>
          </table:table-cell>
          <table:table-cell table:formula="of:=[.B708]+[.C708]" office:value-type="float" office:value="173.0947" calcext:value-type="float">
            <text:p>173.094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77.431" calcext:value-type="float">
            <text:p>77.431</text:p>
          </table:table-cell>
          <table:table-cell office:value-type="float" office:value="95.6328" calcext:value-type="float">
            <text:p>95.6328</text:p>
          </table:table-cell>
          <table:table-cell table:formula="of:=[.B709]+[.C709]" office:value-type="float" office:value="173.0638" calcext:value-type="float">
            <text:p>173.063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77.1909" calcext:value-type="float">
            <text:p>77.1909</text:p>
          </table:table-cell>
          <table:table-cell office:value-type="float" office:value="95.7219" calcext:value-type="float">
            <text:p>95.7219</text:p>
          </table:table-cell>
          <table:table-cell table:formula="of:=[.B710]+[.C710]" office:value-type="float" office:value="172.9128" calcext:value-type="float">
            <text:p>172.912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77.1909" calcext:value-type="float">
            <text:p>77.1909</text:p>
          </table:table-cell>
          <table:table-cell office:value-type="float" office:value="95.7219" calcext:value-type="float">
            <text:p>95.7219</text:p>
          </table:table-cell>
          <table:table-cell table:formula="of:=[.B711]+[.C711]" office:value-type="float" office:value="172.9128" calcext:value-type="float">
            <text:p>172.912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77.0708" calcext:value-type="float">
            <text:p>77.0708</text:p>
          </table:table-cell>
          <table:table-cell office:value-type="float" office:value="95.7219" calcext:value-type="float">
            <text:p>95.7219</text:p>
          </table:table-cell>
          <table:table-cell table:formula="of:=[.B712]+[.C712]" office:value-type="float" office:value="172.7927" calcext:value-type="float">
            <text:p>172.792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76.8307" calcext:value-type="float">
            <text:p>76.8307</text:p>
          </table:table-cell>
          <table:table-cell office:value-type="float" office:value="95.7219" calcext:value-type="float">
            <text:p>95.7219</text:p>
          </table:table-cell>
          <table:table-cell table:formula="of:=[.B713]+[.C713]" office:value-type="float" office:value="172.5526" calcext:value-type="float">
            <text:p>172.5526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76.8307" calcext:value-type="float">
            <text:p>76.8307</text:p>
          </table:table-cell>
          <table:table-cell office:value-type="float" office:value="95.7219" calcext:value-type="float">
            <text:p>95.7219</text:p>
          </table:table-cell>
          <table:table-cell table:formula="of:=[.B714]+[.C714]" office:value-type="float" office:value="172.5526" calcext:value-type="float">
            <text:p>172.5526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76.7107" calcext:value-type="float">
            <text:p>76.7107</text:p>
          </table:table-cell>
          <table:table-cell office:value-type="float" office:value="95.7219" calcext:value-type="float">
            <text:p>95.7219</text:p>
          </table:table-cell>
          <table:table-cell table:formula="of:=[.B715]+[.C715]" office:value-type="float" office:value="172.4326" calcext:value-type="float">
            <text:p>172.4326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76.5906" calcext:value-type="float">
            <text:p>76.5906</text:p>
          </table:table-cell>
          <table:table-cell office:value-type="float" office:value="95.7219" calcext:value-type="float">
            <text:p>95.7219</text:p>
          </table:table-cell>
          <table:table-cell table:formula="of:=[.B716]+[.C716]" office:value-type="float" office:value="172.3125" calcext:value-type="float">
            <text:p>172.312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76.5906" calcext:value-type="float">
            <text:p>76.5906</text:p>
          </table:table-cell>
          <table:table-cell office:value-type="float" office:value="95.7219" calcext:value-type="float">
            <text:p>95.7219</text:p>
          </table:table-cell>
          <table:table-cell table:formula="of:=[.B717]+[.C717]" office:value-type="float" office:value="172.3125" calcext:value-type="float">
            <text:p>172.3125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76.2305" calcext:value-type="float">
            <text:p>76.2305</text:p>
          </table:table-cell>
          <table:table-cell office:value-type="float" office:value="95.7219" calcext:value-type="float">
            <text:p>95.7219</text:p>
          </table:table-cell>
          <table:table-cell table:formula="of:=[.B718]+[.C718]" office:value-type="float" office:value="171.9524" calcext:value-type="float">
            <text:p>171.952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76.1104" calcext:value-type="float">
            <text:p>76.1104</text:p>
          </table:table-cell>
          <table:table-cell office:value-type="float" office:value="95.8111" calcext:value-type="float">
            <text:p>95.8111</text:p>
          </table:table-cell>
          <table:table-cell table:formula="of:=[.B719]+[.C719]" office:value-type="float" office:value="171.9215" calcext:value-type="float">
            <text:p>171.9215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76.1104" calcext:value-type="float">
            <text:p>76.1104</text:p>
          </table:table-cell>
          <table:table-cell office:value-type="float" office:value="95.8111" calcext:value-type="float">
            <text:p>95.8111</text:p>
          </table:table-cell>
          <table:table-cell table:formula="of:=[.B720]+[.C720]" office:value-type="float" office:value="171.9215" calcext:value-type="float">
            <text:p>171.9215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75.6303" calcext:value-type="float">
            <text:p>75.6303</text:p>
          </table:table-cell>
          <table:table-cell office:value-type="float" office:value="95.9002" calcext:value-type="float">
            <text:p>95.9002</text:p>
          </table:table-cell>
          <table:table-cell table:formula="of:=[.B721]+[.C721]" office:value-type="float" office:value="171.5305" calcext:value-type="float">
            <text:p>171.53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5.5102" calcext:value-type="float">
            <text:p>75.5102</text:p>
          </table:table-cell>
          <table:table-cell office:value-type="float" office:value="95.9002" calcext:value-type="float">
            <text:p>95.9002</text:p>
          </table:table-cell>
          <table:table-cell table:formula="of:=[.B722]+[.C722]" office:value-type="float" office:value="171.4104" calcext:value-type="float">
            <text:p>171.410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75.1501" calcext:value-type="float">
            <text:p>75.1501</text:p>
          </table:table-cell>
          <table:table-cell office:value-type="float" office:value="95.9002" calcext:value-type="float">
            <text:p>95.9002</text:p>
          </table:table-cell>
          <table:table-cell table:formula="of:=[.B723]+[.C723]" office:value-type="float" office:value="171.0503" calcext:value-type="float">
            <text:p>171.0503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74.91" calcext:value-type="float">
            <text:p>74.91</text:p>
          </table:table-cell>
          <table:table-cell office:value-type="float" office:value="95.9002" calcext:value-type="float">
            <text:p>95.9002</text:p>
          </table:table-cell>
          <table:table-cell table:formula="of:=[.B724]+[.C724]" office:value-type="float" office:value="170.8102" calcext:value-type="float">
            <text:p>170.8102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74.91" calcext:value-type="float">
            <text:p>74.91</text:p>
          </table:table-cell>
          <table:table-cell office:value-type="float" office:value="95.9002" calcext:value-type="float">
            <text:p>95.9002</text:p>
          </table:table-cell>
          <table:table-cell table:formula="of:=[.B725]+[.C725]" office:value-type="float" office:value="170.8102" calcext:value-type="float">
            <text:p>170.8102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74.7899" calcext:value-type="float">
            <text:p>74.7899</text:p>
          </table:table-cell>
          <table:table-cell office:value-type="float" office:value="95.9893" calcext:value-type="float">
            <text:p>95.9893</text:p>
          </table:table-cell>
          <table:table-cell table:formula="of:=[.B726]+[.C726]" office:value-type="float" office:value="170.7792" calcext:value-type="float">
            <text:p>170.779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74.5498" calcext:value-type="float">
            <text:p>74.5498</text:p>
          </table:table-cell>
          <table:table-cell office:value-type="float" office:value="95.9893" calcext:value-type="float">
            <text:p>95.9893</text:p>
          </table:table-cell>
          <table:table-cell table:formula="of:=[.B727]+[.C727]" office:value-type="float" office:value="170.5391" calcext:value-type="float">
            <text:p>170.5391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74.3097" calcext:value-type="float">
            <text:p>74.3097</text:p>
          </table:table-cell>
          <table:table-cell office:value-type="float" office:value="95.9893" calcext:value-type="float">
            <text:p>95.9893</text:p>
          </table:table-cell>
          <table:table-cell table:formula="of:=[.B728]+[.C728]" office:value-type="float" office:value="170.299" calcext:value-type="float">
            <text:p>170.299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74.1897" calcext:value-type="float">
            <text:p>74.1897</text:p>
          </table:table-cell>
          <table:table-cell office:value-type="float" office:value="95.9893" calcext:value-type="float">
            <text:p>95.9893</text:p>
          </table:table-cell>
          <table:table-cell table:formula="of:=[.B729]+[.C729]" office:value-type="float" office:value="170.179" calcext:value-type="float">
            <text:p>170.179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73.9496" calcext:value-type="float">
            <text:p>73.9496</text:p>
          </table:table-cell>
          <table:table-cell office:value-type="float" office:value="95.9893" calcext:value-type="float">
            <text:p>95.9893</text:p>
          </table:table-cell>
          <table:table-cell table:formula="of:=[.B730]+[.C730]" office:value-type="float" office:value="169.9389" calcext:value-type="float">
            <text:p>169.9389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73.8295" calcext:value-type="float">
            <text:p>73.8295</text:p>
          </table:table-cell>
          <table:table-cell office:value-type="float" office:value="95.9893" calcext:value-type="float">
            <text:p>95.9893</text:p>
          </table:table-cell>
          <table:table-cell table:formula="of:=[.B731]+[.C731]" office:value-type="float" office:value="169.8188" calcext:value-type="float">
            <text:p>169.818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73.8295" calcext:value-type="float">
            <text:p>73.8295</text:p>
          </table:table-cell>
          <table:table-cell office:value-type="float" office:value="96.0784" calcext:value-type="float">
            <text:p>96.0784</text:p>
          </table:table-cell>
          <table:table-cell table:formula="of:=[.B732]+[.C732]" office:value-type="float" office:value="169.9079" calcext:value-type="float">
            <text:p>169.907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73.5894" calcext:value-type="float">
            <text:p>73.5894</text:p>
          </table:table-cell>
          <table:table-cell office:value-type="float" office:value="96.1676" calcext:value-type="float">
            <text:p>96.1676</text:p>
          </table:table-cell>
          <table:table-cell table:formula="of:=[.B733]+[.C733]" office:value-type="float" office:value="169.757" calcext:value-type="float">
            <text:p>169.757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73.4694" calcext:value-type="float">
            <text:p>73.4694</text:p>
          </table:table-cell>
          <table:table-cell office:value-type="float" office:value="96.2567" calcext:value-type="float">
            <text:p>96.2567</text:p>
          </table:table-cell>
          <table:table-cell table:formula="of:=[.B734]+[.C734]" office:value-type="float" office:value="169.7261" calcext:value-type="float">
            <text:p>169.7261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73.2293" calcext:value-type="float">
            <text:p>73.2293</text:p>
          </table:table-cell>
          <table:table-cell office:value-type="float" office:value="96.2567" calcext:value-type="float">
            <text:p>96.2567</text:p>
          </table:table-cell>
          <table:table-cell table:formula="of:=[.B735]+[.C735]" office:value-type="float" office:value="169.486" calcext:value-type="float">
            <text:p>169.486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72.9892" calcext:value-type="float">
            <text:p>72.9892</text:p>
          </table:table-cell>
          <table:table-cell office:value-type="float" office:value="96.2567" calcext:value-type="float">
            <text:p>96.2567</text:p>
          </table:table-cell>
          <table:table-cell table:formula="of:=[.B736]+[.C736]" office:value-type="float" office:value="169.2459" calcext:value-type="float">
            <text:p>169.245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72.7491" calcext:value-type="float">
            <text:p>72.7491</text:p>
          </table:table-cell>
          <table:table-cell office:value-type="float" office:value="96.2567" calcext:value-type="float">
            <text:p>96.2567</text:p>
          </table:table-cell>
          <table:table-cell table:formula="of:=[.B737]+[.C737]" office:value-type="float" office:value="169.0058" calcext:value-type="float">
            <text:p>169.0058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72.509" calcext:value-type="float">
            <text:p>72.509</text:p>
          </table:table-cell>
          <table:table-cell office:value-type="float" office:value="96.4349" calcext:value-type="float">
            <text:p>96.4349</text:p>
          </table:table-cell>
          <table:table-cell table:formula="of:=[.B738]+[.C738]" office:value-type="float" office:value="168.9439" calcext:value-type="float">
            <text:p>168.9439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72.1489" calcext:value-type="float">
            <text:p>72.1489</text:p>
          </table:table-cell>
          <table:table-cell office:value-type="float" office:value="96.5241" calcext:value-type="float">
            <text:p>96.5241</text:p>
          </table:table-cell>
          <table:table-cell table:formula="of:=[.B739]+[.C739]" office:value-type="float" office:value="168.673" calcext:value-type="float">
            <text:p>168.673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71.6687" calcext:value-type="float">
            <text:p>71.6687</text:p>
          </table:table-cell>
          <table:table-cell office:value-type="float" office:value="96.5241" calcext:value-type="float">
            <text:p>96.5241</text:p>
          </table:table-cell>
          <table:table-cell table:formula="of:=[.B740]+[.C740]" office:value-type="float" office:value="168.1928" calcext:value-type="float">
            <text:p>168.1928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96.5241" calcext:value-type="float">
            <text:p>96.5241</text:p>
          </table:table-cell>
          <table:table-cell table:formula="of:=[.B741]+[.C741]" office:value-type="float" office:value="167.9527" calcext:value-type="float">
            <text:p>167.952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1.3085" calcext:value-type="float">
            <text:p>71.3085</text:p>
          </table:table-cell>
          <table:table-cell office:value-type="float" office:value="96.5241" calcext:value-type="float">
            <text:p>96.5241</text:p>
          </table:table-cell>
          <table:table-cell table:formula="of:=[.B742]+[.C742]" office:value-type="float" office:value="167.8326" calcext:value-type="float">
            <text:p>167.8326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71.0684" calcext:value-type="float">
            <text:p>71.0684</text:p>
          </table:table-cell>
          <table:table-cell office:value-type="float" office:value="96.6132" calcext:value-type="float">
            <text:p>96.6132</text:p>
          </table:table-cell>
          <table:table-cell table:formula="of:=[.B743]+[.C743]" office:value-type="float" office:value="167.6816" calcext:value-type="float">
            <text:p>167.6816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71.0684" calcext:value-type="float">
            <text:p>71.0684</text:p>
          </table:table-cell>
          <table:table-cell office:value-type="float" office:value="96.6132" calcext:value-type="float">
            <text:p>96.6132</text:p>
          </table:table-cell>
          <table:table-cell table:formula="of:=[.B744]+[.C744]" office:value-type="float" office:value="167.6816" calcext:value-type="float">
            <text:p>167.6816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70.7083" calcext:value-type="float">
            <text:p>70.7083</text:p>
          </table:table-cell>
          <table:table-cell office:value-type="float" office:value="96.6132" calcext:value-type="float">
            <text:p>96.6132</text:p>
          </table:table-cell>
          <table:table-cell table:formula="of:=[.B745]+[.C745]" office:value-type="float" office:value="167.3215" calcext:value-type="float">
            <text:p>167.3215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70.4682" calcext:value-type="float">
            <text:p>70.4682</text:p>
          </table:table-cell>
          <table:table-cell office:value-type="float" office:value="96.6132" calcext:value-type="float">
            <text:p>96.6132</text:p>
          </table:table-cell>
          <table:table-cell table:formula="of:=[.B746]+[.C746]" office:value-type="float" office:value="167.0814" calcext:value-type="float">
            <text:p>167.081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70.2281" calcext:value-type="float">
            <text:p>70.2281</text:p>
          </table:table-cell>
          <table:table-cell office:value-type="float" office:value="96.6132" calcext:value-type="float">
            <text:p>96.6132</text:p>
          </table:table-cell>
          <table:table-cell table:formula="of:=[.B747]+[.C747]" office:value-type="float" office:value="166.8413" calcext:value-type="float">
            <text:p>166.8413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70.108" calcext:value-type="float">
            <text:p>70.108</text:p>
          </table:table-cell>
          <table:table-cell office:value-type="float" office:value="96.6132" calcext:value-type="float">
            <text:p>96.6132</text:p>
          </table:table-cell>
          <table:table-cell table:formula="of:=[.B748]+[.C748]" office:value-type="float" office:value="166.7212" calcext:value-type="float">
            <text:p>166.7212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69.988" calcext:value-type="float">
            <text:p>69.988</text:p>
          </table:table-cell>
          <table:table-cell office:value-type="float" office:value="96.7023" calcext:value-type="float">
            <text:p>96.7023</text:p>
          </table:table-cell>
          <table:table-cell table:formula="of:=[.B749]+[.C749]" office:value-type="float" office:value="166.6903" calcext:value-type="float">
            <text:p>166.690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69.6279" calcext:value-type="float">
            <text:p>69.6279</text:p>
          </table:table-cell>
          <table:table-cell office:value-type="float" office:value="96.7023" calcext:value-type="float">
            <text:p>96.7023</text:p>
          </table:table-cell>
          <table:table-cell table:formula="of:=[.B750]+[.C750]" office:value-type="float" office:value="166.3302" calcext:value-type="float">
            <text:p>166.3302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69.3878" calcext:value-type="float">
            <text:p>69.3878</text:p>
          </table:table-cell>
          <table:table-cell office:value-type="float" office:value="96.7023" calcext:value-type="float">
            <text:p>96.7023</text:p>
          </table:table-cell>
          <table:table-cell table:formula="of:=[.B751]+[.C751]" office:value-type="float" office:value="166.0901" calcext:value-type="float">
            <text:p>166.090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9.3878" calcext:value-type="float">
            <text:p>69.3878</text:p>
          </table:table-cell>
          <table:table-cell office:value-type="float" office:value="96.7023" calcext:value-type="float">
            <text:p>96.7023</text:p>
          </table:table-cell>
          <table:table-cell table:formula="of:=[.B752]+[.C752]" office:value-type="float" office:value="166.0901" calcext:value-type="float">
            <text:p>166.0901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68.9076" calcext:value-type="float">
            <text:p>68.9076</text:p>
          </table:table-cell>
          <table:table-cell office:value-type="float" office:value="96.7023" calcext:value-type="float">
            <text:p>96.7023</text:p>
          </table:table-cell>
          <table:table-cell table:formula="of:=[.B753]+[.C753]" office:value-type="float" office:value="165.6099" calcext:value-type="float">
            <text:p>165.6099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68.6675" calcext:value-type="float">
            <text:p>68.6675</text:p>
          </table:table-cell>
          <table:table-cell office:value-type="float" office:value="96.7023" calcext:value-type="float">
            <text:p>96.7023</text:p>
          </table:table-cell>
          <table:table-cell table:formula="of:=[.B754]+[.C754]" office:value-type="float" office:value="165.3698" calcext:value-type="float">
            <text:p>165.3698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68.4274" calcext:value-type="float">
            <text:p>68.4274</text:p>
          </table:table-cell>
          <table:table-cell office:value-type="float" office:value="96.7023" calcext:value-type="float">
            <text:p>96.7023</text:p>
          </table:table-cell>
          <table:table-cell table:formula="of:=[.B755]+[.C755]" office:value-type="float" office:value="165.1297" calcext:value-type="float">
            <text:p>165.1297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68.1873" calcext:value-type="float">
            <text:p>68.1873</text:p>
          </table:table-cell>
          <table:table-cell office:value-type="float" office:value="96.7023" calcext:value-type="float">
            <text:p>96.7023</text:p>
          </table:table-cell>
          <table:table-cell table:formula="of:=[.B756]+[.C756]" office:value-type="float" office:value="164.8896" calcext:value-type="float">
            <text:p>164.889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68.1873" calcext:value-type="float">
            <text:p>68.1873</text:p>
          </table:table-cell>
          <table:table-cell office:value-type="float" office:value="96.7914" calcext:value-type="float">
            <text:p>96.7914</text:p>
          </table:table-cell>
          <table:table-cell table:formula="of:=[.B757]+[.C757]" office:value-type="float" office:value="164.9787" calcext:value-type="float">
            <text:p>164.9787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68.0672" calcext:value-type="float">
            <text:p>68.0672</text:p>
          </table:table-cell>
          <table:table-cell office:value-type="float" office:value="96.7914" calcext:value-type="float">
            <text:p>96.7914</text:p>
          </table:table-cell>
          <table:table-cell table:formula="of:=[.B758]+[.C758]" office:value-type="float" office:value="164.8586" calcext:value-type="float">
            <text:p>164.8586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68.0672" calcext:value-type="float">
            <text:p>68.0672</text:p>
          </table:table-cell>
          <table:table-cell office:value-type="float" office:value="96.7914" calcext:value-type="float">
            <text:p>96.7914</text:p>
          </table:table-cell>
          <table:table-cell table:formula="of:=[.B759]+[.C759]" office:value-type="float" office:value="164.8586" calcext:value-type="float">
            <text:p>164.8586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67.9472" calcext:value-type="float">
            <text:p>67.9472</text:p>
          </table:table-cell>
          <table:table-cell office:value-type="float" office:value="96.8806" calcext:value-type="float">
            <text:p>96.8806</text:p>
          </table:table-cell>
          <table:table-cell table:formula="of:=[.B760]+[.C760]" office:value-type="float" office:value="164.8278" calcext:value-type="float">
            <text:p>164.8278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67.7071" calcext:value-type="float">
            <text:p>67.7071</text:p>
          </table:table-cell>
          <table:table-cell office:value-type="float" office:value="96.9697" calcext:value-type="float">
            <text:p>96.9697</text:p>
          </table:table-cell>
          <table:table-cell table:formula="of:=[.B761]+[.C761]" office:value-type="float" office:value="164.6768" calcext:value-type="float">
            <text:p>164.676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7.467" calcext:value-type="float">
            <text:p>67.467</text:p>
          </table:table-cell>
          <table:table-cell office:value-type="float" office:value="96.9697" calcext:value-type="float">
            <text:p>96.9697</text:p>
          </table:table-cell>
          <table:table-cell table:formula="of:=[.B762]+[.C762]" office:value-type="float" office:value="164.4367" calcext:value-type="float">
            <text:p>164.4367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67.3469" calcext:value-type="float">
            <text:p>67.3469</text:p>
          </table:table-cell>
          <table:table-cell office:value-type="float" office:value="96.9697" calcext:value-type="float">
            <text:p>96.9697</text:p>
          </table:table-cell>
          <table:table-cell table:formula="of:=[.B763]+[.C763]" office:value-type="float" office:value="164.3166" calcext:value-type="float">
            <text:p>164.3166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67.1068" calcext:value-type="float">
            <text:p>67.1068</text:p>
          </table:table-cell>
          <table:table-cell office:value-type="float" office:value="97.0588" calcext:value-type="float">
            <text:p>97.0588</text:p>
          </table:table-cell>
          <table:table-cell table:formula="of:=[.B764]+[.C764]" office:value-type="float" office:value="164.1656" calcext:value-type="float">
            <text:p>164.1656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66.9868" calcext:value-type="float">
            <text:p>66.9868</text:p>
          </table:table-cell>
          <table:table-cell office:value-type="float" office:value="97.0588" calcext:value-type="float">
            <text:p>97.0588</text:p>
          </table:table-cell>
          <table:table-cell table:formula="of:=[.B765]+[.C765]" office:value-type="float" office:value="164.0456" calcext:value-type="float">
            <text:p>164.0456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66.9868" calcext:value-type="float">
            <text:p>66.9868</text:p>
          </table:table-cell>
          <table:table-cell office:value-type="float" office:value="97.0588" calcext:value-type="float">
            <text:p>97.0588</text:p>
          </table:table-cell>
          <table:table-cell table:formula="of:=[.B766]+[.C766]" office:value-type="float" office:value="164.0456" calcext:value-type="float">
            <text:p>164.0456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66.9868" calcext:value-type="float">
            <text:p>66.9868</text:p>
          </table:table-cell>
          <table:table-cell office:value-type="float" office:value="97.0588" calcext:value-type="float">
            <text:p>97.0588</text:p>
          </table:table-cell>
          <table:table-cell table:formula="of:=[.B767]+[.C767]" office:value-type="float" office:value="164.0456" calcext:value-type="float">
            <text:p>164.0456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66.8667" calcext:value-type="float">
            <text:p>66.8667</text:p>
          </table:table-cell>
          <table:table-cell office:value-type="float" office:value="97.148" calcext:value-type="float">
            <text:p>97.148</text:p>
          </table:table-cell>
          <table:table-cell table:formula="of:=[.B768]+[.C768]" office:value-type="float" office:value="164.0147" calcext:value-type="float">
            <text:p>164.0147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66.8667" calcext:value-type="float">
            <text:p>66.8667</text:p>
          </table:table-cell>
          <table:table-cell office:value-type="float" office:value="97.148" calcext:value-type="float">
            <text:p>97.148</text:p>
          </table:table-cell>
          <table:table-cell table:formula="of:=[.B769]+[.C769]" office:value-type="float" office:value="164.0147" calcext:value-type="float">
            <text:p>164.014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66.7467" calcext:value-type="float">
            <text:p>66.7467</text:p>
          </table:table-cell>
          <table:table-cell office:value-type="float" office:value="97.148" calcext:value-type="float">
            <text:p>97.148</text:p>
          </table:table-cell>
          <table:table-cell table:formula="of:=[.B770]+[.C770]" office:value-type="float" office:value="163.8947" calcext:value-type="float">
            <text:p>163.8947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66.5066" calcext:value-type="float">
            <text:p>66.5066</text:p>
          </table:table-cell>
          <table:table-cell office:value-type="float" office:value="97.148" calcext:value-type="float">
            <text:p>97.148</text:p>
          </table:table-cell>
          <table:table-cell table:formula="of:=[.B771]+[.C771]" office:value-type="float" office:value="163.6546" calcext:value-type="float">
            <text:p>163.65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6.3866" calcext:value-type="float">
            <text:p>66.3866</text:p>
          </table:table-cell>
          <table:table-cell office:value-type="float" office:value="97.148" calcext:value-type="float">
            <text:p>97.148</text:p>
          </table:table-cell>
          <table:table-cell table:formula="of:=[.B772]+[.C772]" office:value-type="float" office:value="163.5346" calcext:value-type="float">
            <text:p>163.5346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66.2665" calcext:value-type="float">
            <text:p>66.2665</text:p>
          </table:table-cell>
          <table:table-cell office:value-type="float" office:value="97.148" calcext:value-type="float">
            <text:p>97.148</text:p>
          </table:table-cell>
          <table:table-cell table:formula="of:=[.B773]+[.C773]" office:value-type="float" office:value="163.4145" calcext:value-type="float">
            <text:p>163.4145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66.1465" calcext:value-type="float">
            <text:p>66.1465</text:p>
          </table:table-cell>
          <table:table-cell office:value-type="float" office:value="97.148" calcext:value-type="float">
            <text:p>97.148</text:p>
          </table:table-cell>
          <table:table-cell table:formula="of:=[.B774]+[.C774]" office:value-type="float" office:value="163.2945" calcext:value-type="float">
            <text:p>163.294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66.0264" calcext:value-type="float">
            <text:p>66.0264</text:p>
          </table:table-cell>
          <table:table-cell office:value-type="float" office:value="97.148" calcext:value-type="float">
            <text:p>97.148</text:p>
          </table:table-cell>
          <table:table-cell table:formula="of:=[.B775]+[.C775]" office:value-type="float" office:value="163.1744" calcext:value-type="float">
            <text:p>163.174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65.9064" calcext:value-type="float">
            <text:p>65.9064</text:p>
          </table:table-cell>
          <table:table-cell office:value-type="float" office:value="97.2371" calcext:value-type="float">
            <text:p>97.2371</text:p>
          </table:table-cell>
          <table:table-cell table:formula="of:=[.B776]+[.C776]" office:value-type="float" office:value="163.1435" calcext:value-type="float">
            <text:p>163.143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5.9064" calcext:value-type="float">
            <text:p>65.9064</text:p>
          </table:table-cell>
          <table:table-cell office:value-type="float" office:value="97.2371" calcext:value-type="float">
            <text:p>97.2371</text:p>
          </table:table-cell>
          <table:table-cell table:formula="of:=[.B777]+[.C777]" office:value-type="float" office:value="163.1435" calcext:value-type="float">
            <text:p>163.1435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65.9064" calcext:value-type="float">
            <text:p>65.9064</text:p>
          </table:table-cell>
          <table:table-cell office:value-type="float" office:value="97.2371" calcext:value-type="float">
            <text:p>97.2371</text:p>
          </table:table-cell>
          <table:table-cell table:formula="of:=[.B778]+[.C778]" office:value-type="float" office:value="163.1435" calcext:value-type="float">
            <text:p>163.1435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65.9064" calcext:value-type="float">
            <text:p>65.9064</text:p>
          </table:table-cell>
          <table:table-cell office:value-type="float" office:value="97.2371" calcext:value-type="float">
            <text:p>97.2371</text:p>
          </table:table-cell>
          <table:table-cell table:formula="of:=[.B779]+[.C779]" office:value-type="float" office:value="163.1435" calcext:value-type="float">
            <text:p>163.1435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65.3061" calcext:value-type="float">
            <text:p>65.3061</text:p>
          </table:table-cell>
          <table:table-cell office:value-type="float" office:value="97.2371" calcext:value-type="float">
            <text:p>97.2371</text:p>
          </table:table-cell>
          <table:table-cell table:formula="of:=[.B780]+[.C780]" office:value-type="float" office:value="162.5432" calcext:value-type="float">
            <text:p>162.5432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65.3061" calcext:value-type="float">
            <text:p>65.3061</text:p>
          </table:table-cell>
          <table:table-cell office:value-type="float" office:value="97.3262" calcext:value-type="float">
            <text:p>97.3262</text:p>
          </table:table-cell>
          <table:table-cell table:formula="of:=[.B781]+[.C781]" office:value-type="float" office:value="162.6323" calcext:value-type="float">
            <text:p>162.632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5.1861" calcext:value-type="float">
            <text:p>65.1861</text:p>
          </table:table-cell>
          <table:table-cell office:value-type="float" office:value="97.4153" calcext:value-type="float">
            <text:p>97.4153</text:p>
          </table:table-cell>
          <table:table-cell table:formula="of:=[.B782]+[.C782]" office:value-type="float" office:value="162.6014" calcext:value-type="float">
            <text:p>162.601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64.946" calcext:value-type="float">
            <text:p>64.946</text:p>
          </table:table-cell>
          <table:table-cell office:value-type="float" office:value="97.4153" calcext:value-type="float">
            <text:p>97.4153</text:p>
          </table:table-cell>
          <table:table-cell table:formula="of:=[.B783]+[.C783]" office:value-type="float" office:value="162.3613" calcext:value-type="float">
            <text:p>162.3613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64.5858" calcext:value-type="float">
            <text:p>64.5858</text:p>
          </table:table-cell>
          <table:table-cell office:value-type="float" office:value="97.4153" calcext:value-type="float">
            <text:p>97.4153</text:p>
          </table:table-cell>
          <table:table-cell table:formula="of:=[.B784]+[.C784]" office:value-type="float" office:value="162.0011" calcext:value-type="float">
            <text:p>162.0011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64.5858" calcext:value-type="float">
            <text:p>64.5858</text:p>
          </table:table-cell>
          <table:table-cell office:value-type="float" office:value="97.4153" calcext:value-type="float">
            <text:p>97.4153</text:p>
          </table:table-cell>
          <table:table-cell table:formula="of:=[.B785]+[.C785]" office:value-type="float" office:value="162.0011" calcext:value-type="float">
            <text:p>162.0011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64.2257" calcext:value-type="float">
            <text:p>64.2257</text:p>
          </table:table-cell>
          <table:table-cell office:value-type="float" office:value="97.4153" calcext:value-type="float">
            <text:p>97.4153</text:p>
          </table:table-cell>
          <table:table-cell table:formula="of:=[.B786]+[.C786]" office:value-type="float" office:value="161.641" calcext:value-type="float">
            <text:p>161.64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64.1056" calcext:value-type="float">
            <text:p>64.1056</text:p>
          </table:table-cell>
          <table:table-cell office:value-type="float" office:value="97.4153" calcext:value-type="float">
            <text:p>97.4153</text:p>
          </table:table-cell>
          <table:table-cell table:formula="of:=[.B787]+[.C787]" office:value-type="float" office:value="161.5209" calcext:value-type="float">
            <text:p>161.5209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64.1056" calcext:value-type="float">
            <text:p>64.1056</text:p>
          </table:table-cell>
          <table:table-cell office:value-type="float" office:value="97.4153" calcext:value-type="float">
            <text:p>97.4153</text:p>
          </table:table-cell>
          <table:table-cell table:formula="of:=[.B788]+[.C788]" office:value-type="float" office:value="161.5209" calcext:value-type="float">
            <text:p>161.5209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63.9856" calcext:value-type="float">
            <text:p>63.9856</text:p>
          </table:table-cell>
          <table:table-cell office:value-type="float" office:value="97.5045" calcext:value-type="float">
            <text:p>97.5045</text:p>
          </table:table-cell>
          <table:table-cell table:formula="of:=[.B789]+[.C789]" office:value-type="float" office:value="161.4901" calcext:value-type="float">
            <text:p>161.4901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63.6255" calcext:value-type="float">
            <text:p>63.6255</text:p>
          </table:table-cell>
          <table:table-cell office:value-type="float" office:value="97.5045" calcext:value-type="float">
            <text:p>97.5045</text:p>
          </table:table-cell>
          <table:table-cell table:formula="of:=[.B790]+[.C790]" office:value-type="float" office:value="161.13" calcext:value-type="float">
            <text:p>161.13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63.3854" calcext:value-type="float">
            <text:p>63.3854</text:p>
          </table:table-cell>
          <table:table-cell office:value-type="float" office:value="97.5936" calcext:value-type="float">
            <text:p>97.5936</text:p>
          </table:table-cell>
          <table:table-cell table:formula="of:=[.B791]+[.C791]" office:value-type="float" office:value="160.979" calcext:value-type="float">
            <text:p>160.97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3.1453" calcext:value-type="float">
            <text:p>63.1453</text:p>
          </table:table-cell>
          <table:table-cell office:value-type="float" office:value="97.6827" calcext:value-type="float">
            <text:p>97.6827</text:p>
          </table:table-cell>
          <table:table-cell table:formula="of:=[.B792]+[.C792]" office:value-type="float" office:value="160.828" calcext:value-type="float">
            <text:p>160.828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62.7851" calcext:value-type="float">
            <text:p>62.7851</text:p>
          </table:table-cell>
          <table:table-cell office:value-type="float" office:value="97.6827" calcext:value-type="float">
            <text:p>97.6827</text:p>
          </table:table-cell>
          <table:table-cell table:formula="of:=[.B793]+[.C793]" office:value-type="float" office:value="160.4678" calcext:value-type="float">
            <text:p>160.4678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62.6651" calcext:value-type="float">
            <text:p>62.6651</text:p>
          </table:table-cell>
          <table:table-cell office:value-type="float" office:value="97.6827" calcext:value-type="float">
            <text:p>97.6827</text:p>
          </table:table-cell>
          <table:table-cell table:formula="of:=[.B794]+[.C794]" office:value-type="float" office:value="160.3478" calcext:value-type="float">
            <text:p>160.347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62.425" calcext:value-type="float">
            <text:p>62.425</text:p>
          </table:table-cell>
          <table:table-cell office:value-type="float" office:value="97.6827" calcext:value-type="float">
            <text:p>97.6827</text:p>
          </table:table-cell>
          <table:table-cell table:formula="of:=[.B795]+[.C795]" office:value-type="float" office:value="160.1077" calcext:value-type="float">
            <text:p>160.1077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61.9448" calcext:value-type="float">
            <text:p>61.9448</text:p>
          </table:table-cell>
          <table:table-cell office:value-type="float" office:value="97.6827" calcext:value-type="float">
            <text:p>97.6827</text:p>
          </table:table-cell>
          <table:table-cell table:formula="of:=[.B796]+[.C796]" office:value-type="float" office:value="159.6275" calcext:value-type="float">
            <text:p>159.6275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61.9448" calcext:value-type="float">
            <text:p>61.9448</text:p>
          </table:table-cell>
          <table:table-cell office:value-type="float" office:value="97.6827" calcext:value-type="float">
            <text:p>97.6827</text:p>
          </table:table-cell>
          <table:table-cell table:formula="of:=[.B797]+[.C797]" office:value-type="float" office:value="159.6275" calcext:value-type="float">
            <text:p>159.6275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61.4646" calcext:value-type="float">
            <text:p>61.4646</text:p>
          </table:table-cell>
          <table:table-cell office:value-type="float" office:value="97.6827" calcext:value-type="float">
            <text:p>97.6827</text:p>
          </table:table-cell>
          <table:table-cell table:formula="of:=[.B798]+[.C798]" office:value-type="float" office:value="159.1473" calcext:value-type="float">
            <text:p>159.1473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61.3445" calcext:value-type="float">
            <text:p>61.3445</text:p>
          </table:table-cell>
          <table:table-cell office:value-type="float" office:value="97.7718" calcext:value-type="float">
            <text:p>97.7718</text:p>
          </table:table-cell>
          <table:table-cell table:formula="of:=[.B799]+[.C799]" office:value-type="float" office:value="159.1163" calcext:value-type="float">
            <text:p>159.1163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61.1044" calcext:value-type="float">
            <text:p>61.1044</text:p>
          </table:table-cell>
          <table:table-cell office:value-type="float" office:value="97.7718" calcext:value-type="float">
            <text:p>97.7718</text:p>
          </table:table-cell>
          <table:table-cell table:formula="of:=[.B800]+[.C800]" office:value-type="float" office:value="158.8762" calcext:value-type="float">
            <text:p>158.8762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60.5042" calcext:value-type="float">
            <text:p>60.5042</text:p>
          </table:table-cell>
          <table:table-cell office:value-type="float" office:value="97.7718" calcext:value-type="float">
            <text:p>97.7718</text:p>
          </table:table-cell>
          <table:table-cell table:formula="of:=[.B801]+[.C801]" office:value-type="float" office:value="158.276" calcext:value-type="float">
            <text:p>158.2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0.2641" calcext:value-type="float">
            <text:p>60.2641</text:p>
          </table:table-cell>
          <table:table-cell office:value-type="float" office:value="97.7718" calcext:value-type="float">
            <text:p>97.7718</text:p>
          </table:table-cell>
          <table:table-cell table:formula="of:=[.B802]+[.C802]" office:value-type="float" office:value="158.0359" calcext:value-type="float">
            <text:p>158.0359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60.024" calcext:value-type="float">
            <text:p>60.024</text:p>
          </table:table-cell>
          <table:table-cell office:value-type="float" office:value="97.7718" calcext:value-type="float">
            <text:p>97.7718</text:p>
          </table:table-cell>
          <table:table-cell table:formula="of:=[.B803]+[.C803]" office:value-type="float" office:value="157.7958" calcext:value-type="float">
            <text:p>157.7958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59.7839" calcext:value-type="float">
            <text:p>59.7839</text:p>
          </table:table-cell>
          <table:table-cell office:value-type="float" office:value="97.7718" calcext:value-type="float">
            <text:p>97.7718</text:p>
          </table:table-cell>
          <table:table-cell table:formula="of:=[.B804]+[.C804]" office:value-type="float" office:value="157.5557" calcext:value-type="float">
            <text:p>157.5557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59.5438" calcext:value-type="float">
            <text:p>59.5438</text:p>
          </table:table-cell>
          <table:table-cell office:value-type="float" office:value="97.7718" calcext:value-type="float">
            <text:p>97.7718</text:p>
          </table:table-cell>
          <table:table-cell table:formula="of:=[.B805]+[.C805]" office:value-type="float" office:value="157.3156" calcext:value-type="float">
            <text:p>157.3156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59.1837" calcext:value-type="float">
            <text:p>59.1837</text:p>
          </table:table-cell>
          <table:table-cell office:value-type="float" office:value="97.7718" calcext:value-type="float">
            <text:p>97.7718</text:p>
          </table:table-cell>
          <table:table-cell table:formula="of:=[.B806]+[.C806]" office:value-type="float" office:value="156.9555" calcext:value-type="float">
            <text:p>156.955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58.9436" calcext:value-type="float">
            <text:p>58.9436</text:p>
          </table:table-cell>
          <table:table-cell office:value-type="float" office:value="97.7718" calcext:value-type="float">
            <text:p>97.7718</text:p>
          </table:table-cell>
          <table:table-cell table:formula="of:=[.B807]+[.C807]" office:value-type="float" office:value="156.7154" calcext:value-type="float">
            <text:p>156.715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58.7035" calcext:value-type="float">
            <text:p>58.7035</text:p>
          </table:table-cell>
          <table:table-cell office:value-type="float" office:value="97.7718" calcext:value-type="float">
            <text:p>97.7718</text:p>
          </table:table-cell>
          <table:table-cell table:formula="of:=[.B808]+[.C808]" office:value-type="float" office:value="156.4753" calcext:value-type="float">
            <text:p>156.4753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58.4634" calcext:value-type="float">
            <text:p>58.4634</text:p>
          </table:table-cell>
          <table:table-cell office:value-type="float" office:value="97.7718" calcext:value-type="float">
            <text:p>97.7718</text:p>
          </table:table-cell>
          <table:table-cell table:formula="of:=[.B809]+[.C809]" office:value-type="float" office:value="156.2352" calcext:value-type="float">
            <text:p>156.2352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58.3433" calcext:value-type="float">
            <text:p>58.3433</text:p>
          </table:table-cell>
          <table:table-cell office:value-type="float" office:value="97.7718" calcext:value-type="float">
            <text:p>97.7718</text:p>
          </table:table-cell>
          <table:table-cell table:formula="of:=[.B810]+[.C810]" office:value-type="float" office:value="156.1151" calcext:value-type="float">
            <text:p>156.1151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58.1032" calcext:value-type="float">
            <text:p>58.1032</text:p>
          </table:table-cell>
          <table:table-cell office:value-type="float" office:value="97.861" calcext:value-type="float">
            <text:p>97.861</text:p>
          </table:table-cell>
          <table:table-cell table:formula="of:=[.B811]+[.C811]" office:value-type="float" office:value="155.9642" calcext:value-type="float">
            <text:p>155.964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7.9832" calcext:value-type="float">
            <text:p>57.9832</text:p>
          </table:table-cell>
          <table:table-cell office:value-type="float" office:value="97.861" calcext:value-type="float">
            <text:p>97.861</text:p>
          </table:table-cell>
          <table:table-cell table:formula="of:=[.B812]+[.C812]" office:value-type="float" office:value="155.8442" calcext:value-type="float">
            <text:p>155.8442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57.7431" calcext:value-type="float">
            <text:p>57.7431</text:p>
          </table:table-cell>
          <table:table-cell office:value-type="float" office:value="97.861" calcext:value-type="float">
            <text:p>97.861</text:p>
          </table:table-cell>
          <table:table-cell table:formula="of:=[.B813]+[.C813]" office:value-type="float" office:value="155.6041" calcext:value-type="float">
            <text:p>155.6041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57.7431" calcext:value-type="float">
            <text:p>57.7431</text:p>
          </table:table-cell>
          <table:table-cell office:value-type="float" office:value="97.861" calcext:value-type="float">
            <text:p>97.861</text:p>
          </table:table-cell>
          <table:table-cell table:formula="of:=[.B814]+[.C814]" office:value-type="float" office:value="155.6041" calcext:value-type="float">
            <text:p>155.6041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57.503" calcext:value-type="float">
            <text:p>57.503</text:p>
          </table:table-cell>
          <table:table-cell office:value-type="float" office:value="97.861" calcext:value-type="float">
            <text:p>97.861</text:p>
          </table:table-cell>
          <table:table-cell table:formula="of:=[.B815]+[.C815]" office:value-type="float" office:value="155.364" calcext:value-type="float">
            <text:p>155.364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57.383" calcext:value-type="float">
            <text:p>57.383</text:p>
          </table:table-cell>
          <table:table-cell office:value-type="float" office:value="97.861" calcext:value-type="float">
            <text:p>97.861</text:p>
          </table:table-cell>
          <table:table-cell table:formula="of:=[.B816]+[.C816]" office:value-type="float" office:value="155.244" calcext:value-type="float">
            <text:p>155.24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57.1429" calcext:value-type="float">
            <text:p>57.1429</text:p>
          </table:table-cell>
          <table:table-cell office:value-type="float" office:value="97.861" calcext:value-type="float">
            <text:p>97.861</text:p>
          </table:table-cell>
          <table:table-cell table:formula="of:=[.B817]+[.C817]" office:value-type="float" office:value="155.0039" calcext:value-type="float">
            <text:p>155.0039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56.9028" calcext:value-type="float">
            <text:p>56.9028</text:p>
          </table:table-cell>
          <table:table-cell office:value-type="float" office:value="97.861" calcext:value-type="float">
            <text:p>97.861</text:p>
          </table:table-cell>
          <table:table-cell table:formula="of:=[.B818]+[.C818]" office:value-type="float" office:value="154.7638" calcext:value-type="float">
            <text:p>154.7638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56.7827" calcext:value-type="float">
            <text:p>56.7827</text:p>
          </table:table-cell>
          <table:table-cell office:value-type="float" office:value="97.861" calcext:value-type="float">
            <text:p>97.861</text:p>
          </table:table-cell>
          <table:table-cell table:formula="of:=[.B819]+[.C819]" office:value-type="float" office:value="154.6437" calcext:value-type="float">
            <text:p>154.6437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56.4226" calcext:value-type="float">
            <text:p>56.4226</text:p>
          </table:table-cell>
          <table:table-cell office:value-type="float" office:value="97.861" calcext:value-type="float">
            <text:p>97.861</text:p>
          </table:table-cell>
          <table:table-cell table:formula="of:=[.B820]+[.C820]" office:value-type="float" office:value="154.2836" calcext:value-type="float">
            <text:p>154.2836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56.0624" calcext:value-type="float">
            <text:p>56.0624</text:p>
          </table:table-cell>
          <table:table-cell office:value-type="float" office:value="97.861" calcext:value-type="float">
            <text:p>97.861</text:p>
          </table:table-cell>
          <table:table-cell table:formula="of:=[.B821]+[.C821]" office:value-type="float" office:value="153.9234" calcext:value-type="float">
            <text:p>153.923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5.7023" calcext:value-type="float">
            <text:p>55.7023</text:p>
          </table:table-cell>
          <table:table-cell office:value-type="float" office:value="97.861" calcext:value-type="float">
            <text:p>97.861</text:p>
          </table:table-cell>
          <table:table-cell table:formula="of:=[.B822]+[.C822]" office:value-type="float" office:value="153.5633" calcext:value-type="float">
            <text:p>153.5633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55.4622" calcext:value-type="float">
            <text:p>55.4622</text:p>
          </table:table-cell>
          <table:table-cell office:value-type="float" office:value="97.861" calcext:value-type="float">
            <text:p>97.861</text:p>
          </table:table-cell>
          <table:table-cell table:formula="of:=[.B823]+[.C823]" office:value-type="float" office:value="153.3232" calcext:value-type="float">
            <text:p>153.323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54.7419" calcext:value-type="float">
            <text:p>54.7419</text:p>
          </table:table-cell>
          <table:table-cell office:value-type="float" office:value="97.861" calcext:value-type="float">
            <text:p>97.861</text:p>
          </table:table-cell>
          <table:table-cell table:formula="of:=[.B824]+[.C824]" office:value-type="float" office:value="152.6029" calcext:value-type="float">
            <text:p>152.602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54.2617" calcext:value-type="float">
            <text:p>54.2617</text:p>
          </table:table-cell>
          <table:table-cell office:value-type="float" office:value="97.861" calcext:value-type="float">
            <text:p>97.861</text:p>
          </table:table-cell>
          <table:table-cell table:formula="of:=[.B825]+[.C825]" office:value-type="float" office:value="152.1227" calcext:value-type="float">
            <text:p>152.1227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53.9016" calcext:value-type="float">
            <text:p>53.9016</text:p>
          </table:table-cell>
          <table:table-cell office:value-type="float" office:value="97.861" calcext:value-type="float">
            <text:p>97.861</text:p>
          </table:table-cell>
          <table:table-cell table:formula="of:=[.B826]+[.C826]" office:value-type="float" office:value="151.7626" calcext:value-type="float">
            <text:p>151.7626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3.5414" calcext:value-type="float">
            <text:p>53.5414</text:p>
          </table:table-cell>
          <table:table-cell office:value-type="float" office:value="97.861" calcext:value-type="float">
            <text:p>97.861</text:p>
          </table:table-cell>
          <table:table-cell table:formula="of:=[.B827]+[.C827]" office:value-type="float" office:value="151.4024" calcext:value-type="float">
            <text:p>151.402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53.0612" calcext:value-type="float">
            <text:p>53.0612</text:p>
          </table:table-cell>
          <table:table-cell office:value-type="float" office:value="97.9501" calcext:value-type="float">
            <text:p>97.9501</text:p>
          </table:table-cell>
          <table:table-cell table:formula="of:=[.B828]+[.C828]" office:value-type="float" office:value="151.0113" calcext:value-type="float">
            <text:p>151.0113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52.2209" calcext:value-type="float">
            <text:p>52.2209</text:p>
          </table:table-cell>
          <table:table-cell office:value-type="float" office:value="97.9501" calcext:value-type="float">
            <text:p>97.9501</text:p>
          </table:table-cell>
          <table:table-cell table:formula="of:=[.B829]+[.C829]" office:value-type="float" office:value="150.171" calcext:value-type="float">
            <text:p>150.17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52.1008" calcext:value-type="float">
            <text:p>52.1008</text:p>
          </table:table-cell>
          <table:table-cell office:value-type="float" office:value="97.9501" calcext:value-type="float">
            <text:p>97.9501</text:p>
          </table:table-cell>
          <table:table-cell table:formula="of:=[.B830]+[.C830]" office:value-type="float" office:value="150.0509" calcext:value-type="float">
            <text:p>150.050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51.9808" calcext:value-type="float">
            <text:p>51.9808</text:p>
          </table:table-cell>
          <table:table-cell office:value-type="float" office:value="98.0392" calcext:value-type="float">
            <text:p>98.0392</text:p>
          </table:table-cell>
          <table:table-cell table:formula="of:=[.B831]+[.C831]" office:value-type="float" office:value="150.02" calcext:value-type="float">
            <text:p>150.0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1.5006" calcext:value-type="float">
            <text:p>51.5006</text:p>
          </table:table-cell>
          <table:table-cell office:value-type="float" office:value="98.1283" calcext:value-type="float">
            <text:p>98.1283</text:p>
          </table:table-cell>
          <table:table-cell table:formula="of:=[.B832]+[.C832]" office:value-type="float" office:value="149.6289" calcext:value-type="float">
            <text:p>149.628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51.0204" calcext:value-type="float">
            <text:p>51.0204</text:p>
          </table:table-cell>
          <table:table-cell office:value-type="float" office:value="98.1283" calcext:value-type="float">
            <text:p>98.1283</text:p>
          </table:table-cell>
          <table:table-cell table:formula="of:=[.B833]+[.C833]" office:value-type="float" office:value="149.1487" calcext:value-type="float">
            <text:p>149.1487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50.7803" calcext:value-type="float">
            <text:p>50.7803</text:p>
          </table:table-cell>
          <table:table-cell office:value-type="float" office:value="98.1283" calcext:value-type="float">
            <text:p>98.1283</text:p>
          </table:table-cell>
          <table:table-cell table:formula="of:=[.B834]+[.C834]" office:value-type="float" office:value="148.9086" calcext:value-type="float">
            <text:p>148.9086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50.5402" calcext:value-type="float">
            <text:p>50.5402</text:p>
          </table:table-cell>
          <table:table-cell office:value-type="float" office:value="98.2175" calcext:value-type="float">
            <text:p>98.2175</text:p>
          </table:table-cell>
          <table:table-cell table:formula="of:=[.B835]+[.C835]" office:value-type="float" office:value="148.7577" calcext:value-type="float">
            <text:p>148.757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49.8199" calcext:value-type="float">
            <text:p>49.8199</text:p>
          </table:table-cell>
          <table:table-cell office:value-type="float" office:value="98.2175" calcext:value-type="float">
            <text:p>98.2175</text:p>
          </table:table-cell>
          <table:table-cell table:formula="of:=[.B836]+[.C836]" office:value-type="float" office:value="148.0374" calcext:value-type="float">
            <text:p>148.03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48.9796" calcext:value-type="float">
            <text:p>48.9796</text:p>
          </table:table-cell>
          <table:table-cell office:value-type="float" office:value="98.3066" calcext:value-type="float">
            <text:p>98.3066</text:p>
          </table:table-cell>
          <table:table-cell table:formula="of:=[.B837]+[.C837]" office:value-type="float" office:value="147.2862" calcext:value-type="float">
            <text:p>147.2862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48.3794" calcext:value-type="float">
            <text:p>48.3794</text:p>
          </table:table-cell>
          <table:table-cell office:value-type="float" office:value="98.3066" calcext:value-type="float">
            <text:p>98.3066</text:p>
          </table:table-cell>
          <table:table-cell table:formula="of:=[.B838]+[.C838]" office:value-type="float" office:value="146.686" calcext:value-type="float">
            <text:p>146.686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48.2593" calcext:value-type="float">
            <text:p>48.2593</text:p>
          </table:table-cell>
          <table:table-cell office:value-type="float" office:value="98.3957" calcext:value-type="float">
            <text:p>98.3957</text:p>
          </table:table-cell>
          <table:table-cell table:formula="of:=[.B839]+[.C839]" office:value-type="float" office:value="146.655" calcext:value-type="float">
            <text:p>146.655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47.2989" calcext:value-type="float">
            <text:p>47.2989</text:p>
          </table:table-cell>
          <table:table-cell office:value-type="float" office:value="98.3957" calcext:value-type="float">
            <text:p>98.3957</text:p>
          </table:table-cell>
          <table:table-cell table:formula="of:=[.B840]+[.C840]" office:value-type="float" office:value="145.6946" calcext:value-type="float">
            <text:p>145.6946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46.8187" calcext:value-type="float">
            <text:p>46.8187</text:p>
          </table:table-cell>
          <table:table-cell office:value-type="float" office:value="98.4848" calcext:value-type="float">
            <text:p>98.4848</text:p>
          </table:table-cell>
          <table:table-cell table:formula="of:=[.B841]+[.C841]" office:value-type="float" office:value="145.3035" calcext:value-type="float">
            <text:p>145.303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6.4586" calcext:value-type="float">
            <text:p>46.4586</text:p>
          </table:table-cell>
          <table:table-cell office:value-type="float" office:value="98.4848" calcext:value-type="float">
            <text:p>98.4848</text:p>
          </table:table-cell>
          <table:table-cell table:formula="of:=[.B842]+[.C842]" office:value-type="float" office:value="144.9434" calcext:value-type="float">
            <text:p>144.943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45.7383" calcext:value-type="float">
            <text:p>45.7383</text:p>
          </table:table-cell>
          <table:table-cell office:value-type="float" office:value="98.4848" calcext:value-type="float">
            <text:p>98.4848</text:p>
          </table:table-cell>
          <table:table-cell table:formula="of:=[.B843]+[.C843]" office:value-type="float" office:value="144.2231" calcext:value-type="float">
            <text:p>144.2231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45.1381" calcext:value-type="float">
            <text:p>45.1381</text:p>
          </table:table-cell>
          <table:table-cell office:value-type="float" office:value="98.4848" calcext:value-type="float">
            <text:p>98.4848</text:p>
          </table:table-cell>
          <table:table-cell table:formula="of:=[.B844]+[.C844]" office:value-type="float" office:value="143.6229" calcext:value-type="float">
            <text:p>143.6229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44.5378" calcext:value-type="float">
            <text:p>44.5378</text:p>
          </table:table-cell>
          <table:table-cell office:value-type="float" office:value="98.4848" calcext:value-type="float">
            <text:p>98.4848</text:p>
          </table:table-cell>
          <table:table-cell table:formula="of:=[.B845]+[.C845]" office:value-type="float" office:value="143.0226" calcext:value-type="float">
            <text:p>143.0226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44.0576" calcext:value-type="float">
            <text:p>44.0576</text:p>
          </table:table-cell>
          <table:table-cell office:value-type="float" office:value="98.4848" calcext:value-type="float">
            <text:p>98.4848</text:p>
          </table:table-cell>
          <table:table-cell table:formula="of:=[.B846]+[.C846]" office:value-type="float" office:value="142.5424" calcext:value-type="float">
            <text:p>142.542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43.6975" calcext:value-type="float">
            <text:p>43.6975</text:p>
          </table:table-cell>
          <table:table-cell office:value-type="float" office:value="98.4848" calcext:value-type="float">
            <text:p>98.4848</text:p>
          </table:table-cell>
          <table:table-cell table:formula="of:=[.B847]+[.C847]" office:value-type="float" office:value="142.1823" calcext:value-type="float">
            <text:p>142.1823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43.3373" calcext:value-type="float">
            <text:p>43.3373</text:p>
          </table:table-cell>
          <table:table-cell office:value-type="float" office:value="98.4848" calcext:value-type="float">
            <text:p>98.4848</text:p>
          </table:table-cell>
          <table:table-cell table:formula="of:=[.B848]+[.C848]" office:value-type="float" office:value="141.8221" calcext:value-type="float">
            <text:p>141.8221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98.4848" calcext:value-type="float">
            <text:p>98.4848</text:p>
          </table:table-cell>
          <table:table-cell table:formula="of:=[.B849]+[.C849]" office:value-type="float" office:value="141.3419" calcext:value-type="float">
            <text:p>141.341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42.617" calcext:value-type="float">
            <text:p>42.617</text:p>
          </table:table-cell>
          <table:table-cell office:value-type="float" office:value="98.4848" calcext:value-type="float">
            <text:p>98.4848</text:p>
          </table:table-cell>
          <table:table-cell table:formula="of:=[.B850]+[.C850]" office:value-type="float" office:value="141.1018" calcext:value-type="float">
            <text:p>141.1018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42.377" calcext:value-type="float">
            <text:p>42.377</text:p>
          </table:table-cell>
          <table:table-cell office:value-type="float" office:value="98.4848" calcext:value-type="float">
            <text:p>98.4848</text:p>
          </table:table-cell>
          <table:table-cell table:formula="of:=[.B851]+[.C851]" office:value-type="float" office:value="140.8618" calcext:value-type="float">
            <text:p>140.86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1.6567" calcext:value-type="float">
            <text:p>41.6567</text:p>
          </table:table-cell>
          <table:table-cell office:value-type="float" office:value="98.4848" calcext:value-type="float">
            <text:p>98.4848</text:p>
          </table:table-cell>
          <table:table-cell table:formula="of:=[.B852]+[.C852]" office:value-type="float" office:value="140.1415" calcext:value-type="float">
            <text:p>140.1415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41.2965" calcext:value-type="float">
            <text:p>41.2965</text:p>
          </table:table-cell>
          <table:table-cell office:value-type="float" office:value="98.4848" calcext:value-type="float">
            <text:p>98.4848</text:p>
          </table:table-cell>
          <table:table-cell table:formula="of:=[.B853]+[.C853]" office:value-type="float" office:value="139.7813" calcext:value-type="float">
            <text:p>139.7813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40.6963" calcext:value-type="float">
            <text:p>40.6963</text:p>
          </table:table-cell>
          <table:table-cell office:value-type="float" office:value="98.4848" calcext:value-type="float">
            <text:p>98.4848</text:p>
          </table:table-cell>
          <table:table-cell table:formula="of:=[.B854]+[.C854]" office:value-type="float" office:value="139.1811" calcext:value-type="float">
            <text:p>139.1811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40.6963" calcext:value-type="float">
            <text:p>40.6963</text:p>
          </table:table-cell>
          <table:table-cell office:value-type="float" office:value="98.4848" calcext:value-type="float">
            <text:p>98.4848</text:p>
          </table:table-cell>
          <table:table-cell table:formula="of:=[.B855]+[.C855]" office:value-type="float" office:value="139.1811" calcext:value-type="float">
            <text:p>139.181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40.3361" calcext:value-type="float">
            <text:p>40.3361</text:p>
          </table:table-cell>
          <table:table-cell office:value-type="float" office:value="98.4848" calcext:value-type="float">
            <text:p>98.4848</text:p>
          </table:table-cell>
          <table:table-cell table:formula="of:=[.B856]+[.C856]" office:value-type="float" office:value="138.8209" calcext:value-type="float">
            <text:p>138.8209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39.4958" calcext:value-type="float">
            <text:p>39.4958</text:p>
          </table:table-cell>
          <table:table-cell office:value-type="float" office:value="98.4848" calcext:value-type="float">
            <text:p>98.4848</text:p>
          </table:table-cell>
          <table:table-cell table:formula="of:=[.B857]+[.C857]" office:value-type="float" office:value="137.9806" calcext:value-type="float">
            <text:p>137.9806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39.2557" calcext:value-type="float">
            <text:p>39.2557</text:p>
          </table:table-cell>
          <table:table-cell office:value-type="float" office:value="98.4848" calcext:value-type="float">
            <text:p>98.4848</text:p>
          </table:table-cell>
          <table:table-cell table:formula="of:=[.B858]+[.C858]" office:value-type="float" office:value="137.7405" calcext:value-type="float">
            <text:p>137.7405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38.8956" calcext:value-type="float">
            <text:p>38.8956</text:p>
          </table:table-cell>
          <table:table-cell office:value-type="float" office:value="98.4848" calcext:value-type="float">
            <text:p>98.4848</text:p>
          </table:table-cell>
          <table:table-cell table:formula="of:=[.B859]+[.C859]" office:value-type="float" office:value="137.3804" calcext:value-type="float">
            <text:p>137.380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38.4154" calcext:value-type="float">
            <text:p>38.4154</text:p>
          </table:table-cell>
          <table:table-cell office:value-type="float" office:value="98.4848" calcext:value-type="float">
            <text:p>98.4848</text:p>
          </table:table-cell>
          <table:table-cell table:formula="of:=[.B860]+[.C860]" office:value-type="float" office:value="136.9002" calcext:value-type="float">
            <text:p>136.9002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37.9352" calcext:value-type="float">
            <text:p>37.9352</text:p>
          </table:table-cell>
          <table:table-cell office:value-type="float" office:value="98.4848" calcext:value-type="float">
            <text:p>98.4848</text:p>
          </table:table-cell>
          <table:table-cell table:formula="of:=[.B861]+[.C861]" office:value-type="float" office:value="136.42" calcext:value-type="float">
            <text:p>136.4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7.575" calcext:value-type="float">
            <text:p>37.575</text:p>
          </table:table-cell>
          <table:table-cell office:value-type="float" office:value="98.4848" calcext:value-type="float">
            <text:p>98.4848</text:p>
          </table:table-cell>
          <table:table-cell table:formula="of:=[.B862]+[.C862]" office:value-type="float" office:value="136.0598" calcext:value-type="float">
            <text:p>136.0598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36.8547" calcext:value-type="float">
            <text:p>36.8547</text:p>
          </table:table-cell>
          <table:table-cell office:value-type="float" office:value="98.4848" calcext:value-type="float">
            <text:p>98.4848</text:p>
          </table:table-cell>
          <table:table-cell table:formula="of:=[.B863]+[.C863]" office:value-type="float" office:value="135.3395" calcext:value-type="float">
            <text:p>135.3395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35.8944" calcext:value-type="float">
            <text:p>35.8944</text:p>
          </table:table-cell>
          <table:table-cell office:value-type="float" office:value="98.4848" calcext:value-type="float">
            <text:p>98.4848</text:p>
          </table:table-cell>
          <table:table-cell table:formula="of:=[.B864]+[.C864]" office:value-type="float" office:value="134.3792" calcext:value-type="float">
            <text:p>134.3792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35.7743" calcext:value-type="float">
            <text:p>35.7743</text:p>
          </table:table-cell>
          <table:table-cell office:value-type="float" office:value="98.4848" calcext:value-type="float">
            <text:p>98.4848</text:p>
          </table:table-cell>
          <table:table-cell table:formula="of:=[.B865]+[.C865]" office:value-type="float" office:value="134.2591" calcext:value-type="float">
            <text:p>134.259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35.5342" calcext:value-type="float">
            <text:p>35.5342</text:p>
          </table:table-cell>
          <table:table-cell office:value-type="float" office:value="98.4848" calcext:value-type="float">
            <text:p>98.4848</text:p>
          </table:table-cell>
          <table:table-cell table:formula="of:=[.B866]+[.C866]" office:value-type="float" office:value="134.019" calcext:value-type="float">
            <text:p>134.019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34.3337" calcext:value-type="float">
            <text:p>34.3337</text:p>
          </table:table-cell>
          <table:table-cell office:value-type="float" office:value="98.4848" calcext:value-type="float">
            <text:p>98.4848</text:p>
          </table:table-cell>
          <table:table-cell table:formula="of:=[.B867]+[.C867]" office:value-type="float" office:value="132.8185" calcext:value-type="float">
            <text:p>132.8185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33.9736" calcext:value-type="float">
            <text:p>33.9736</text:p>
          </table:table-cell>
          <table:table-cell office:value-type="float" office:value="98.4848" calcext:value-type="float">
            <text:p>98.4848</text:p>
          </table:table-cell>
          <table:table-cell table:formula="of:=[.B868]+[.C868]" office:value-type="float" office:value="132.4584" calcext:value-type="float">
            <text:p>132.458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32.8932" calcext:value-type="float">
            <text:p>32.8932</text:p>
          </table:table-cell>
          <table:table-cell office:value-type="float" office:value="98.4848" calcext:value-type="float">
            <text:p>98.4848</text:p>
          </table:table-cell>
          <table:table-cell table:formula="of:=[.B869]+[.C869]" office:value-type="float" office:value="131.378" calcext:value-type="float">
            <text:p>131.378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31.4526" calcext:value-type="float">
            <text:p>31.4526</text:p>
          </table:table-cell>
          <table:table-cell office:value-type="float" office:value="98.4848" calcext:value-type="float">
            <text:p>98.4848</text:p>
          </table:table-cell>
          <table:table-cell table:formula="of:=[.B870]+[.C870]" office:value-type="float" office:value="129.9374" calcext:value-type="float">
            <text:p>129.937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31.2125" calcext:value-type="float">
            <text:p>31.2125</text:p>
          </table:table-cell>
          <table:table-cell office:value-type="float" office:value="98.4848" calcext:value-type="float">
            <text:p>98.4848</text:p>
          </table:table-cell>
          <table:table-cell table:formula="of:=[.B871]+[.C871]" office:value-type="float" office:value="129.6973" calcext:value-type="float">
            <text:p>129.697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0.8523" calcext:value-type="float">
            <text:p>30.8523</text:p>
          </table:table-cell>
          <table:table-cell office:value-type="float" office:value="98.4848" calcext:value-type="float">
            <text:p>98.4848</text:p>
          </table:table-cell>
          <table:table-cell table:formula="of:=[.B872]+[.C872]" office:value-type="float" office:value="129.3371" calcext:value-type="float">
            <text:p>129.3371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30.1321" calcext:value-type="float">
            <text:p>30.1321</text:p>
          </table:table-cell>
          <table:table-cell office:value-type="float" office:value="98.4848" calcext:value-type="float">
            <text:p>98.4848</text:p>
          </table:table-cell>
          <table:table-cell table:formula="of:=[.B873]+[.C873]" office:value-type="float" office:value="128.6169" calcext:value-type="float">
            <text:p>128.6169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29.6519" calcext:value-type="float">
            <text:p>29.6519</text:p>
          </table:table-cell>
          <table:table-cell office:value-type="float" office:value="98.4848" calcext:value-type="float">
            <text:p>98.4848</text:p>
          </table:table-cell>
          <table:table-cell table:formula="of:=[.B874]+[.C874]" office:value-type="float" office:value="128.1367" calcext:value-type="float">
            <text:p>128.1367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28.9316" calcext:value-type="float">
            <text:p>28.9316</text:p>
          </table:table-cell>
          <table:table-cell office:value-type="float" office:value="98.4848" calcext:value-type="float">
            <text:p>98.4848</text:p>
          </table:table-cell>
          <table:table-cell table:formula="of:=[.B875]+[.C875]" office:value-type="float" office:value="127.4164" calcext:value-type="float">
            <text:p>127.4164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28.2113" calcext:value-type="float">
            <text:p>28.2113</text:p>
          </table:table-cell>
          <table:table-cell office:value-type="float" office:value="98.574" calcext:value-type="float">
            <text:p>98.574</text:p>
          </table:table-cell>
          <table:table-cell table:formula="of:=[.B876]+[.C876]" office:value-type="float" office:value="126.7853" calcext:value-type="float">
            <text:p>126.785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7.611" calcext:value-type="float">
            <text:p>27.611</text:p>
          </table:table-cell>
          <table:table-cell office:value-type="float" office:value="98.574" calcext:value-type="float">
            <text:p>98.574</text:p>
          </table:table-cell>
          <table:table-cell table:formula="of:=[.B877]+[.C877]" office:value-type="float" office:value="126.185" calcext:value-type="float">
            <text:p>126.185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27.3709" calcext:value-type="float">
            <text:p>27.3709</text:p>
          </table:table-cell>
          <table:table-cell office:value-type="float" office:value="98.574" calcext:value-type="float">
            <text:p>98.574</text:p>
          </table:table-cell>
          <table:table-cell table:formula="of:=[.B878]+[.C878]" office:value-type="float" office:value="125.9449" calcext:value-type="float">
            <text:p>125.9449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26.8908" calcext:value-type="float">
            <text:p>26.8908</text:p>
          </table:table-cell>
          <table:table-cell office:value-type="float" office:value="98.6631" calcext:value-type="float">
            <text:p>98.6631</text:p>
          </table:table-cell>
          <table:table-cell table:formula="of:=[.B879]+[.C879]" office:value-type="float" office:value="125.5539" calcext:value-type="float">
            <text:p>125.5539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26.5306" calcext:value-type="float">
            <text:p>26.5306</text:p>
          </table:table-cell>
          <table:table-cell office:value-type="float" office:value="98.6631" calcext:value-type="float">
            <text:p>98.6631</text:p>
          </table:table-cell>
          <table:table-cell table:formula="of:=[.B880]+[.C880]" office:value-type="float" office:value="125.1937" calcext:value-type="float">
            <text:p>125.1937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25.9304" calcext:value-type="float">
            <text:p>25.9304</text:p>
          </table:table-cell>
          <table:table-cell office:value-type="float" office:value="98.6631" calcext:value-type="float">
            <text:p>98.6631</text:p>
          </table:table-cell>
          <table:table-cell table:formula="of:=[.B881]+[.C881]" office:value-type="float" office:value="124.5935" calcext:value-type="float">
            <text:p>124.593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5.2101" calcext:value-type="float">
            <text:p>25.2101</text:p>
          </table:table-cell>
          <table:table-cell office:value-type="float" office:value="98.6631" calcext:value-type="float">
            <text:p>98.6631</text:p>
          </table:table-cell>
          <table:table-cell table:formula="of:=[.B882]+[.C882]" office:value-type="float" office:value="123.8732" calcext:value-type="float">
            <text:p>123.8732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24.4898" calcext:value-type="float">
            <text:p>24.4898</text:p>
          </table:table-cell>
          <table:table-cell office:value-type="float" office:value="98.6631" calcext:value-type="float">
            <text:p>98.6631</text:p>
          </table:table-cell>
          <table:table-cell table:formula="of:=[.B883]+[.C883]" office:value-type="float" office:value="123.1529" calcext:value-type="float">
            <text:p>123.152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24.1297" calcext:value-type="float">
            <text:p>24.1297</text:p>
          </table:table-cell>
          <table:table-cell office:value-type="float" office:value="98.6631" calcext:value-type="float">
            <text:p>98.6631</text:p>
          </table:table-cell>
          <table:table-cell table:formula="of:=[.B884]+[.C884]" office:value-type="float" office:value="122.7928" calcext:value-type="float">
            <text:p>122.7928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24.0096" calcext:value-type="float">
            <text:p>24.0096</text:p>
          </table:table-cell>
          <table:table-cell office:value-type="float" office:value="98.6631" calcext:value-type="float">
            <text:p>98.6631</text:p>
          </table:table-cell>
          <table:table-cell table:formula="of:=[.B885]+[.C885]" office:value-type="float" office:value="122.6727" calcext:value-type="float">
            <text:p>122.6727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23.7695" calcext:value-type="float">
            <text:p>23.7695</text:p>
          </table:table-cell>
          <table:table-cell office:value-type="float" office:value="98.6631" calcext:value-type="float">
            <text:p>98.6631</text:p>
          </table:table-cell>
          <table:table-cell table:formula="of:=[.B886]+[.C886]" office:value-type="float" office:value="122.4326" calcext:value-type="float">
            <text:p>122.432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23.5294" calcext:value-type="float">
            <text:p>23.5294</text:p>
          </table:table-cell>
          <table:table-cell office:value-type="float" office:value="98.6631" calcext:value-type="float">
            <text:p>98.6631</text:p>
          </table:table-cell>
          <table:table-cell table:formula="of:=[.B887]+[.C887]" office:value-type="float" office:value="122.1925" calcext:value-type="float">
            <text:p>122.1925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23.0492" calcext:value-type="float">
            <text:p>23.0492</text:p>
          </table:table-cell>
          <table:table-cell office:value-type="float" office:value="98.6631" calcext:value-type="float">
            <text:p>98.6631</text:p>
          </table:table-cell>
          <table:table-cell table:formula="of:=[.B888]+[.C888]" office:value-type="float" office:value="121.7123" calcext:value-type="float">
            <text:p>121.7123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22.449" calcext:value-type="float">
            <text:p>22.449</text:p>
          </table:table-cell>
          <table:table-cell office:value-type="float" office:value="98.6631" calcext:value-type="float">
            <text:p>98.6631</text:p>
          </table:table-cell>
          <table:table-cell table:formula="of:=[.B889]+[.C889]" office:value-type="float" office:value="121.1121" calcext:value-type="float">
            <text:p>121.112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2.0888" calcext:value-type="float">
            <text:p>22.0888</text:p>
          </table:table-cell>
          <table:table-cell office:value-type="float" office:value="98.6631" calcext:value-type="float">
            <text:p>98.6631</text:p>
          </table:table-cell>
          <table:table-cell table:formula="of:=[.B890]+[.C890]" office:value-type="float" office:value="120.7519" calcext:value-type="float">
            <text:p>120.7519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21.3685" calcext:value-type="float">
            <text:p>21.3685</text:p>
          </table:table-cell>
          <table:table-cell office:value-type="float" office:value="98.6631" calcext:value-type="float">
            <text:p>98.6631</text:p>
          </table:table-cell>
          <table:table-cell table:formula="of:=[.B891]+[.C891]" office:value-type="float" office:value="120.0316" calcext:value-type="float">
            <text:p>120.031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0.5282" calcext:value-type="float">
            <text:p>20.5282</text:p>
          </table:table-cell>
          <table:table-cell office:value-type="float" office:value="98.7522" calcext:value-type="float">
            <text:p>98.7522</text:p>
          </table:table-cell>
          <table:table-cell table:formula="of:=[.B892]+[.C892]" office:value-type="float" office:value="119.2804" calcext:value-type="float">
            <text:p>119.280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20.1681" calcext:value-type="float">
            <text:p>20.1681</text:p>
          </table:table-cell>
          <table:table-cell office:value-type="float" office:value="98.7522" calcext:value-type="float">
            <text:p>98.7522</text:p>
          </table:table-cell>
          <table:table-cell table:formula="of:=[.B893]+[.C893]" office:value-type="float" office:value="118.9203" calcext:value-type="float">
            <text:p>118.9203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9.8079" calcext:value-type="float">
            <text:p>19.8079</text:p>
          </table:table-cell>
          <table:table-cell office:value-type="float" office:value="98.7522" calcext:value-type="float">
            <text:p>98.7522</text:p>
          </table:table-cell>
          <table:table-cell table:formula="of:=[.B894]+[.C894]" office:value-type="float" office:value="118.5601" calcext:value-type="float">
            <text:p>118.5601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9.5678" calcext:value-type="float">
            <text:p>19.5678</text:p>
          </table:table-cell>
          <table:table-cell office:value-type="float" office:value="98.8414" calcext:value-type="float">
            <text:p>98.8414</text:p>
          </table:table-cell>
          <table:table-cell table:formula="of:=[.B895]+[.C895]" office:value-type="float" office:value="118.4092" calcext:value-type="float">
            <text:p>118.4092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9.4478" calcext:value-type="float">
            <text:p>19.4478</text:p>
          </table:table-cell>
          <table:table-cell office:value-type="float" office:value="98.9305" calcext:value-type="float">
            <text:p>98.9305</text:p>
          </table:table-cell>
          <table:table-cell table:formula="of:=[.B896]+[.C896]" office:value-type="float" office:value="118.3783" calcext:value-type="float">
            <text:p>118.3783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9.2077" calcext:value-type="float">
            <text:p>19.2077</text:p>
          </table:table-cell>
          <table:table-cell office:value-type="float" office:value="98.9305" calcext:value-type="float">
            <text:p>98.9305</text:p>
          </table:table-cell>
          <table:table-cell table:formula="of:=[.B897]+[.C897]" office:value-type="float" office:value="118.1382" calcext:value-type="float">
            <text:p>118.138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18.4874" calcext:value-type="float">
            <text:p>18.4874</text:p>
          </table:table-cell>
          <table:table-cell office:value-type="float" office:value="98.9305" calcext:value-type="float">
            <text:p>98.9305</text:p>
          </table:table-cell>
          <table:table-cell table:formula="of:=[.B898]+[.C898]" office:value-type="float" office:value="117.4179" calcext:value-type="float">
            <text:p>117.4179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8.0072" calcext:value-type="float">
            <text:p>18.0072</text:p>
          </table:table-cell>
          <table:table-cell office:value-type="float" office:value="98.9305" calcext:value-type="float">
            <text:p>98.9305</text:p>
          </table:table-cell>
          <table:table-cell table:formula="of:=[.B899]+[.C899]" office:value-type="float" office:value="116.9377" calcext:value-type="float">
            <text:p>116.9377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98.9305" calcext:value-type="float">
            <text:p>98.9305</text:p>
          </table:table-cell>
          <table:table-cell table:formula="of:=[.B900]+[.C900]" office:value-type="float" office:value="116.8177" calcext:value-type="float">
            <text:p>116.8177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7.6471" calcext:value-type="float">
            <text:p>17.6471</text:p>
          </table:table-cell>
          <table:table-cell office:value-type="float" office:value="98.9305" calcext:value-type="float">
            <text:p>98.9305</text:p>
          </table:table-cell>
          <table:table-cell table:formula="of:=[.B901]+[.C901]" office:value-type="float" office:value="116.5776" calcext:value-type="float">
            <text:p>116.57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.6471" calcext:value-type="float">
            <text:p>17.6471</text:p>
          </table:table-cell>
          <table:table-cell office:value-type="float" office:value="98.9305" calcext:value-type="float">
            <text:p>98.9305</text:p>
          </table:table-cell>
          <table:table-cell table:formula="of:=[.B902]+[.C902]" office:value-type="float" office:value="116.5776" calcext:value-type="float">
            <text:p>116.5776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7.407" calcext:value-type="float">
            <text:p>17.407</text:p>
          </table:table-cell>
          <table:table-cell office:value-type="float" office:value="98.9305" calcext:value-type="float">
            <text:p>98.9305</text:p>
          </table:table-cell>
          <table:table-cell table:formula="of:=[.B903]+[.C903]" office:value-type="float" office:value="116.3375" calcext:value-type="float">
            <text:p>116.3375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16.8067" calcext:value-type="float">
            <text:p>16.8067</text:p>
          </table:table-cell>
          <table:table-cell office:value-type="float" office:value="99.0196" calcext:value-type="float">
            <text:p>99.0196</text:p>
          </table:table-cell>
          <table:table-cell table:formula="of:=[.B904]+[.C904]" office:value-type="float" office:value="115.8263" calcext:value-type="float">
            <text:p>115.8263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6.6867" calcext:value-type="float">
            <text:p>16.6867</text:p>
          </table:table-cell>
          <table:table-cell office:value-type="float" office:value="99.0196" calcext:value-type="float">
            <text:p>99.0196</text:p>
          </table:table-cell>
          <table:table-cell table:formula="of:=[.B905]+[.C905]" office:value-type="float" office:value="115.7063" calcext:value-type="float">
            <text:p>115.706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6.3265" calcext:value-type="float">
            <text:p>16.3265</text:p>
          </table:table-cell>
          <table:table-cell office:value-type="float" office:value="99.0196" calcext:value-type="float">
            <text:p>99.0196</text:p>
          </table:table-cell>
          <table:table-cell table:formula="of:=[.B906]+[.C906]" office:value-type="float" office:value="115.3461" calcext:value-type="float">
            <text:p>115.3461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5.9664" calcext:value-type="float">
            <text:p>15.9664</text:p>
          </table:table-cell>
          <table:table-cell office:value-type="float" office:value="99.0196" calcext:value-type="float">
            <text:p>99.0196</text:p>
          </table:table-cell>
          <table:table-cell table:formula="of:=[.B907]+[.C907]" office:value-type="float" office:value="114.986" calcext:value-type="float">
            <text:p>114.986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15.4862" calcext:value-type="float">
            <text:p>15.4862</text:p>
          </table:table-cell>
          <table:table-cell office:value-type="float" office:value="99.0196" calcext:value-type="float">
            <text:p>99.0196</text:p>
          </table:table-cell>
          <table:table-cell table:formula="of:=[.B908]+[.C908]" office:value-type="float" office:value="114.5058" calcext:value-type="float">
            <text:p>114.5058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15.2461" calcext:value-type="float">
            <text:p>15.2461</text:p>
          </table:table-cell>
          <table:table-cell office:value-type="float" office:value="99.0196" calcext:value-type="float">
            <text:p>99.0196</text:p>
          </table:table-cell>
          <table:table-cell table:formula="of:=[.B909]+[.C909]" office:value-type="float" office:value="114.2657" calcext:value-type="float">
            <text:p>114.2657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5.2461" calcext:value-type="float">
            <text:p>15.2461</text:p>
          </table:table-cell>
          <table:table-cell office:value-type="float" office:value="99.0196" calcext:value-type="float">
            <text:p>99.0196</text:p>
          </table:table-cell>
          <table:table-cell table:formula="of:=[.B910]+[.C910]" office:value-type="float" office:value="114.2657" calcext:value-type="float">
            <text:p>114.2657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4.886" calcext:value-type="float">
            <text:p>14.886</text:p>
          </table:table-cell>
          <table:table-cell office:value-type="float" office:value="99.0196" calcext:value-type="float">
            <text:p>99.0196</text:p>
          </table:table-cell>
          <table:table-cell table:formula="of:=[.B911]+[.C911]" office:value-type="float" office:value="113.9056" calcext:value-type="float">
            <text:p>113.90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4.0456" calcext:value-type="float">
            <text:p>14.0456</text:p>
          </table:table-cell>
          <table:table-cell office:value-type="float" office:value="99.0196" calcext:value-type="float">
            <text:p>99.0196</text:p>
          </table:table-cell>
          <table:table-cell table:formula="of:=[.B912]+[.C912]" office:value-type="float" office:value="113.0652" calcext:value-type="float">
            <text:p>113.0652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13.8055" calcext:value-type="float">
            <text:p>13.8055</text:p>
          </table:table-cell>
          <table:table-cell office:value-type="float" office:value="99.0196" calcext:value-type="float">
            <text:p>99.0196</text:p>
          </table:table-cell>
          <table:table-cell table:formula="of:=[.B913]+[.C913]" office:value-type="float" office:value="112.8251" calcext:value-type="float">
            <text:p>112.825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3.6855" calcext:value-type="float">
            <text:p>13.6855</text:p>
          </table:table-cell>
          <table:table-cell office:value-type="float" office:value="99.1087" calcext:value-type="float">
            <text:p>99.1087</text:p>
          </table:table-cell>
          <table:table-cell table:formula="of:=[.B914]+[.C914]" office:value-type="float" office:value="112.7942" calcext:value-type="float">
            <text:p>112.7942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13.4454" calcext:value-type="float">
            <text:p>13.4454</text:p>
          </table:table-cell>
          <table:table-cell office:value-type="float" office:value="99.1087" calcext:value-type="float">
            <text:p>99.1087</text:p>
          </table:table-cell>
          <table:table-cell table:formula="of:=[.B915]+[.C915]" office:value-type="float" office:value="112.5541" calcext:value-type="float">
            <text:p>112.5541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12.7251" calcext:value-type="float">
            <text:p>12.7251</text:p>
          </table:table-cell>
          <table:table-cell office:value-type="float" office:value="99.1087" calcext:value-type="float">
            <text:p>99.1087</text:p>
          </table:table-cell>
          <table:table-cell table:formula="of:=[.B916]+[.C916]" office:value-type="float" office:value="111.8338" calcext:value-type="float">
            <text:p>111.8338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2.605" calcext:value-type="float">
            <text:p>12.605</text:p>
          </table:table-cell>
          <table:table-cell office:value-type="float" office:value="99.1979" calcext:value-type="float">
            <text:p>99.1979</text:p>
          </table:table-cell>
          <table:table-cell table:formula="of:=[.B917]+[.C917]" office:value-type="float" office:value="111.8029" calcext:value-type="float">
            <text:p>111.8029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2.485" calcext:value-type="float">
            <text:p>12.485</text:p>
          </table:table-cell>
          <table:table-cell office:value-type="float" office:value="99.1979" calcext:value-type="float">
            <text:p>99.1979</text:p>
          </table:table-cell>
          <table:table-cell table:formula="of:=[.B918]+[.C918]" office:value-type="float" office:value="111.6829" calcext:value-type="float">
            <text:p>111.6829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12.2449" calcext:value-type="float">
            <text:p>12.2449</text:p>
          </table:table-cell>
          <table:table-cell office:value-type="float" office:value="99.1979" calcext:value-type="float">
            <text:p>99.1979</text:p>
          </table:table-cell>
          <table:table-cell table:formula="of:=[.B919]+[.C919]" office:value-type="float" office:value="111.4428" calcext:value-type="float">
            <text:p>111.4428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1.8848" calcext:value-type="float">
            <text:p>11.8848</text:p>
          </table:table-cell>
          <table:table-cell office:value-type="float" office:value="99.1979" calcext:value-type="float">
            <text:p>99.1979</text:p>
          </table:table-cell>
          <table:table-cell table:formula="of:=[.B920]+[.C920]" office:value-type="float" office:value="111.0827" calcext:value-type="float">
            <text:p>111.082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1.6447" calcext:value-type="float">
            <text:p>11.6447</text:p>
          </table:table-cell>
          <table:table-cell office:value-type="float" office:value="99.1979" calcext:value-type="float">
            <text:p>99.1979</text:p>
          </table:table-cell>
          <table:table-cell table:formula="of:=[.B921]+[.C921]" office:value-type="float" office:value="110.8426" calcext:value-type="float">
            <text:p>110.842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.1645" calcext:value-type="float">
            <text:p>11.1645</text:p>
          </table:table-cell>
          <table:table-cell office:value-type="float" office:value="99.1979" calcext:value-type="float">
            <text:p>99.1979</text:p>
          </table:table-cell>
          <table:table-cell table:formula="of:=[.B922]+[.C922]" office:value-type="float" office:value="110.3624" calcext:value-type="float">
            <text:p>110.3624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10.6843" calcext:value-type="float">
            <text:p>10.6843</text:p>
          </table:table-cell>
          <table:table-cell office:value-type="float" office:value="99.1979" calcext:value-type="float">
            <text:p>99.1979</text:p>
          </table:table-cell>
          <table:table-cell table:formula="of:=[.B923]+[.C923]" office:value-type="float" office:value="109.8822" calcext:value-type="float">
            <text:p>109.882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10.4442" calcext:value-type="float">
            <text:p>10.4442</text:p>
          </table:table-cell>
          <table:table-cell office:value-type="float" office:value="99.287" calcext:value-type="float">
            <text:p>99.287</text:p>
          </table:table-cell>
          <table:table-cell table:formula="of:=[.B924]+[.C924]" office:value-type="float" office:value="109.7312" calcext:value-type="float">
            <text:p>109.7312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9.964" calcext:value-type="float">
            <text:p>9.964</text:p>
          </table:table-cell>
          <table:table-cell office:value-type="float" office:value="99.287" calcext:value-type="float">
            <text:p>99.287</text:p>
          </table:table-cell>
          <table:table-cell table:formula="of:=[.B925]+[.C925]" office:value-type="float" office:value="109.251" calcext:value-type="float">
            <text:p>109.25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9.4838" calcext:value-type="float">
            <text:p>9.4838</text:p>
          </table:table-cell>
          <table:table-cell office:value-type="float" office:value="99.287" calcext:value-type="float">
            <text:p>99.287</text:p>
          </table:table-cell>
          <table:table-cell table:formula="of:=[.B926]+[.C926]" office:value-type="float" office:value="108.7708" calcext:value-type="float">
            <text:p>108.770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9.2437" calcext:value-type="float">
            <text:p>9.2437</text:p>
          </table:table-cell>
          <table:table-cell office:value-type="float" office:value="99.287" calcext:value-type="float">
            <text:p>99.287</text:p>
          </table:table-cell>
          <table:table-cell table:formula="of:=[.B927]+[.C927]" office:value-type="float" office:value="108.5307" calcext:value-type="float">
            <text:p>108.5307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8.6435" calcext:value-type="float">
            <text:p>8.6435</text:p>
          </table:table-cell>
          <table:table-cell office:value-type="float" office:value="99.287" calcext:value-type="float">
            <text:p>99.287</text:p>
          </table:table-cell>
          <table:table-cell table:formula="of:=[.B928]+[.C928]" office:value-type="float" office:value="107.9305" calcext:value-type="float">
            <text:p>107.9305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7.9232" calcext:value-type="float">
            <text:p>7.9232</text:p>
          </table:table-cell>
          <table:table-cell office:value-type="float" office:value="99.287" calcext:value-type="float">
            <text:p>99.287</text:p>
          </table:table-cell>
          <table:table-cell table:formula="of:=[.B929]+[.C929]" office:value-type="float" office:value="107.2102" calcext:value-type="float">
            <text:p>107.2102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7.8031" calcext:value-type="float">
            <text:p>7.8031</text:p>
          </table:table-cell>
          <table:table-cell office:value-type="float" office:value="99.3761" calcext:value-type="float">
            <text:p>99.3761</text:p>
          </table:table-cell>
          <table:table-cell table:formula="of:=[.B930]+[.C930]" office:value-type="float" office:value="107.1792" calcext:value-type="float">
            <text:p>107.1792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7.563" calcext:value-type="float">
            <text:p>7.563</text:p>
          </table:table-cell>
          <table:table-cell office:value-type="float" office:value="99.3761" calcext:value-type="float">
            <text:p>99.3761</text:p>
          </table:table-cell>
          <table:table-cell table:formula="of:=[.B931]+[.C931]" office:value-type="float" office:value="106.9391" calcext:value-type="float">
            <text:p>106.939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.443" calcext:value-type="float">
            <text:p>7.443</text:p>
          </table:table-cell>
          <table:table-cell office:value-type="float" office:value="99.4652" calcext:value-type="float">
            <text:p>99.4652</text:p>
          </table:table-cell>
          <table:table-cell table:formula="of:=[.B932]+[.C932]" office:value-type="float" office:value="106.9082" calcext:value-type="float">
            <text:p>106.9082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7.2029" calcext:value-type="float">
            <text:p>7.2029</text:p>
          </table:table-cell>
          <table:table-cell office:value-type="float" office:value="99.4652" calcext:value-type="float">
            <text:p>99.4652</text:p>
          </table:table-cell>
          <table:table-cell table:formula="of:=[.B933]+[.C933]" office:value-type="float" office:value="106.6681" calcext:value-type="float">
            <text:p>106.6681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6.7227" calcext:value-type="float">
            <text:p>6.7227</text:p>
          </table:table-cell>
          <table:table-cell office:value-type="float" office:value="99.5544" calcext:value-type="float">
            <text:p>99.5544</text:p>
          </table:table-cell>
          <table:table-cell table:formula="of:=[.B934]+[.C934]" office:value-type="float" office:value="106.2771" calcext:value-type="float">
            <text:p>106.2771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6.3625" calcext:value-type="float">
            <text:p>6.3625</text:p>
          </table:table-cell>
          <table:table-cell office:value-type="float" office:value="99.5544" calcext:value-type="float">
            <text:p>99.5544</text:p>
          </table:table-cell>
          <table:table-cell table:formula="of:=[.B935]+[.C935]" office:value-type="float" office:value="105.9169" calcext:value-type="float">
            <text:p>105.9169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6.2425" calcext:value-type="float">
            <text:p>6.2425</text:p>
          </table:table-cell>
          <table:table-cell office:value-type="float" office:value="99.6435" calcext:value-type="float">
            <text:p>99.6435</text:p>
          </table:table-cell>
          <table:table-cell table:formula="of:=[.B936]+[.C936]" office:value-type="float" office:value="105.886" calcext:value-type="float">
            <text:p>105.886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6.0024" calcext:value-type="float">
            <text:p>6.0024</text:p>
          </table:table-cell>
          <table:table-cell office:value-type="float" office:value="99.6435" calcext:value-type="float">
            <text:p>99.6435</text:p>
          </table:table-cell>
          <table:table-cell table:formula="of:=[.B937]+[.C937]" office:value-type="float" office:value="105.6459" calcext:value-type="float">
            <text:p>105.6459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6.0024" calcext:value-type="float">
            <text:p>6.0024</text:p>
          </table:table-cell>
          <table:table-cell office:value-type="float" office:value="99.6435" calcext:value-type="float">
            <text:p>99.6435</text:p>
          </table:table-cell>
          <table:table-cell table:formula="of:=[.B938]+[.C938]" office:value-type="float" office:value="105.6459" calcext:value-type="float">
            <text:p>105.6459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5.2821" calcext:value-type="float">
            <text:p>5.2821</text:p>
          </table:table-cell>
          <table:table-cell office:value-type="float" office:value="99.6435" calcext:value-type="float">
            <text:p>99.6435</text:p>
          </table:table-cell>
          <table:table-cell table:formula="of:=[.B939]+[.C939]" office:value-type="float" office:value="104.9256" calcext:value-type="float">
            <text:p>104.9256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5.1621" calcext:value-type="float">
            <text:p>5.1621</text:p>
          </table:table-cell>
          <table:table-cell office:value-type="float" office:value="99.6435" calcext:value-type="float">
            <text:p>99.6435</text:p>
          </table:table-cell>
          <table:table-cell table:formula="of:=[.B940]+[.C940]" office:value-type="float" office:value="104.8056" calcext:value-type="float">
            <text:p>104.8056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4.922" calcext:value-type="float">
            <text:p>4.922</text:p>
          </table:table-cell>
          <table:table-cell office:value-type="float" office:value="99.6435" calcext:value-type="float">
            <text:p>99.6435</text:p>
          </table:table-cell>
          <table:table-cell table:formula="of:=[.B941]+[.C941]" office:value-type="float" office:value="104.5655" calcext:value-type="float">
            <text:p>104.56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.4418" calcext:value-type="float">
            <text:p>4.4418</text:p>
          </table:table-cell>
          <table:table-cell office:value-type="float" office:value="99.7326" calcext:value-type="float">
            <text:p>99.7326</text:p>
          </table:table-cell>
          <table:table-cell table:formula="of:=[.B942]+[.C942]" office:value-type="float" office:value="104.1744" calcext:value-type="float">
            <text:p>104.174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4.2017" calcext:value-type="float">
            <text:p>4.2017</text:p>
          </table:table-cell>
          <table:table-cell office:value-type="float" office:value="99.8217" calcext:value-type="float">
            <text:p>99.8217</text:p>
          </table:table-cell>
          <table:table-cell table:formula="of:=[.B943]+[.C943]" office:value-type="float" office:value="104.0234" calcext:value-type="float">
            <text:p>104.023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3.9616" calcext:value-type="float">
            <text:p>3.9616</text:p>
          </table:table-cell>
          <table:table-cell office:value-type="float" office:value="99.8217" calcext:value-type="float">
            <text:p>99.8217</text:p>
          </table:table-cell>
          <table:table-cell table:formula="of:=[.B944]+[.C944]" office:value-type="float" office:value="103.7833" calcext:value-type="float">
            <text:p>103.7833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3.6014" calcext:value-type="float">
            <text:p>3.6014</text:p>
          </table:table-cell>
          <table:table-cell office:value-type="float" office:value="99.8217" calcext:value-type="float">
            <text:p>99.8217</text:p>
          </table:table-cell>
          <table:table-cell table:formula="of:=[.B945]+[.C945]" office:value-type="float" office:value="103.4231" calcext:value-type="float">
            <text:p>103.4231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3.4814" calcext:value-type="float">
            <text:p>3.4814</text:p>
          </table:table-cell>
          <table:table-cell office:value-type="float" office:value="99.8217" calcext:value-type="float">
            <text:p>99.8217</text:p>
          </table:table-cell>
          <table:table-cell table:formula="of:=[.B946]+[.C946]" office:value-type="float" office:value="103.3031" calcext:value-type="float">
            <text:p>103.3031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3.2413" calcext:value-type="float">
            <text:p>3.2413</text:p>
          </table:table-cell>
          <table:table-cell office:value-type="float" office:value="99.8217" calcext:value-type="float">
            <text:p>99.8217</text:p>
          </table:table-cell>
          <table:table-cell table:formula="of:=[.B947]+[.C947]" office:value-type="float" office:value="103.063" calcext:value-type="float">
            <text:p>103.063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3.0012" calcext:value-type="float">
            <text:p>3.0012</text:p>
          </table:table-cell>
          <table:table-cell office:value-type="float" office:value="99.8217" calcext:value-type="float">
            <text:p>99.8217</text:p>
          </table:table-cell>
          <table:table-cell table:formula="of:=[.B948]+[.C948]" office:value-type="float" office:value="102.8229" calcext:value-type="float">
            <text:p>102.8229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2.7611" calcext:value-type="float">
            <text:p>2.7611</text:p>
          </table:table-cell>
          <table:table-cell office:value-type="float" office:value="99.8217" calcext:value-type="float">
            <text:p>99.8217</text:p>
          </table:table-cell>
          <table:table-cell table:formula="of:=[.B949]+[.C949]" office:value-type="float" office:value="102.5828" calcext:value-type="float">
            <text:p>102.5828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.1609" calcext:value-type="float">
            <text:p>2.1609</text:p>
          </table:table-cell>
          <table:table-cell office:value-type="float" office:value="99.8217" calcext:value-type="float">
            <text:p>99.8217</text:p>
          </table:table-cell>
          <table:table-cell table:formula="of:=[.B950]+[.C950]" office:value-type="float" office:value="101.9826" calcext:value-type="float">
            <text:p>101.9826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1.8007" calcext:value-type="float">
            <text:p>1.8007</text:p>
          </table:table-cell>
          <table:table-cell office:value-type="float" office:value="99.8217" calcext:value-type="float">
            <text:p>99.8217</text:p>
          </table:table-cell>
          <table:table-cell table:formula="of:=[.B951]+[.C951]" office:value-type="float" office:value="101.6224" calcext:value-type="float">
            <text:p>101.622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6807" calcext:value-type="float">
            <text:p>1.6807</text:p>
          </table:table-cell>
          <table:table-cell office:value-type="float" office:value="99.8217" calcext:value-type="float">
            <text:p>99.8217</text:p>
          </table:table-cell>
          <table:table-cell table:formula="of:=[.B952]+[.C952]" office:value-type="float" office:value="101.5024" calcext:value-type="float">
            <text:p>101.502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1.6807" calcext:value-type="float">
            <text:p>1.6807</text:p>
          </table:table-cell>
          <table:table-cell office:value-type="float" office:value="99.8217" calcext:value-type="float">
            <text:p>99.8217</text:p>
          </table:table-cell>
          <table:table-cell table:formula="of:=[.B953]+[.C953]" office:value-type="float" office:value="101.5024" calcext:value-type="float">
            <text:p>101.502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8403" calcext:value-type="float">
            <text:p>0.8403</text:p>
          </table:table-cell>
          <table:table-cell office:value-type="float" office:value="99.9109" calcext:value-type="float">
            <text:p>99.9109</text:p>
          </table:table-cell>
          <table:table-cell table:formula="of:=[.B954]+[.C954]" office:value-type="float" office:value="100.7512" calcext:value-type="float">
            <text:p>100.7512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8403" calcext:value-type="float">
            <text:p>0.8403</text:p>
          </table:table-cell>
          <table:table-cell office:value-type="float" office:value="99.9109" calcext:value-type="float">
            <text:p>99.9109</text:p>
          </table:table-cell>
          <table:table-cell table:formula="of:=[.B955]+[.C955]" office:value-type="float" office:value="100.7512" calcext:value-type="float">
            <text:p>100.7512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99.9109" calcext:value-type="float">
            <text:p>99.9109</text:p>
          </table:table-cell>
          <table:table-cell table:formula="of:=[.B956]+[.C956]" office:value-type="float" office:value="100.5111" calcext:value-type="float">
            <text:p>100.5111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3601" calcext:value-type="float">
            <text:p>0.3601</text:p>
          </table:table-cell>
          <table:table-cell office:value-type="float" office:value="99.9109" calcext:value-type="float">
            <text:p>99.9109</text:p>
          </table:table-cell>
          <table:table-cell table:formula="of:=[.B957]+[.C957]" office:value-type="float" office:value="100.271" calcext:value-type="float">
            <text:p>100.271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3601" calcext:value-type="float">
            <text:p>0.3601</text:p>
          </table:table-cell>
          <table:table-cell office:value-type="float" office:value="99.9109" calcext:value-type="float">
            <text:p>99.9109</text:p>
          </table:table-cell>
          <table:table-cell table:formula="of:=[.B958]+[.C958]" office:value-type="float" office:value="100.271" calcext:value-type="float">
            <text:p>100.271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3601" calcext:value-type="float">
            <text:p>0.3601</text:p>
          </table:table-cell>
          <table:table-cell office:value-type="float" office:value="99.9109" calcext:value-type="float">
            <text:p>99.9109</text:p>
          </table:table-cell>
          <table:table-cell table:formula="of:=[.B959]+[.C959]" office:value-type="float" office:value="100.271" calcext:value-type="float">
            <text:p>100.271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3601" calcext:value-type="float">
            <text:p>0.3601</text:p>
          </table:table-cell>
          <table:table-cell office:value-type="float" office:value="100" calcext:value-type="float">
            <text:p>100</text:p>
          </table:table-cell>
          <table:table-cell table:formula="of:=[.B960]+[.C960]" office:value-type="float" office:value="100.3601" calcext:value-type="float">
            <text:p>100.3601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2401" calcext:value-type="float">
            <text:p>0.2401</text:p>
          </table:table-cell>
          <table:table-cell office:value-type="float" office:value="100" calcext:value-type="float">
            <text:p>100</text:p>
          </table:table-cell>
          <table:table-cell table:formula="of:=[.B961]+[.C961]" office:value-type="float" office:value="100.2401" calcext:value-type="float">
            <text:p>100.240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401" calcext:value-type="float">
            <text:p>0.2401</text:p>
          </table:table-cell>
          <table:table-cell office:value-type="float" office:value="100" calcext:value-type="float">
            <text:p>100</text:p>
          </table:table-cell>
          <table:table-cell table:formula="of:=[.B962]+[.C962]" office:value-type="float" office:value="100.2401" calcext:value-type="float">
            <text:p>100.2401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3]+[.C963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4]+[.C964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5]+[.C965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6]+[.C966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7]+[.C967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8]+[.C968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formula="of:=[.B969]+[.C969]" office:value-type="float" office:value="100.12" calcext:value-type="float">
            <text:p>100.12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0]+[.C97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1]+[.C97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2]+[.C9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3]+[.C9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4]+[.C97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5]+[.C97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6]+[.C9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7]+[.C97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8]+[.C9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79]+[.C97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0]+[.C9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1]+[.C98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2]+[.C98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3]+[.C98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4]+[.C98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5]+[.C98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6]+[.C98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7]+[.C98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8]+[.C98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89]+[.C98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0]+[.C99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1]+[.C9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2]+[.C99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3]+[.C99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4]+[.C99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5]+[.C99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6]+[.C99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7]+[.C99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8]+[.C99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99]+[.C99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1000]+[.C100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1001]+[.C100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1002]+[.C1002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6:09:38.356897191</dc:date>
    <meta:document-statistic meta:table-count="1" meta:cell-count="400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45cm" svg:height="11.981cm" xlink:href=".." xlink:type="simple" chart:class="chart:line" chart:style-name="ch1">
        <chart:title svg:x="8.456cm" svg:y="0.375cm" chart:style-name="ch2">
          <text:p>Detection &amp; Discrimination</text:p>
        </chart:title>
        <chart:subtitle svg:x="9.924cm" svg:y="1.419cm" chart:style-name="ch3">
          <text:p>p = [0.0 .. 1.0]</text:p>
        </chart:subtitle>
        <chart:legend chart:legend-position="end" svg:x="18.831cm" svg:y="5.442cm" style:legend-expansion="high" chart:style-name="ch4"/>
        <chart:plot-area chart:style-name="ch5" table:cell-range-address="Sheet1.B1:Sheet1.C1002" chart:data-source-has-labels="row" svg:x="0.446cm" svg:y="2.367cm" svg:width="17.939cm" svg:height="9.375cm">
          <chartooo:coordinate-region svg:x="1.253cm" svg:y="2.567cm" svg:width="17.132cm" svg:height="8.25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002" chart:label-cell-address="Sheet1.B1:Sheet1.B1" chart:class="chart:line">
            <chart:data-point chart:repeated="1001"/>
          </chart:series>
          <chart:series chart:style-name="ch9" chart:values-cell-range-address="Sheet1.C2:Sheet1.C1002" chart:label-cell-address="Sheet1.C1:Sheet1.C1" chart:class="chart:line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Sheet1.B1:Sheet1.B1</svg:desc>
                </draw:g>
              </table:table-cell>
              <table:table-cell office:value-type="string">
                <text:p>Discrimin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1002</svg:desc>
                </draw:g>
              </table:table-cell>
              <table:table-cell office:value-type="float" office:value="2.139">
                <text:p>2.139</text:p>
                <draw:g>
                  <svg:desc>Sheet1.C2:Sheet1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  <table:table-cell office:value-type="float" office:value="2.2282">
                <text:p>2.22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  <table:table-cell office:value-type="float" office:value="2.3173">
                <text:p>2.31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  <table:table-cell office:value-type="float" office:value="2.4955">
                <text:p>2.49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  <table:table-cell office:value-type="float" office:value="2.5847">
                <text:p>2.58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  <table:table-cell office:value-type="float" office:value="2.5847">
                <text:p>2.58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  <table:table-cell office:value-type="float" office:value="2.6738">
                <text:p>2.67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  <table:table-cell office:value-type="float" office:value="2.852">
                <text:p>2.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  <table:table-cell office:value-type="float" office:value="2.852">
                <text:p>2.8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  <table:table-cell office:value-type="float" office:value="2.9412">
                <text:p>2.94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  <table:table-cell office:value-type="float" office:value="3.0303">
                <text:p>3.03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  <table:table-cell office:value-type="float" office:value="3.2086">
                <text:p>3.20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  <table:table-cell office:value-type="float" office:value="3.2977">
                <text:p>3.29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  <table:table-cell office:value-type="float" office:value="3.2977">
                <text:p>3.29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  <table:table-cell office:value-type="float" office:value="3.2977">
                <text:p>3.29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  <table:table-cell office:value-type="float" office:value="3.2977">
                <text:p>3.29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  <table:table-cell office:value-type="float" office:value="3.4759">
                <text:p>3.47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  <table:table-cell office:value-type="float" office:value="3.5651">
                <text:p>3.56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  <table:table-cell office:value-type="float" office:value="3.7433">
                <text:p>3.7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  <table:table-cell office:value-type="float" office:value="3.7433">
                <text:p>3.7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  <table:table-cell office:value-type="float" office:value="3.7433">
                <text:p>3.74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  <table:table-cell office:value-type="float" office:value="3.8324">
                <text:p>3.83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  <table:table-cell office:value-type="float" office:value="3.8324">
                <text:p>3.8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  <table:table-cell office:value-type="float" office:value="4.0107">
                <text:p>4.01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  <table:table-cell office:value-type="float" office:value="4.1889">
                <text:p>4.1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  <table:table-cell office:value-type="float" office:value="4.1889">
                <text:p>4.1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  <table:table-cell office:value-type="float" office:value="4.2781">
                <text:p>4.27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  <table:table-cell office:value-type="float" office:value="4.2781">
                <text:p>4.27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  <table:table-cell office:value-type="float" office:value="4.3672">
                <text:p>4.36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  <table:table-cell office:value-type="float" office:value="4.4563">
                <text:p>4.4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  <table:table-cell office:value-type="float" office:value="4.7237">
                <text:p>4.72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  <table:table-cell office:value-type="float" office:value="4.9911">
                <text:p>4.99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  <table:table-cell office:value-type="float" office:value="5.0802">
                <text:p>5.08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5.2585">
                <text:p>5.2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5.3476">
                <text:p>5.3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5.5258">
                <text:p>5.5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  <table:table-cell office:value-type="float" office:value="5.615">
                <text:p>5.6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  <table:table-cell office:value-type="float" office:value="5.7041">
                <text:p>5.70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  <table:table-cell office:value-type="float" office:value="5.7932">
                <text:p>5.79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  <table:table-cell office:value-type="float" office:value="5.8824">
                <text:p>5.8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  <table:table-cell office:value-type="float" office:value="6.328">
                <text:p>6.3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  <table:table-cell office:value-type="float" office:value="6.6845">
                <text:p>6.68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  <table:table-cell office:value-type="float" office:value="7.1301">
                <text:p>7.1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  <table:table-cell office:value-type="float" office:value="7.2193">
                <text:p>7.21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  <table:table-cell office:value-type="float" office:value="7.3084">
                <text:p>7.30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  <table:table-cell office:value-type="float" office:value="7.5758">
                <text:p>7.57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  <table:table-cell office:value-type="float" office:value="7.754">
                <text:p>7.7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  <table:table-cell office:value-type="float" office:value="8.1105">
                <text:p>8.11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  <table:table-cell office:value-type="float" office:value="8.3779">
                <text:p>8.37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  <table:table-cell office:value-type="float" office:value="8.5561">
                <text:p>8.5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  <table:table-cell office:value-type="float" office:value="8.6453">
                <text:p>8.6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  <table:table-cell office:value-type="float" office:value="9.0018">
                <text:p>9.00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  <table:table-cell office:value-type="float" office:value="9.2692">
                <text:p>9.26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  <table:table-cell office:value-type="float" office:value="9.5365">
                <text:p>9.53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9.893">
                <text:p>9.8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  <table:table-cell office:value-type="float" office:value="10.2496">
                <text:p>10.24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  <table:table-cell office:value-type="float" office:value="10.7843">
                <text:p>10.7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  <table:table-cell office:value-type="float" office:value="11.2299">
                <text:p>11.22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  <table:table-cell office:value-type="float" office:value="11.3191">
                <text:p>11.31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  <table:table-cell office:value-type="float" office:value="11.7647">
                <text:p>11.76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">
                <text:p>100</text:p>
              </table:table-cell>
              <table:table-cell office:value-type="float" office:value="12.3886">
                <text:p>12.38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  <table:table-cell office:value-type="float" office:value="13.0125">
                <text:p>13.0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  <table:table-cell office:value-type="float" office:value="13.4581">
                <text:p>13.45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  <table:table-cell office:value-type="float" office:value="13.9037">
                <text:p>13.90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  <table:table-cell office:value-type="float" office:value="14.9733">
                <text:p>14.97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  <table:table-cell office:value-type="float" office:value="15.2406">
                <text:p>15.24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15.6863">
                <text:p>15.68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  <table:table-cell office:value-type="float" office:value="16.5775">
                <text:p>16.5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  <table:table-cell office:value-type="float" office:value="17.5579">
                <text:p>17.5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  <table:table-cell office:value-type="float" office:value="17.9144">
                <text:p>17.91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  <table:table-cell office:value-type="float" office:value="18.1818">
                <text:p>18.1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  <table:table-cell office:value-type="float" office:value="18.8948">
                <text:p>18.89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  <table:table-cell office:value-type="float" office:value="19.697">
                <text:p>19.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  <table:table-cell office:value-type="float" office:value="20.1426">
                <text:p>20.14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  <table:table-cell office:value-type="float" office:value="20.8556">
                <text:p>20.85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  <table:table-cell office:value-type="float" office:value="21.9251">
                <text:p>21.92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  <table:table-cell office:value-type="float" office:value="22.549">
                <text:p>22.5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  <table:table-cell office:value-type="float" office:value="22.9055">
                <text:p>22.9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  <table:table-cell office:value-type="float" office:value="23.1729">
                <text:p>23.17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  <table:table-cell office:value-type="float" office:value="23.8859">
                <text:p>23.88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  <table:table-cell office:value-type="float" office:value="24.5989">
                <text:p>24.59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  <table:table-cell office:value-type="float" office:value="24.9554">
                <text:p>24.95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  <table:table-cell office:value-type="float" office:value="26.1141">
                <text:p>26.11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  <table:table-cell office:value-type="float" office:value="26.4706">
                <text:p>26.47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  <table:table-cell office:value-type="float" office:value="26.8271">
                <text:p>26.82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27.0053">
                <text:p>27.00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27.0945">
                <text:p>27.0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27.6292">
                <text:p>27.62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28.164">
                <text:p>28.1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28.5205">
                <text:p>28.52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28.6096">
                <text:p>28.6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88">
                <text:p>99.88</text:p>
              </table:table-cell>
              <table:table-cell office:value-type="float" office:value="28.877">
                <text:p>28.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88">
                <text:p>99.88</text:p>
              </table:table-cell>
              <table:table-cell office:value-type="float" office:value="29.2335">
                <text:p>29.23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7599">
                <text:p>99.7599</text:p>
              </table:table-cell>
              <table:table-cell office:value-type="float" office:value="29.4118">
                <text:p>29.41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599">
                <text:p>99.7599</text:p>
              </table:table-cell>
              <table:table-cell office:value-type="float" office:value="29.7683">
                <text:p>29.76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7599">
                <text:p>99.7599</text:p>
              </table:table-cell>
              <table:table-cell office:value-type="float" office:value="30.1248">
                <text:p>30.12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7599">
                <text:p>99.7599</text:p>
              </table:table-cell>
              <table:table-cell office:value-type="float" office:value="30.8378">
                <text:p>30.83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6399">
                <text:p>99.6399</text:p>
              </table:table-cell>
              <table:table-cell office:value-type="float" office:value="31.1052">
                <text:p>31.10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6399">
                <text:p>99.6399</text:p>
              </table:table-cell>
              <table:table-cell office:value-type="float" office:value="31.4617">
                <text:p>31.46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6399">
                <text:p>99.6399</text:p>
              </table:table-cell>
              <table:table-cell office:value-type="float" office:value="32.2638">
                <text:p>32.26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6399">
                <text:p>99.6399</text:p>
              </table:table-cell>
              <table:table-cell office:value-type="float" office:value="32.7986">
                <text:p>32.79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6399">
                <text:p>99.6399</text:p>
              </table:table-cell>
              <table:table-cell office:value-type="float" office:value="34.1355">
                <text:p>34.13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6399">
                <text:p>99.6399</text:p>
              </table:table-cell>
              <table:table-cell office:value-type="float" office:value="35.0267">
                <text:p>35.02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.6399">
                <text:p>99.6399</text:p>
              </table:table-cell>
              <table:table-cell office:value-type="float" office:value="35.4724">
                <text:p>35.47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6399">
                <text:p>99.6399</text:p>
              </table:table-cell>
              <table:table-cell office:value-type="float" office:value="36.1854">
                <text:p>36.1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6399">
                <text:p>99.6399</text:p>
              </table:table-cell>
              <table:table-cell office:value-type="float" office:value="36.4528">
                <text:p>36.45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6399">
                <text:p>99.6399</text:p>
              </table:table-cell>
              <table:table-cell office:value-type="float" office:value="37.1658">
                <text:p>37.16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6399">
                <text:p>99.6399</text:p>
              </table:table-cell>
              <table:table-cell office:value-type="float" office:value="37.9679">
                <text:p>37.96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6399">
                <text:p>99.6399</text:p>
              </table:table-cell>
              <table:table-cell office:value-type="float" office:value="38.6809">
                <text:p>38.68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6399">
                <text:p>99.6399</text:p>
              </table:table-cell>
              <table:table-cell office:value-type="float" office:value="39.2157">
                <text:p>39.21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6399">
                <text:p>99.6399</text:p>
              </table:table-cell>
              <table:table-cell office:value-type="float" office:value="39.9287">
                <text:p>39.92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6399">
                <text:p>99.6399</text:p>
              </table:table-cell>
              <table:table-cell office:value-type="float" office:value="40.6417">
                <text:p>40.64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6399">
                <text:p>99.6399</text:p>
              </table:table-cell>
              <table:table-cell office:value-type="float" office:value="41.3547">
                <text:p>41.35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6399">
                <text:p>99.6399</text:p>
              </table:table-cell>
              <table:table-cell office:value-type="float" office:value="41.7112">
                <text:p>41.7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9.6399">
                <text:p>99.6399</text:p>
              </table:table-cell>
              <table:table-cell office:value-type="float" office:value="42.1569">
                <text:p>42.1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6399">
                <text:p>99.6399</text:p>
              </table:table-cell>
              <table:table-cell office:value-type="float" office:value="42.5134">
                <text:p>42.51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6399">
                <text:p>99.6399</text:p>
              </table:table-cell>
              <table:table-cell office:value-type="float" office:value="43.2264">
                <text:p>43.22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6399">
                <text:p>99.6399</text:p>
              </table:table-cell>
              <table:table-cell office:value-type="float" office:value="44.2068">
                <text:p>44.20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6399">
                <text:p>99.6399</text:p>
              </table:table-cell>
              <table:table-cell office:value-type="float" office:value="45.0089">
                <text:p>45.00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6399">
                <text:p>99.6399</text:p>
              </table:table-cell>
              <table:table-cell office:value-type="float" office:value="45.4545">
                <text:p>45.45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6399">
                <text:p>99.6399</text:p>
              </table:table-cell>
              <table:table-cell office:value-type="float" office:value="45.8111">
                <text:p>45.81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6399">
                <text:p>99.6399</text:p>
              </table:table-cell>
              <table:table-cell office:value-type="float" office:value="46.8806">
                <text:p>46.88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6399">
                <text:p>99.6399</text:p>
              </table:table-cell>
              <table:table-cell office:value-type="float" office:value="47.2371">
                <text:p>47.23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6399">
                <text:p>99.6399</text:p>
              </table:table-cell>
              <table:table-cell office:value-type="float" office:value="47.9501">
                <text:p>47.95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6399">
                <text:p>99.6399</text:p>
              </table:table-cell>
              <table:table-cell office:value-type="float" office:value="48.574">
                <text:p>48.5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6399">
                <text:p>99.6399</text:p>
              </table:table-cell>
              <table:table-cell office:value-type="float" office:value="49.0196">
                <text:p>49.01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6399">
                <text:p>99.6399</text:p>
              </table:table-cell>
              <table:table-cell office:value-type="float" office:value="49.1087">
                <text:p>49.10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6399">
                <text:p>99.6399</text:p>
              </table:table-cell>
              <table:table-cell office:value-type="float" office:value="49.3761">
                <text:p>49.37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6399">
                <text:p>99.63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6399">
                <text:p>99.6399</text:p>
              </table:table-cell>
              <table:table-cell office:value-type="float" office:value="50.4456">
                <text:p>50.4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6399">
                <text:p>99.6399</text:p>
              </table:table-cell>
              <table:table-cell office:value-type="float" office:value="50.6239">
                <text:p>50.62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6399">
                <text:p>99.6399</text:p>
              </table:table-cell>
              <table:table-cell office:value-type="float" office:value="51.0695">
                <text:p>51.06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399">
                <text:p>99.6399</text:p>
              </table:table-cell>
              <table:table-cell office:value-type="float" office:value="51.6934">
                <text:p>51.69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399">
                <text:p>99.6399</text:p>
              </table:table-cell>
              <table:table-cell office:value-type="float" office:value="52.3173">
                <text:p>52.31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6399">
                <text:p>99.6399</text:p>
              </table:table-cell>
              <table:table-cell office:value-type="float" office:value="52.7629">
                <text:p>52.76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6399">
                <text:p>99.6399</text:p>
              </table:table-cell>
              <table:table-cell office:value-type="float" office:value="52.852">
                <text:p>52.8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9.6399">
                <text:p>99.6399</text:p>
              </table:table-cell>
              <table:table-cell office:value-type="float" office:value="53.1194">
                <text:p>53.11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6399">
                <text:p>99.6399</text:p>
              </table:table-cell>
              <table:table-cell office:value-type="float" office:value="53.2977">
                <text:p>53.29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6399">
                <text:p>99.6399</text:p>
              </table:table-cell>
              <table:table-cell office:value-type="float" office:value="53.4759">
                <text:p>53.47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6399">
                <text:p>99.6399</text:p>
              </table:table-cell>
              <table:table-cell office:value-type="float" office:value="54.0107">
                <text:p>54.01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.6399">
                <text:p>99.6399</text:p>
              </table:table-cell>
              <table:table-cell office:value-type="float" office:value="54.4563">
                <text:p>54.45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9.6399">
                <text:p>99.6399</text:p>
              </table:table-cell>
              <table:table-cell office:value-type="float" office:value="54.8128">
                <text:p>54.81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6399">
                <text:p>99.6399</text:p>
              </table:table-cell>
              <table:table-cell office:value-type="float" office:value="55.2585">
                <text:p>55.25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.6399">
                <text:p>99.6399</text:p>
              </table:table-cell>
              <table:table-cell office:value-type="float" office:value="55.4367">
                <text:p>55.43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.6399">
                <text:p>99.6399</text:p>
              </table:table-cell>
              <table:table-cell office:value-type="float" office:value="55.615">
                <text:p>55.6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9.6399">
                <text:p>99.6399</text:p>
              </table:table-cell>
              <table:table-cell office:value-type="float" office:value="56.1497">
                <text:p>56.14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6399">
                <text:p>99.6399</text:p>
              </table:table-cell>
              <table:table-cell office:value-type="float" office:value="56.5062">
                <text:p>56.50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5198">
                <text:p>99.5198</text:p>
              </table:table-cell>
              <table:table-cell office:value-type="float" office:value="57.041">
                <text:p>57.0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.5198">
                <text:p>99.5198</text:p>
              </table:table-cell>
              <table:table-cell office:value-type="float" office:value="57.3975">
                <text:p>57.39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5198">
                <text:p>99.5198</text:p>
              </table:table-cell>
              <table:table-cell office:value-type="float" office:value="57.8431">
                <text:p>57.84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9.5198">
                <text:p>99.5198</text:p>
              </table:table-cell>
              <table:table-cell office:value-type="float" office:value="58.0214">
                <text:p>58.02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.5198">
                <text:p>99.5198</text:p>
              </table:table-cell>
              <table:table-cell office:value-type="float" office:value="58.5561">
                <text:p>58.55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.5198">
                <text:p>99.5198</text:p>
              </table:table-cell>
              <table:table-cell office:value-type="float" office:value="59.0018">
                <text:p>59.00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5198">
                <text:p>99.5198</text:p>
              </table:table-cell>
              <table:table-cell office:value-type="float" office:value="59.6257">
                <text:p>59.62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3998">
                <text:p>99.3998</text:p>
              </table:table-cell>
              <table:table-cell office:value-type="float" office:value="59.9822">
                <text:p>59.98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3998">
                <text:p>99.3998</text:p>
              </table:table-cell>
              <table:table-cell office:value-type="float" office:value="60.2496">
                <text:p>60.24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9.3998">
                <text:p>99.3998</text:p>
              </table:table-cell>
              <table:table-cell office:value-type="float" office:value="60.8734">
                <text:p>60.87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3998">
                <text:p>99.3998</text:p>
              </table:table-cell>
              <table:table-cell office:value-type="float" office:value="61.7647">
                <text:p>61.76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3998">
                <text:p>99.3998</text:p>
              </table:table-cell>
              <table:table-cell office:value-type="float" office:value="62.0321">
                <text:p>62.03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3998">
                <text:p>99.3998</text:p>
              </table:table-cell>
              <table:table-cell office:value-type="float" office:value="62.3886">
                <text:p>62.38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2797">
                <text:p>99.2797</text:p>
              </table:table-cell>
              <table:table-cell office:value-type="float" office:value="62.7451">
                <text:p>62.74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2797">
                <text:p>99.2797</text:p>
              </table:table-cell>
              <table:table-cell office:value-type="float" office:value="63.0125">
                <text:p>63.0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2797">
                <text:p>99.2797</text:p>
              </table:table-cell>
              <table:table-cell office:value-type="float" office:value="63.4581">
                <text:p>63.45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9.2797">
                <text:p>99.2797</text:p>
              </table:table-cell>
              <table:table-cell office:value-type="float" office:value="63.8146">
                <text:p>63.81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2797">
                <text:p>99.2797</text:p>
              </table:table-cell>
              <table:table-cell office:value-type="float" office:value="64.082">
                <text:p>64.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.2797">
                <text:p>99.2797</text:p>
              </table:table-cell>
              <table:table-cell office:value-type="float" office:value="64.5276">
                <text:p>64.52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2797">
                <text:p>99.2797</text:p>
              </table:table-cell>
              <table:table-cell office:value-type="float" office:value="64.6168">
                <text:p>64.61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2797">
                <text:p>99.2797</text:p>
              </table:table-cell>
              <table:table-cell office:value-type="float" office:value="65.0624">
                <text:p>65.06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0396">
                <text:p>99.0396</text:p>
              </table:table-cell>
              <table:table-cell office:value-type="float" office:value="65.4189">
                <text:p>65.41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8.9196">
                <text:p>98.9196</text:p>
              </table:table-cell>
              <table:table-cell office:value-type="float" office:value="66.0428">
                <text:p>66.04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8.9196">
                <text:p>98.9196</text:p>
              </table:table-cell>
              <table:table-cell office:value-type="float" office:value="66.3993">
                <text:p>66.39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8.7995">
                <text:p>98.7995</text:p>
              </table:table-cell>
              <table:table-cell office:value-type="float" office:value="66.8449">
                <text:p>66.84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.7995">
                <text:p>98.7995</text:p>
              </table:table-cell>
              <table:table-cell office:value-type="float" office:value="67.4688">
                <text:p>67.4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8.6795">
                <text:p>98.6795</text:p>
              </table:table-cell>
              <table:table-cell office:value-type="float" office:value="67.9144">
                <text:p>67.91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8.5594">
                <text:p>98.5594</text:p>
              </table:table-cell>
              <table:table-cell office:value-type="float" office:value="68.0927">
                <text:p>68.09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8.5594">
                <text:p>98.5594</text:p>
              </table:table-cell>
              <table:table-cell office:value-type="float" office:value="68.7166">
                <text:p>68.71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8.4394">
                <text:p>98.4394</text:p>
              </table:table-cell>
              <table:table-cell office:value-type="float" office:value="69.2513">
                <text:p>69.25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8.4394">
                <text:p>98.4394</text:p>
              </table:table-cell>
              <table:table-cell office:value-type="float" office:value="69.697">
                <text:p>69.6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8.4394">
                <text:p>98.4394</text:p>
              </table:table-cell>
              <table:table-cell office:value-type="float" office:value="69.9643">
                <text:p>69.96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.3193">
                <text:p>98.3193</text:p>
              </table:table-cell>
              <table:table-cell office:value-type="float" office:value="70.2317">
                <text:p>70.23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.0792">
                <text:p>98.0792</text:p>
              </table:table-cell>
              <table:table-cell office:value-type="float" office:value="70.5882">
                <text:p>70.58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.8391">
                <text:p>97.8391</text:p>
              </table:table-cell>
              <table:table-cell office:value-type="float" office:value="70.5882">
                <text:p>70.58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7.8391">
                <text:p>97.8391</text:p>
              </table:table-cell>
              <table:table-cell office:value-type="float" office:value="70.6774">
                <text:p>70.67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7.8391">
                <text:p>97.8391</text:p>
              </table:table-cell>
              <table:table-cell office:value-type="float" office:value="71.0339">
                <text:p>71.03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7.7191">
                <text:p>97.7191</text:p>
              </table:table-cell>
              <table:table-cell office:value-type="float" office:value="71.6578">
                <text:p>71.65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7.599">
                <text:p>97.599</text:p>
              </table:table-cell>
              <table:table-cell office:value-type="float" office:value="71.836">
                <text:p>71.8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.599">
                <text:p>97.599</text:p>
              </table:table-cell>
              <table:table-cell office:value-type="float" office:value="72.2816">
                <text:p>72.28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7.479">
                <text:p>97.479</text:p>
              </table:table-cell>
              <table:table-cell office:value-type="float" office:value="72.4599">
                <text:p>72.45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7.2389">
                <text:p>97.2389</text:p>
              </table:table-cell>
              <table:table-cell office:value-type="float" office:value="72.549">
                <text:p>72.5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.2389">
                <text:p>97.2389</text:p>
              </table:table-cell>
              <table:table-cell office:value-type="float" office:value="72.9055">
                <text:p>72.9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7.2389">
                <text:p>97.2389</text:p>
              </table:table-cell>
              <table:table-cell office:value-type="float" office:value="72.9947">
                <text:p>72.99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7.2389">
                <text:p>97.2389</text:p>
              </table:table-cell>
              <table:table-cell office:value-type="float" office:value="73.262">
                <text:p>73.2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7.2389">
                <text:p>97.2389</text:p>
              </table:table-cell>
              <table:table-cell office:value-type="float" office:value="73.4403">
                <text:p>73.44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7.2389">
                <text:p>97.2389</text:p>
              </table:table-cell>
              <table:table-cell office:value-type="float" office:value="73.8859">
                <text:p>73.88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6.9988">
                <text:p>96.9988</text:p>
              </table:table-cell>
              <table:table-cell office:value-type="float" office:value="74.1533">
                <text:p>74.15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6.9988">
                <text:p>96.9988</text:p>
              </table:table-cell>
              <table:table-cell office:value-type="float" office:value="74.2424">
                <text:p>74.24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6.9988">
                <text:p>96.9988</text:p>
              </table:table-cell>
              <table:table-cell office:value-type="float" office:value="74.5989">
                <text:p>74.59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8788">
                <text:p>96.8788</text:p>
              </table:table-cell>
              <table:table-cell office:value-type="float" office:value="75.0446">
                <text:p>75.04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8788">
                <text:p>96.8788</text:p>
              </table:table-cell>
              <table:table-cell office:value-type="float" office:value="75.4011">
                <text:p>75.4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8788">
                <text:p>96.8788</text:p>
              </table:table-cell>
              <table:table-cell office:value-type="float" office:value="75.4902">
                <text:p>75.49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6.8788">
                <text:p>96.8788</text:p>
              </table:table-cell>
              <table:table-cell office:value-type="float" office:value="75.9358">
                <text:p>75.93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6.8788">
                <text:p>96.8788</text:p>
              </table:table-cell>
              <table:table-cell office:value-type="float" office:value="76.2032">
                <text:p>76.20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6.7587">
                <text:p>96.7587</text:p>
              </table:table-cell>
              <table:table-cell office:value-type="float" office:value="76.4706">
                <text:p>76.47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6.7587">
                <text:p>96.7587</text:p>
              </table:table-cell>
              <table:table-cell office:value-type="float" office:value="76.9162">
                <text:p>76.91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6.7587">
                <text:p>96.7587</text:p>
              </table:table-cell>
              <table:table-cell office:value-type="float" office:value="77.0945">
                <text:p>77.09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6.7587">
                <text:p>96.7587</text:p>
              </table:table-cell>
              <table:table-cell office:value-type="float" office:value="77.6292">
                <text:p>77.62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6.7587">
                <text:p>96.7587</text:p>
              </table:table-cell>
              <table:table-cell office:value-type="float" office:value="78.0749">
                <text:p>78.07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6.7587">
                <text:p>96.7587</text:p>
              </table:table-cell>
              <table:table-cell office:value-type="float" office:value="78.2531">
                <text:p>78.25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6.7587">
                <text:p>96.7587</text:p>
              </table:table-cell>
              <table:table-cell office:value-type="float" office:value="78.4314">
                <text:p>78.43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6.7587">
                <text:p>96.7587</text:p>
              </table:table-cell>
              <table:table-cell office:value-type="float" office:value="78.6096">
                <text:p>78.60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6.7587">
                <text:p>96.7587</text:p>
              </table:table-cell>
              <table:table-cell office:value-type="float" office:value="78.7879">
                <text:p>78.78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.7587">
                <text:p>96.7587</text:p>
              </table:table-cell>
              <table:table-cell office:value-type="float" office:value="79.1444">
                <text:p>79.1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6.7587">
                <text:p>96.7587</text:p>
              </table:table-cell>
              <table:table-cell office:value-type="float" office:value="79.5009">
                <text:p>79.50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6.7587">
                <text:p>96.7587</text:p>
              </table:table-cell>
              <table:table-cell office:value-type="float" office:value="79.7683">
                <text:p>79.76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6.7587">
                <text:p>96.7587</text:p>
              </table:table-cell>
              <table:table-cell office:value-type="float" office:value="80.0357">
                <text:p>80.03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6.7587">
                <text:p>96.7587</text:p>
              </table:table-cell>
              <table:table-cell office:value-type="float" office:value="80.2139">
                <text:p>80.21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7587">
                <text:p>96.7587</text:p>
              </table:table-cell>
              <table:table-cell office:value-type="float" office:value="80.3922">
                <text:p>80.39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6.6387">
                <text:p>96.6387</text:p>
              </table:table-cell>
              <table:table-cell office:value-type="float" office:value="80.7487">
                <text:p>80.74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6.6387">
                <text:p>96.6387</text:p>
              </table:table-cell>
              <table:table-cell office:value-type="float" office:value="81.1052">
                <text:p>81.10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6.5186">
                <text:p>96.5186</text:p>
              </table:table-cell>
              <table:table-cell office:value-type="float" office:value="81.3725">
                <text:p>81.37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6.5186">
                <text:p>96.5186</text:p>
              </table:table-cell>
              <table:table-cell office:value-type="float" office:value="81.5508">
                <text:p>81.55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6.5186">
                <text:p>96.5186</text:p>
              </table:table-cell>
              <table:table-cell office:value-type="float" office:value="81.7291">
                <text:p>81.72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6.2785">
                <text:p>96.2785</text:p>
              </table:table-cell>
              <table:table-cell office:value-type="float" office:value="81.9964">
                <text:p>81.99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5.9184">
                <text:p>95.9184</text:p>
              </table:table-cell>
              <table:table-cell office:value-type="float" office:value="82.3529">
                <text:p>82.35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5.6783">
                <text:p>95.6783</text:p>
              </table:table-cell>
              <table:table-cell office:value-type="float" office:value="82.6203">
                <text:p>82.62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5.5582">
                <text:p>95.5582</text:p>
              </table:table-cell>
              <table:table-cell office:value-type="float" office:value="82.7094">
                <text:p>82.70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5.4382">
                <text:p>95.4382</text:p>
              </table:table-cell>
              <table:table-cell office:value-type="float" office:value="82.9768">
                <text:p>82.97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5.1981">
                <text:p>95.1981</text:p>
              </table:table-cell>
              <table:table-cell office:value-type="float" office:value="83.1551">
                <text:p>83.15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.078">
                <text:p>95.078</text:p>
              </table:table-cell>
              <table:table-cell office:value-type="float" office:value="83.1551">
                <text:p>83.15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4.8379">
                <text:p>94.8379</text:p>
              </table:table-cell>
              <table:table-cell office:value-type="float" office:value="83.5116">
                <text:p>83.51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4.5978">
                <text:p>94.5978</text:p>
              </table:table-cell>
              <table:table-cell office:value-type="float" office:value="83.779">
                <text:p>83.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4.1176">
                <text:p>94.1176</text:p>
              </table:table-cell>
              <table:table-cell office:value-type="float" office:value="84.2246">
                <text:p>84.22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3.9976">
                <text:p>93.9976</text:p>
              </table:table-cell>
              <table:table-cell office:value-type="float" office:value="84.492">
                <text:p>84.4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3.9976">
                <text:p>93.9976</text:p>
              </table:table-cell>
              <table:table-cell office:value-type="float" office:value="84.9376">
                <text:p>84.93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3.9976">
                <text:p>93.9976</text:p>
              </table:table-cell>
              <table:table-cell office:value-type="float" office:value="85.1159">
                <text:p>85.11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.7575">
                <text:p>93.7575</text:p>
              </table:table-cell>
              <table:table-cell office:value-type="float" office:value="85.3832">
                <text:p>85.38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.7575">
                <text:p>93.7575</text:p>
              </table:table-cell>
              <table:table-cell office:value-type="float" office:value="85.7398">
                <text:p>85.73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.6375">
                <text:p>93.6375</text:p>
              </table:table-cell>
              <table:table-cell office:value-type="float" office:value="86.0963">
                <text:p>86.0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.5174">
                <text:p>93.5174</text:p>
              </table:table-cell>
              <table:table-cell office:value-type="float" office:value="86.5419">
                <text:p>86.54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.3974">
                <text:p>93.3974</text:p>
              </table:table-cell>
              <table:table-cell office:value-type="float" office:value="86.8984">
                <text:p>86.89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3.1573">
                <text:p>93.1573</text:p>
              </table:table-cell>
              <table:table-cell office:value-type="float" office:value="87.1658">
                <text:p>87.16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3.1573">
                <text:p>93.1573</text:p>
              </table:table-cell>
              <table:table-cell office:value-type="float" office:value="87.5223">
                <text:p>87.52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2.9172">
                <text:p>92.9172</text:p>
              </table:table-cell>
              <table:table-cell office:value-type="float" office:value="87.7897">
                <text:p>87.78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2.7971">
                <text:p>92.7971</text:p>
              </table:table-cell>
              <table:table-cell office:value-type="float" office:value="87.7897">
                <text:p>87.78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2.6771">
                <text:p>92.6771</text:p>
              </table:table-cell>
              <table:table-cell office:value-type="float" office:value="87.9679">
                <text:p>87.96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2.3169">
                <text:p>92.3169</text:p>
              </table:table-cell>
              <table:table-cell office:value-type="float" office:value="88.2353">
                <text:p>88.23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2.0768">
                <text:p>92.0768</text:p>
              </table:table-cell>
              <table:table-cell office:value-type="float" office:value="88.2353">
                <text:p>88.23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2.0768">
                <text:p>92.0768</text:p>
              </table:table-cell>
              <table:table-cell office:value-type="float" office:value="88.5027">
                <text:p>88.5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2.0768">
                <text:p>92.0768</text:p>
              </table:table-cell>
              <table:table-cell office:value-type="float" office:value="88.7701">
                <text:p>88.77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2.0768">
                <text:p>92.0768</text:p>
              </table:table-cell>
              <table:table-cell office:value-type="float" office:value="88.9483">
                <text:p>88.94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1.9568">
                <text:p>91.9568</text:p>
              </table:table-cell>
              <table:table-cell office:value-type="float" office:value="88.9483">
                <text:p>88.94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1.8367">
                <text:p>91.8367</text:p>
              </table:table-cell>
              <table:table-cell office:value-type="float" office:value="89.0374">
                <text:p>89.03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1.8367">
                <text:p>91.8367</text:p>
              </table:table-cell>
              <table:table-cell office:value-type="float" office:value="89.1266">
                <text:p>89.12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1.8367">
                <text:p>91.8367</text:p>
              </table:table-cell>
              <table:table-cell office:value-type="float" office:value="89.3048">
                <text:p>89.30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1.8367">
                <text:p>91.8367</text:p>
              </table:table-cell>
              <table:table-cell office:value-type="float" office:value="89.5722">
                <text:p>89.57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1.8367">
                <text:p>91.8367</text:p>
              </table:table-cell>
              <table:table-cell office:value-type="float" office:value="89.7504">
                <text:p>89.75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1.8367">
                <text:p>91.8367</text:p>
              </table:table-cell>
              <table:table-cell office:value-type="float" office:value="89.8396">
                <text:p>89.83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1.8367">
                <text:p>91.8367</text:p>
              </table:table-cell>
              <table:table-cell office:value-type="float" office:value="90.107">
                <text:p>90.1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.7167">
                <text:p>91.7167</text:p>
              </table:table-cell>
              <table:table-cell office:value-type="float" office:value="90.3743">
                <text:p>90.37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1.4766">
                <text:p>91.4766</text:p>
              </table:table-cell>
              <table:table-cell office:value-type="float" office:value="90.3743">
                <text:p>90.37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1.4766">
                <text:p>91.4766</text:p>
              </table:table-cell>
              <table:table-cell office:value-type="float" office:value="90.3743">
                <text:p>90.37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1.3565">
                <text:p>91.3565</text:p>
              </table:table-cell>
              <table:table-cell office:value-type="float" office:value="90.6417">
                <text:p>90.64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.3565">
                <text:p>91.3565</text:p>
              </table:table-cell>
              <table:table-cell office:value-type="float" office:value="90.6417">
                <text:p>90.64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1.2365">
                <text:p>91.2365</text:p>
              </table:table-cell>
              <table:table-cell office:value-type="float" office:value="90.9091">
                <text:p>90.90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1.1164">
                <text:p>91.1164</text:p>
              </table:table-cell>
              <table:table-cell office:value-type="float" office:value="90.9091">
                <text:p>90.90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.9964">
                <text:p>90.9964</text:p>
              </table:table-cell>
              <table:table-cell office:value-type="float" office:value="91.0873">
                <text:p>91.08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.9964">
                <text:p>90.9964</text:p>
              </table:table-cell>
              <table:table-cell office:value-type="float" office:value="91.3547">
                <text:p>91.35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.7563">
                <text:p>90.7563</text:p>
              </table:table-cell>
              <table:table-cell office:value-type="float" office:value="91.533">
                <text:p>91.5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.5162">
                <text:p>90.5162</text:p>
              </table:table-cell>
              <table:table-cell office:value-type="float" office:value="91.6221">
                <text:p>91.62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.5162">
                <text:p>90.5162</text:p>
              </table:table-cell>
              <table:table-cell office:value-type="float" office:value="91.6221">
                <text:p>91.6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.5162">
                <text:p>90.5162</text:p>
              </table:table-cell>
              <table:table-cell office:value-type="float" office:value="91.6221">
                <text:p>91.62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.5162">
                <text:p>90.5162</text:p>
              </table:table-cell>
              <table:table-cell office:value-type="float" office:value="91.8895">
                <text:p>91.8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.1561">
                <text:p>90.1561</text:p>
              </table:table-cell>
              <table:table-cell office:value-type="float" office:value="91.8895">
                <text:p>91.88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.036">
                <text:p>90.036</text:p>
              </table:table-cell>
              <table:table-cell office:value-type="float" office:value="91.9786">
                <text:p>91.97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.036">
                <text:p>90.036</text:p>
              </table:table-cell>
              <table:table-cell office:value-type="float" office:value="91.9786">
                <text:p>91.97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.036">
                <text:p>90.036</text:p>
              </table:table-cell>
              <table:table-cell office:value-type="float" office:value="92.0677">
                <text:p>92.06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0.036">
                <text:p>90.036</text:p>
              </table:table-cell>
              <table:table-cell office:value-type="float" office:value="92.246">
                <text:p>92.2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.036">
                <text:p>90.036</text:p>
              </table:table-cell>
              <table:table-cell office:value-type="float" office:value="92.246">
                <text:p>92.2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0.036">
                <text:p>90.036</text:p>
              </table:table-cell>
              <table:table-cell office:value-type="float" office:value="92.246">
                <text:p>92.2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9.7959">
                <text:p>89.7959</text:p>
              </table:table-cell>
              <table:table-cell office:value-type="float" office:value="92.4242">
                <text:p>92.42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9.6759">
                <text:p>89.6759</text:p>
              </table:table-cell>
              <table:table-cell office:value-type="float" office:value="92.5134">
                <text:p>92.51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.4358">
                <text:p>89.4358</text:p>
              </table:table-cell>
              <table:table-cell office:value-type="float" office:value="92.7807">
                <text:p>92.78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.3157">
                <text:p>89.3157</text:p>
              </table:table-cell>
              <table:table-cell office:value-type="float" office:value="93.0481">
                <text:p>93.04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9.0756">
                <text:p>89.0756</text:p>
              </table:table-cell>
              <table:table-cell office:value-type="float" office:value="93.1373">
                <text:p>93.13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.9556">
                <text:p>88.9556</text:p>
              </table:table-cell>
              <table:table-cell office:value-type="float" office:value="93.1373">
                <text:p>93.13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8.8355">
                <text:p>88.8355</text:p>
              </table:table-cell>
              <table:table-cell office:value-type="float" office:value="93.2264">
                <text:p>93.22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8.5954">
                <text:p>88.5954</text:p>
              </table:table-cell>
              <table:table-cell office:value-type="float" office:value="93.3155">
                <text:p>93.31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8.3553">
                <text:p>88.3553</text:p>
              </table:table-cell>
              <table:table-cell office:value-type="float" office:value="93.4046">
                <text:p>93.40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7.9952">
                <text:p>87.9952</text:p>
              </table:table-cell>
              <table:table-cell office:value-type="float" office:value="93.4046">
                <text:p>93.40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7.8752">
                <text:p>87.8752</text:p>
              </table:table-cell>
              <table:table-cell office:value-type="float" office:value="93.4938">
                <text:p>93.49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7.515">
                <text:p>87.515</text:p>
              </table:table-cell>
              <table:table-cell office:value-type="float" office:value="93.4938">
                <text:p>93.49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7.515">
                <text:p>87.515</text:p>
              </table:table-cell>
              <table:table-cell office:value-type="float" office:value="93.5829">
                <text:p>93.58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7.395">
                <text:p>87.395</text:p>
              </table:table-cell>
              <table:table-cell office:value-type="float" office:value="93.7611">
                <text:p>93.76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7.2749">
                <text:p>87.2749</text:p>
              </table:table-cell>
              <table:table-cell office:value-type="float" office:value="93.7611">
                <text:p>93.76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7.1549">
                <text:p>87.1549</text:p>
              </table:table-cell>
              <table:table-cell office:value-type="float" office:value="93.9394">
                <text:p>93.93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.9148">
                <text:p>86.9148</text:p>
              </table:table-cell>
              <table:table-cell office:value-type="float" office:value="94.0285">
                <text:p>94.02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.6747">
                <text:p>86.6747</text:p>
              </table:table-cell>
              <table:table-cell office:value-type="float" office:value="94.1176">
                <text:p>94.11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.4346">
                <text:p>86.4346</text:p>
              </table:table-cell>
              <table:table-cell office:value-type="float" office:value="94.2068">
                <text:p>94.20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.0744">
                <text:p>86.0744</text:p>
              </table:table-cell>
              <table:table-cell office:value-type="float" office:value="94.2068">
                <text:p>94.20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5.5942">
                <text:p>85.5942</text:p>
              </table:table-cell>
              <table:table-cell office:value-type="float" office:value="94.2959">
                <text:p>94.29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5.4742">
                <text:p>85.4742</text:p>
              </table:table-cell>
              <table:table-cell office:value-type="float" office:value="94.2959">
                <text:p>94.29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5.114">
                <text:p>85.114</text:p>
              </table:table-cell>
              <table:table-cell office:value-type="float" office:value="94.4742">
                <text:p>94.47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5.114">
                <text:p>85.114</text:p>
              </table:table-cell>
              <table:table-cell office:value-type="float" office:value="94.4742">
                <text:p>94.47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.994">
                <text:p>84.994</text:p>
              </table:table-cell>
              <table:table-cell office:value-type="float" office:value="94.4742">
                <text:p>94.4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4.994">
                <text:p>84.994</text:p>
              </table:table-cell>
              <table:table-cell office:value-type="float" office:value="94.4742">
                <text:p>94.47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.8739">
                <text:p>84.8739</text:p>
              </table:table-cell>
              <table:table-cell office:value-type="float" office:value="94.4742">
                <text:p>94.47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.5138">
                <text:p>84.5138</text:p>
              </table:table-cell>
              <table:table-cell office:value-type="float" office:value="94.5633">
                <text:p>94.56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4.5138">
                <text:p>84.5138</text:p>
              </table:table-cell>
              <table:table-cell office:value-type="float" office:value="94.7415">
                <text:p>94.74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.1537">
                <text:p>84.1537</text:p>
              </table:table-cell>
              <table:table-cell office:value-type="float" office:value="94.8307">
                <text:p>94.83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.0336">
                <text:p>84.0336</text:p>
              </table:table-cell>
              <table:table-cell office:value-type="float" office:value="94.8307">
                <text:p>94.83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.5534">
                <text:p>83.5534</text:p>
              </table:table-cell>
              <table:table-cell office:value-type="float" office:value="94.8307">
                <text:p>94.83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.4334">
                <text:p>83.4334</text:p>
              </table:table-cell>
              <table:table-cell office:value-type="float" office:value="95.0089">
                <text:p>95.00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.4334">
                <text:p>83.4334</text:p>
              </table:table-cell>
              <table:table-cell office:value-type="float" office:value="95.0089">
                <text:p>95.00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.4334">
                <text:p>83.4334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.1933">
                <text:p>83.1933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.1933">
                <text:p>83.1933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2.9532">
                <text:p>82.9532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.593">
                <text:p>82.593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.2329">
                <text:p>82.2329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.9928">
                <text:p>81.9928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.9928">
                <text:p>81.9928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8727">
                <text:p>81.8727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.6327">
                <text:p>81.6327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.3926">
                <text:p>81.3926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.0324">
                <text:p>81.0324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0.4322">
                <text:p>80.4322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0.3121">
                <text:p>80.3121</text:p>
              </table:table-cell>
              <table:table-cell office:value-type="float" office:value="95.1872">
                <text:p>95.18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9.8319">
                <text:p>79.8319</text:p>
              </table:table-cell>
              <table:table-cell office:value-type="float" office:value="95.2763">
                <text:p>95.27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.5918">
                <text:p>79.5918</text:p>
              </table:table-cell>
              <table:table-cell office:value-type="float" office:value="95.2763">
                <text:p>95.27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.1116">
                <text:p>79.1116</text:p>
              </table:table-cell>
              <table:table-cell office:value-type="float" office:value="95.3654">
                <text:p>95.36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8.9916">
                <text:p>78.9916</text:p>
              </table:table-cell>
              <table:table-cell office:value-type="float" office:value="95.3654">
                <text:p>95.36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8.7515">
                <text:p>78.7515</text:p>
              </table:table-cell>
              <table:table-cell office:value-type="float" office:value="95.4545">
                <text:p>95.45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8.6315">
                <text:p>78.6315</text:p>
              </table:table-cell>
              <table:table-cell office:value-type="float" office:value="95.4545">
                <text:p>95.45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8.5114">
                <text:p>78.5114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8.1513">
                <text:p>78.1513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8.1513">
                <text:p>78.1513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.0312">
                <text:p>78.0312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.0312">
                <text:p>78.0312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8.0312">
                <text:p>78.0312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7.9112">
                <text:p>77.9112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7.6711">
                <text:p>77.6711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7.551">
                <text:p>77.551</text:p>
              </table:table-cell>
              <table:table-cell office:value-type="float" office:value="95.5437">
                <text:p>95.54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7.431">
                <text:p>77.431</text:p>
              </table:table-cell>
              <table:table-cell office:value-type="float" office:value="95.6328">
                <text:p>95.63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7.1909">
                <text:p>77.1909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7.1909">
                <text:p>77.1909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7.0708">
                <text:p>77.0708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6.8307">
                <text:p>76.8307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6.8307">
                <text:p>76.8307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6.7107">
                <text:p>76.7107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6.5906">
                <text:p>76.5906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6.5906">
                <text:p>76.5906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6.2305">
                <text:p>76.2305</text:p>
              </table:table-cell>
              <table:table-cell office:value-type="float" office:value="95.7219">
                <text:p>95.72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6.1104">
                <text:p>76.1104</text:p>
              </table:table-cell>
              <table:table-cell office:value-type="float" office:value="95.8111">
                <text:p>95.81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.1104">
                <text:p>76.1104</text:p>
              </table:table-cell>
              <table:table-cell office:value-type="float" office:value="95.8111">
                <text:p>95.81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.6303">
                <text:p>75.6303</text:p>
              </table:table-cell>
              <table:table-cell office:value-type="float" office:value="95.9002">
                <text:p>95.90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.5102">
                <text:p>75.5102</text:p>
              </table:table-cell>
              <table:table-cell office:value-type="float" office:value="95.9002">
                <text:p>95.9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5.1501">
                <text:p>75.1501</text:p>
              </table:table-cell>
              <table:table-cell office:value-type="float" office:value="95.9002">
                <text:p>95.90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.91">
                <text:p>74.91</text:p>
              </table:table-cell>
              <table:table-cell office:value-type="float" office:value="95.9002">
                <text:p>95.9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.91">
                <text:p>74.91</text:p>
              </table:table-cell>
              <table:table-cell office:value-type="float" office:value="95.9002">
                <text:p>95.90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.7899">
                <text:p>74.7899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.5498">
                <text:p>74.5498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.3097">
                <text:p>74.3097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.1897">
                <text:p>74.1897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.9496">
                <text:p>73.9496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8295">
                <text:p>73.8295</text:p>
              </table:table-cell>
              <table:table-cell office:value-type="float" office:value="95.9893">
                <text:p>95.98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8295">
                <text:p>73.8295</text:p>
              </table:table-cell>
              <table:table-cell office:value-type="float" office:value="96.0784">
                <text:p>96.07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5894">
                <text:p>73.5894</text:p>
              </table:table-cell>
              <table:table-cell office:value-type="float" office:value="96.1676">
                <text:p>96.16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4694">
                <text:p>73.4694</text:p>
              </table:table-cell>
              <table:table-cell office:value-type="float" office:value="96.2567">
                <text:p>96.25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2293">
                <text:p>73.2293</text:p>
              </table:table-cell>
              <table:table-cell office:value-type="float" office:value="96.2567">
                <text:p>96.25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2.9892">
                <text:p>72.9892</text:p>
              </table:table-cell>
              <table:table-cell office:value-type="float" office:value="96.2567">
                <text:p>96.25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.7491">
                <text:p>72.7491</text:p>
              </table:table-cell>
              <table:table-cell office:value-type="float" office:value="96.2567">
                <text:p>96.25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2.509">
                <text:p>72.509</text:p>
              </table:table-cell>
              <table:table-cell office:value-type="float" office:value="96.4349">
                <text:p>96.43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2.1489">
                <text:p>72.1489</text:p>
              </table:table-cell>
              <table:table-cell office:value-type="float" office:value="96.5241">
                <text:p>96.52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.6687">
                <text:p>71.6687</text:p>
              </table:table-cell>
              <table:table-cell office:value-type="float" office:value="96.5241">
                <text:p>96.52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.4286">
                <text:p>71.4286</text:p>
              </table:table-cell>
              <table:table-cell office:value-type="float" office:value="96.5241">
                <text:p>96.52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.3085">
                <text:p>71.3085</text:p>
              </table:table-cell>
              <table:table-cell office:value-type="float" office:value="96.5241">
                <text:p>96.52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.0684">
                <text:p>71.0684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1.0684">
                <text:p>71.0684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.7083">
                <text:p>70.7083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0.4682">
                <text:p>70.4682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.2281">
                <text:p>70.2281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0.108">
                <text:p>70.108</text:p>
              </table:table-cell>
              <table:table-cell office:value-type="float" office:value="96.6132">
                <text:p>96.61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9.988">
                <text:p>69.988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.6279">
                <text:p>69.6279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.3878">
                <text:p>69.3878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.3878">
                <text:p>69.3878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8.9076">
                <text:p>68.9076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8.6675">
                <text:p>68.6675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8.4274">
                <text:p>68.4274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.1873">
                <text:p>68.1873</text:p>
              </table:table-cell>
              <table:table-cell office:value-type="float" office:value="96.7023">
                <text:p>96.70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.1873">
                <text:p>68.1873</text:p>
              </table:table-cell>
              <table:table-cell office:value-type="float" office:value="96.7914">
                <text:p>96.79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.0672">
                <text:p>68.0672</text:p>
              </table:table-cell>
              <table:table-cell office:value-type="float" office:value="96.7914">
                <text:p>96.7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8.0672">
                <text:p>68.0672</text:p>
              </table:table-cell>
              <table:table-cell office:value-type="float" office:value="96.7914">
                <text:p>96.79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7.9472">
                <text:p>67.9472</text:p>
              </table:table-cell>
              <table:table-cell office:value-type="float" office:value="96.8806">
                <text:p>96.88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7.7071">
                <text:p>67.7071</text:p>
              </table:table-cell>
              <table:table-cell office:value-type="float" office:value="96.9697">
                <text:p>96.96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7.467">
                <text:p>67.467</text:p>
              </table:table-cell>
              <table:table-cell office:value-type="float" office:value="96.9697">
                <text:p>96.96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7.3469">
                <text:p>67.3469</text:p>
              </table:table-cell>
              <table:table-cell office:value-type="float" office:value="96.9697">
                <text:p>96.96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7.1068">
                <text:p>67.1068</text:p>
              </table:table-cell>
              <table:table-cell office:value-type="float" office:value="97.0588">
                <text:p>97.05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6.9868">
                <text:p>66.9868</text:p>
              </table:table-cell>
              <table:table-cell office:value-type="float" office:value="97.0588">
                <text:p>97.05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6.9868">
                <text:p>66.9868</text:p>
              </table:table-cell>
              <table:table-cell office:value-type="float" office:value="97.0588">
                <text:p>97.05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6.9868">
                <text:p>66.9868</text:p>
              </table:table-cell>
              <table:table-cell office:value-type="float" office:value="97.0588">
                <text:p>97.05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6.8667">
                <text:p>66.8667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6.8667">
                <text:p>66.8667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6.7467">
                <text:p>66.7467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6.5066">
                <text:p>66.5066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6.3866">
                <text:p>66.3866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6.2665">
                <text:p>66.2665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6.1465">
                <text:p>66.1465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6.0264">
                <text:p>66.0264</text:p>
              </table:table-cell>
              <table:table-cell office:value-type="float" office:value="97.148">
                <text:p>97.1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5.9064">
                <text:p>65.9064</text:p>
              </table:table-cell>
              <table:table-cell office:value-type="float" office:value="97.2371">
                <text:p>97.23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5.9064">
                <text:p>65.9064</text:p>
              </table:table-cell>
              <table:table-cell office:value-type="float" office:value="97.2371">
                <text:p>97.23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5.9064">
                <text:p>65.9064</text:p>
              </table:table-cell>
              <table:table-cell office:value-type="float" office:value="97.2371">
                <text:p>97.23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5.9064">
                <text:p>65.9064</text:p>
              </table:table-cell>
              <table:table-cell office:value-type="float" office:value="97.2371">
                <text:p>97.23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5.3061">
                <text:p>65.3061</text:p>
              </table:table-cell>
              <table:table-cell office:value-type="float" office:value="97.2371">
                <text:p>97.23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5.3061">
                <text:p>65.3061</text:p>
              </table:table-cell>
              <table:table-cell office:value-type="float" office:value="97.3262">
                <text:p>97.32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5.1861">
                <text:p>65.1861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4.946">
                <text:p>64.946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4.5858">
                <text:p>64.5858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4.5858">
                <text:p>64.5858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4.2257">
                <text:p>64.2257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4.1056">
                <text:p>64.1056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4.1056">
                <text:p>64.1056</text:p>
              </table:table-cell>
              <table:table-cell office:value-type="float" office:value="97.4153">
                <text:p>97.41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3.9856">
                <text:p>63.9856</text:p>
              </table:table-cell>
              <table:table-cell office:value-type="float" office:value="97.5045">
                <text:p>97.50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3.6255">
                <text:p>63.6255</text:p>
              </table:table-cell>
              <table:table-cell office:value-type="float" office:value="97.5045">
                <text:p>97.50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3.3854">
                <text:p>63.3854</text:p>
              </table:table-cell>
              <table:table-cell office:value-type="float" office:value="97.5936">
                <text:p>97.59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3.1453">
                <text:p>63.1453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.7851">
                <text:p>62.7851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.6651">
                <text:p>62.6651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2.425">
                <text:p>62.425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.9448">
                <text:p>61.9448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.9448">
                <text:p>61.9448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.4646">
                <text:p>61.4646</text:p>
              </table:table-cell>
              <table:table-cell office:value-type="float" office:value="97.6827">
                <text:p>97.68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.3445">
                <text:p>61.3445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.1044">
                <text:p>61.1044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0.5042">
                <text:p>60.5042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0.2641">
                <text:p>60.2641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.024">
                <text:p>60.024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9.7839">
                <text:p>59.7839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9.5438">
                <text:p>59.5438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9.1837">
                <text:p>59.1837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8.9436">
                <text:p>58.9436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8.7035">
                <text:p>58.7035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8.4634">
                <text:p>58.4634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8.3433">
                <text:p>58.3433</text:p>
              </table:table-cell>
              <table:table-cell office:value-type="float" office:value="97.7718">
                <text:p>97.77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8.1032">
                <text:p>58.1032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.9832">
                <text:p>57.9832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7.7431">
                <text:p>57.7431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.7431">
                <text:p>57.7431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7.503">
                <text:p>57.503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7.383">
                <text:p>57.383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.1429">
                <text:p>57.1429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.9028">
                <text:p>56.9028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.7827">
                <text:p>56.7827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.4226">
                <text:p>56.4226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.0624">
                <text:p>56.0624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.7023">
                <text:p>55.7023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5.4622">
                <text:p>55.4622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.7419">
                <text:p>54.7419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2617">
                <text:p>54.2617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3.9016">
                <text:p>53.9016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3.5414">
                <text:p>53.5414</text:p>
              </table:table-cell>
              <table:table-cell office:value-type="float" office:value="97.861">
                <text:p>97.8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3.0612">
                <text:p>53.0612</text:p>
              </table:table-cell>
              <table:table-cell office:value-type="float" office:value="97.9501">
                <text:p>97.95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2.2209">
                <text:p>52.2209</text:p>
              </table:table-cell>
              <table:table-cell office:value-type="float" office:value="97.9501">
                <text:p>97.95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2.1008">
                <text:p>52.1008</text:p>
              </table:table-cell>
              <table:table-cell office:value-type="float" office:value="97.9501">
                <text:p>97.95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1.9808">
                <text:p>51.9808</text:p>
              </table:table-cell>
              <table:table-cell office:value-type="float" office:value="98.0392">
                <text:p>98.03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1.5006">
                <text:p>51.5006</text:p>
              </table:table-cell>
              <table:table-cell office:value-type="float" office:value="98.1283">
                <text:p>98.12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1.0204">
                <text:p>51.0204</text:p>
              </table:table-cell>
              <table:table-cell office:value-type="float" office:value="98.1283">
                <text:p>98.128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0.7803">
                <text:p>50.7803</text:p>
              </table:table-cell>
              <table:table-cell office:value-type="float" office:value="98.1283">
                <text:p>98.12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0.5402">
                <text:p>50.5402</text:p>
              </table:table-cell>
              <table:table-cell office:value-type="float" office:value="98.2175">
                <text:p>98.21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9.8199">
                <text:p>49.8199</text:p>
              </table:table-cell>
              <table:table-cell office:value-type="float" office:value="98.2175">
                <text:p>98.21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8.9796">
                <text:p>48.9796</text:p>
              </table:table-cell>
              <table:table-cell office:value-type="float" office:value="98.3066">
                <text:p>98.30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8.3794">
                <text:p>48.3794</text:p>
              </table:table-cell>
              <table:table-cell office:value-type="float" office:value="98.3066">
                <text:p>98.30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8.2593">
                <text:p>48.2593</text:p>
              </table:table-cell>
              <table:table-cell office:value-type="float" office:value="98.3957">
                <text:p>98.39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7.2989">
                <text:p>47.2989</text:p>
              </table:table-cell>
              <table:table-cell office:value-type="float" office:value="98.3957">
                <text:p>98.39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6.8187">
                <text:p>46.818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.4586">
                <text:p>46.458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5.7383">
                <text:p>45.738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5.1381">
                <text:p>45.1381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.5378">
                <text:p>44.5378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.0576">
                <text:p>44.057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3.6975">
                <text:p>43.6975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.3373">
                <text:p>43.337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8571">
                <text:p>42.8571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617">
                <text:p>42.61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377">
                <text:p>42.37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1.6567">
                <text:p>41.656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1.2965">
                <text:p>41.2965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.6963">
                <text:p>40.696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.6963">
                <text:p>40.696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.3361">
                <text:p>40.3361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.4958">
                <text:p>39.4958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9.2557">
                <text:p>39.255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.8956">
                <text:p>38.895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8.4154">
                <text:p>38.4154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7.9352">
                <text:p>37.9352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.575">
                <text:p>37.575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.8547">
                <text:p>36.854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5.8944">
                <text:p>35.8944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5.7743">
                <text:p>35.774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5.5342">
                <text:p>35.5342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.3337">
                <text:p>34.3337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3.9736">
                <text:p>33.973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2.8932">
                <text:p>32.8932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.4526">
                <text:p>31.452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1.2125">
                <text:p>31.2125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.8523">
                <text:p>30.8523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0.1321">
                <text:p>30.1321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6519">
                <text:p>29.6519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.9316">
                <text:p>28.9316</text:p>
              </table:table-cell>
              <table:table-cell office:value-type="float" office:value="98.4848">
                <text:p>98.48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.2113">
                <text:p>28.2113</text:p>
              </table:table-cell>
              <table:table-cell office:value-type="float" office:value="98.574">
                <text:p>98.5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.611">
                <text:p>27.611</text:p>
              </table:table-cell>
              <table:table-cell office:value-type="float" office:value="98.574">
                <text:p>98.5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.3709">
                <text:p>27.3709</text:p>
              </table:table-cell>
              <table:table-cell office:value-type="float" office:value="98.574">
                <text:p>98.5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.8908">
                <text:p>26.8908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.5306">
                <text:p>26.5306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.9304">
                <text:p>25.9304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.2101">
                <text:p>25.2101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.4898">
                <text:p>24.4898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4.1297">
                <text:p>24.1297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4.0096">
                <text:p>24.0096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7695">
                <text:p>23.7695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5294">
                <text:p>23.5294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0492">
                <text:p>23.0492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449">
                <text:p>22.449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0888">
                <text:p>22.0888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.3685">
                <text:p>21.3685</text:p>
              </table:table-cell>
              <table:table-cell office:value-type="float" office:value="98.6631">
                <text:p>98.66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5282">
                <text:p>20.5282</text:p>
              </table:table-cell>
              <table:table-cell office:value-type="float" office:value="98.7522">
                <text:p>98.75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1681">
                <text:p>20.1681</text:p>
              </table:table-cell>
              <table:table-cell office:value-type="float" office:value="98.7522">
                <text:p>98.75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.8079">
                <text:p>19.8079</text:p>
              </table:table-cell>
              <table:table-cell office:value-type="float" office:value="98.7522">
                <text:p>98.75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.5678">
                <text:p>19.5678</text:p>
              </table:table-cell>
              <table:table-cell office:value-type="float" office:value="98.8414">
                <text:p>98.84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.4478">
                <text:p>19.4478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2077">
                <text:p>19.2077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.4874">
                <text:p>18.4874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.0072">
                <text:p>18.0072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8872">
                <text:p>17.8872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6471">
                <text:p>17.6471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.6471">
                <text:p>17.6471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.407">
                <text:p>17.407</text:p>
              </table:table-cell>
              <table:table-cell office:value-type="float" office:value="98.9305">
                <text:p>98.93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.8067">
                <text:p>16.8067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.6867">
                <text:p>16.6867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.3265">
                <text:p>16.3265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.9664">
                <text:p>15.9664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.4862">
                <text:p>15.4862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.2461">
                <text:p>15.2461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.2461">
                <text:p>15.2461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886">
                <text:p>14.886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0456">
                <text:p>14.0456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.8055">
                <text:p>13.8055</text:p>
              </table:table-cell>
              <table:table-cell office:value-type="float" office:value="99.0196">
                <text:p>99.01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.6855">
                <text:p>13.6855</text:p>
              </table:table-cell>
              <table:table-cell office:value-type="float" office:value="99.1087">
                <text:p>99.10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.4454">
                <text:p>13.4454</text:p>
              </table:table-cell>
              <table:table-cell office:value-type="float" office:value="99.1087">
                <text:p>99.10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.7251">
                <text:p>12.7251</text:p>
              </table:table-cell>
              <table:table-cell office:value-type="float" office:value="99.1087">
                <text:p>99.10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.605">
                <text:p>12.605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.485">
                <text:p>12.485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.2449">
                <text:p>12.2449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.8848">
                <text:p>11.8848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.6447">
                <text:p>11.6447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.1645">
                <text:p>11.1645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.6843">
                <text:p>10.6843</text:p>
              </table:table-cell>
              <table:table-cell office:value-type="float" office:value="99.1979">
                <text:p>99.197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.4442">
                <text:p>10.4442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964">
                <text:p>9.964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4838">
                <text:p>9.4838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437">
                <text:p>9.2437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.6435">
                <text:p>8.6435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9232">
                <text:p>7.9232</text:p>
              </table:table-cell>
              <table:table-cell office:value-type="float" office:value="99.287">
                <text:p>99.28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8031">
                <text:p>7.8031</text:p>
              </table:table-cell>
              <table:table-cell office:value-type="float" office:value="99.3761">
                <text:p>99.37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563">
                <text:p>7.563</text:p>
              </table:table-cell>
              <table:table-cell office:value-type="float" office:value="99.3761">
                <text:p>99.37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443">
                <text:p>7.443</text:p>
              </table:table-cell>
              <table:table-cell office:value-type="float" office:value="99.4652">
                <text:p>99.46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2029">
                <text:p>7.2029</text:p>
              </table:table-cell>
              <table:table-cell office:value-type="float" office:value="99.4652">
                <text:p>99.46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7227">
                <text:p>6.7227</text:p>
              </table:table-cell>
              <table:table-cell office:value-type="float" office:value="99.5544">
                <text:p>99.55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.3625">
                <text:p>6.3625</text:p>
              </table:table-cell>
              <table:table-cell office:value-type="float" office:value="99.5544">
                <text:p>99.55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2425">
                <text:p>6.2425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0024">
                <text:p>6.0024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.0024">
                <text:p>6.0024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.2821">
                <text:p>5.2821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.1621">
                <text:p>5.1621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922">
                <text:p>4.922</text:p>
              </table:table-cell>
              <table:table-cell office:value-type="float" office:value="99.6435">
                <text:p>99.64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4418">
                <text:p>4.4418</text:p>
              </table:table-cell>
              <table:table-cell office:value-type="float" office:value="99.7326">
                <text:p>99.73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2017">
                <text:p>4.2017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9616">
                <text:p>3.9616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6014">
                <text:p>3.6014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4814">
                <text:p>3.4814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2413">
                <text:p>3.2413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0012">
                <text:p>3.0012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7611">
                <text:p>2.7611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609">
                <text:p>2.1609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8007">
                <text:p>1.8007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6807">
                <text:p>1.6807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6807">
                <text:p>1.6807</text:p>
              </table:table-cell>
              <table:table-cell office:value-type="float" office:value="99.8217">
                <text:p>99.82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403">
                <text:p>0.8403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403">
                <text:p>0.8403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002">
                <text:p>0.6002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601">
                <text:p>0.3601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601">
                <text:p>0.3601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601">
                <text:p>0.3601</text:p>
              </table:table-cell>
              <table:table-cell office:value-type="float" office:value="99.9109">
                <text:p>99.91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601">
                <text:p>0.3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401">
                <text:p>0.2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401">
                <text:p>0.2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2">
                <text:p>0.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cm" svg:height="12.51cm" xlink:href=".." xlink:type="simple" chart:class="chart:line" chart:style-name="ch1">
        <chart:title svg:x="9.515cm" svg:y="0.386cm" chart:style-name="ch2">
          <text:p>Removal Score</text:p>
        </chart:title>
        <chart:subtitle svg:x="9.872cm" svg:y="1.441cm" chart:style-name="ch3">
          <text:p>p = [0.0 .. 1.0]</text:p>
        </chart:subtitle>
        <chart:legend chart:legend-position="end" svg:x="19.996cm" svg:y="5.956cm" style:legend-expansion="high" chart:style-name="ch4"/>
        <chart:plot-area chart:style-name="ch5" table:cell-range-address="Sheet1.D1:Sheet1.D1002" chart:data-source-has-labels="row" svg:x="0.444cm" svg:y="2.4cm" svg:width="19.108cm" svg:height="8.879cm">
          <chartooo:coordinate-region svg:x="1.251cm" svg:y="2.599cm" svg:width="18.286cm" svg:height="7.756cm"/>
          <chart:axis chart:dimension="x" chart:name="primary-x" chart:style-name="ch6">
            <chart:title svg:x="9.848cm" svg:y="11.529cm" chart:style-name="ch7">
              <text:p>p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D2:Sheet1.D1002" chart:label-cell-address="Sheet1.D1:Sheet1.D1" chart:class="chart:line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139">
                <text:p>102.139</text:p>
                <draw:g>
                  <svg:desc>Sheet1.D2:Sheet1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.2282">
                <text:p>102.22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2.3173">
                <text:p>102.31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.4955">
                <text:p>102.49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.4955">
                <text:p>102.49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4955">
                <text:p>102.49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4955">
                <text:p>102.49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4955">
                <text:p>102.49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5847">
                <text:p>102.58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.5847">
                <text:p>102.58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2.6738">
                <text:p>102.67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.852">
                <text:p>102.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.852">
                <text:p>102.8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2.9412">
                <text:p>102.94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3.0303">
                <text:p>103.03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.2086">
                <text:p>103.20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.2977">
                <text:p>103.29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.2977">
                <text:p>103.29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2977">
                <text:p>103.29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.2977">
                <text:p>103.29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.4759">
                <text:p>103.47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.5651">
                <text:p>103.56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.7433">
                <text:p>103.7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3.7433">
                <text:p>103.7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3.7433">
                <text:p>103.74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.8324">
                <text:p>103.83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.8324">
                <text:p>103.8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4.0107">
                <text:p>104.01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4.1889">
                <text:p>104.1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4.1889">
                <text:p>104.1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4.2781">
                <text:p>104.27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4.2781">
                <text:p>104.27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4.3672">
                <text:p>104.36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.4563">
                <text:p>104.4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4.7237">
                <text:p>104.72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.9911">
                <text:p>104.99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5.0802">
                <text:p>105.08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5.2585">
                <text:p>105.2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5.3476">
                <text:p>105.3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5.5258">
                <text:p>105.5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5.615">
                <text:p>105.6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5.7041">
                <text:p>105.70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5.7932">
                <text:p>105.79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5.8824">
                <text:p>105.8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.328">
                <text:p>106.3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6.6845">
                <text:p>106.68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7.1301">
                <text:p>107.1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.2193">
                <text:p>107.21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.3084">
                <text:p>107.30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7.5758">
                <text:p>107.57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7.754">
                <text:p>107.7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.1105">
                <text:p>108.11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8.3779">
                <text:p>108.37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8.5561">
                <text:p>108.5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8.6453">
                <text:p>108.6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9.0018">
                <text:p>109.00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9.2692">
                <text:p>109.26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9.5365">
                <text:p>109.53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9.893">
                <text:p>109.8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.2496">
                <text:p>110.24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0.7843">
                <text:p>110.7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.2299">
                <text:p>111.22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1.3191">
                <text:p>111.31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.7647">
                <text:p>111.76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2.3886">
                <text:p>112.38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3.0125">
                <text:p>113.0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3.4581">
                <text:p>113.45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3.9037">
                <text:p>113.90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4.9733">
                <text:p>114.97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5.2406">
                <text:p>115.24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5.6863">
                <text:p>115.68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6.5775">
                <text:p>116.5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7.5579">
                <text:p>117.55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7.9144">
                <text:p>117.91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8.1818">
                <text:p>118.1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8948">
                <text:p>118.89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9.697">
                <text:p>119.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.1426">
                <text:p>120.14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0.8556">
                <text:p>120.85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.9251">
                <text:p>121.92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2.549">
                <text:p>122.5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2.9055">
                <text:p>122.9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3.1729">
                <text:p>123.17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3.8859">
                <text:p>123.88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4.5989">
                <text:p>124.59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.9554">
                <text:p>124.95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6.1141">
                <text:p>126.11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6.4706">
                <text:p>126.47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6.8271">
                <text:p>126.82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7.0053">
                <text:p>127.00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7.0945">
                <text:p>127.0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7.6292">
                <text:p>127.62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.164">
                <text:p>128.1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8.5205">
                <text:p>128.52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8.6096">
                <text:p>128.6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8.757">
                <text:p>128.7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9.1135">
                <text:p>129.11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.1717">
                <text:p>129.1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9.5282">
                <text:p>129.52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9.8847">
                <text:p>129.88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0.5977">
                <text:p>130.59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0.7451">
                <text:p>130.74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1.1016">
                <text:p>131.10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1.9037">
                <text:p>131.90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2.4385">
                <text:p>132.4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3.7754">
                <text:p>133.77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4.6666">
                <text:p>134.66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5.1123">
                <text:p>135.11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5.8253">
                <text:p>135.82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6.0927">
                <text:p>136.09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6.8057">
                <text:p>136.80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7.6078">
                <text:p>137.60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8.3208">
                <text:p>138.32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8.8556">
                <text:p>138.85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9.5686">
                <text:p>139.56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.2816">
                <text:p>140.28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.9946">
                <text:p>140.99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1.3511">
                <text:p>141.3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.7968">
                <text:p>141.79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2.1533">
                <text:p>142.15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.8663">
                <text:p>142.86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3.8467">
                <text:p>143.84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4.6488">
                <text:p>144.64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.0944">
                <text:p>145.09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.451">
                <text:p>145.4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6.5205">
                <text:p>146.5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6.877">
                <text:p>146.8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7.59">
                <text:p>147.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8.2139">
                <text:p>148.21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.6595">
                <text:p>148.65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8.7486">
                <text:p>148.74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.016">
                <text:p>149.0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.6399">
                <text:p>149.63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.0855">
                <text:p>150.08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0.2638">
                <text:p>150.2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.7094">
                <text:p>150.70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1.3333">
                <text:p>151.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1.9572">
                <text:p>151.95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2.4028">
                <text:p>152.40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2.4919">
                <text:p>152.49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2.7593">
                <text:p>152.75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2.9376">
                <text:p>152.93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3.1158">
                <text:p>153.11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3.6506">
                <text:p>153.65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4.0962">
                <text:p>154.09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4.4527">
                <text:p>154.4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4.8984">
                <text:p>154.89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5.0766">
                <text:p>155.07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5.2549">
                <text:p>155.25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5.7896">
                <text:p>155.78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6.1461">
                <text:p>156.14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6.5608">
                <text:p>156.56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6.9173">
                <text:p>156.9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.3629">
                <text:p>157.36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.5412">
                <text:p>157.54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8.0759">
                <text:p>158.07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8.5216">
                <text:p>158.52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9.1455">
                <text:p>159.1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9.382">
                <text:p>159.3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9.6494">
                <text:p>159.64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0.2732">
                <text:p>160.27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1.1645">
                <text:p>161.16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1.4319">
                <text:p>161.43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1.7884">
                <text:p>161.78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2.0248">
                <text:p>162.02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2.2922">
                <text:p>162.2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2.7378">
                <text:p>162.73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3.0943">
                <text:p>163.09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3.3617">
                <text:p>163.36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3.8073">
                <text:p>163.80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3.8965">
                <text:p>163.8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4.3421">
                <text:p>164.34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4.4585">
                <text:p>164.45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4.9624">
                <text:p>164.96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.3189">
                <text:p>165.31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.6444">
                <text:p>165.64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6.2683">
                <text:p>166.26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6.5939">
                <text:p>166.59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6.6521">
                <text:p>166.65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7.276">
                <text:p>167.2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7.6907">
                <text:p>167.69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8.1364">
                <text:p>168.13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8.4037">
                <text:p>168.40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8.551">
                <text:p>168.5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.6674">
                <text:p>168.66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8.4273">
                <text:p>168.42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8.5165">
                <text:p>168.51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8.873">
                <text:p>168.8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.3769">
                <text:p>169.37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9.435">
                <text:p>169.4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9.8806">
                <text:p>169.88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9.9389">
                <text:p>169.93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9.7879">
                <text:p>169.78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0.1444">
                <text:p>170.14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0.2336">
                <text:p>170.23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0.5009">
                <text:p>170.50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0.6792">
                <text:p>170.67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1.1248">
                <text:p>171.12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1.1521">
                <text:p>171.15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1.2412">
                <text:p>171.24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1.5977">
                <text:p>171.59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1.9234">
                <text:p>171.92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2.2799">
                <text:p>172.27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.369">
                <text:p>172.3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2.8146">
                <text:p>172.81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3.082">
                <text:p>173.0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3.2293">
                <text:p>173.22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3.6749">
                <text:p>173.67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3.8532">
                <text:p>173.85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4.3879">
                <text:p>174.38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4.8336">
                <text:p>174.83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5.0118">
                <text:p>175.01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5.1901">
                <text:p>175.19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5.3683">
                <text:p>175.36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5.5466">
                <text:p>175.54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5.9031">
                <text:p>175.90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.2596">
                <text:p>176.259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6.527">
                <text:p>176.5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6.7944">
                <text:p>176.79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6.9726">
                <text:p>176.97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7.1509">
                <text:p>177.15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7.3874">
                <text:p>177.38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7.7439">
                <text:p>177.7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7.8911">
                <text:p>177.89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8.0694">
                <text:p>178.06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8.2477">
                <text:p>178.24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8.2749">
                <text:p>178.27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8.2713">
                <text:p>178.27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8.2986">
                <text:p>178.29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8.2676">
                <text:p>178.26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8.415">
                <text:p>178.4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8.3532">
                <text:p>178.35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8.2331">
                <text:p>178.2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8.3495">
                <text:p>178.3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.3768">
                <text:p>178.37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8.3422">
                <text:p>178.34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8.4896">
                <text:p>178.48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8.9352">
                <text:p>178.93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9.1135">
                <text:p>179.11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9.1407">
                <text:p>179.14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9.4973">
                <text:p>179.49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.7338">
                <text:p>179.73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0.0593">
                <text:p>180.05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0.2958">
                <text:p>180.29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0.3231">
                <text:p>180.32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0.6796">
                <text:p>180.67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0.7069">
                <text:p>180.70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0.5868">
                <text:p>180.58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0.645">
                <text:p>180.6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0.5522">
                <text:p>180.55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0.3121">
                <text:p>180.31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0.5795">
                <text:p>180.57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0.8469">
                <text:p>180.84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1.0251">
                <text:p>181.02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0.9051">
                <text:p>180.90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0.8741">
                <text:p>180.87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0.9633">
                <text:p>180.96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1.1415">
                <text:p>181.14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1.4089">
                <text:p>181.40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1.5871">
                <text:p>181.58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1.6763">
                <text:p>181.67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1.9437">
                <text:p>181.94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2.091">
                <text:p>182.0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1.8509">
                <text:p>181.85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1.8509">
                <text:p>181.85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1.9982">
                <text:p>181.9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1.9982">
                <text:p>181.99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2.1456">
                <text:p>182.14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2.0255">
                <text:p>182.02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2.0837">
                <text:p>182.08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2.3511">
                <text:p>182.35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2.2893">
                <text:p>182.28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2.1383">
                <text:p>182.13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2.1383">
                <text:p>182.13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2.1383">
                <text:p>182.13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2.4057">
                <text:p>182.40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2.0456">
                <text:p>182.04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2.0146">
                <text:p>182.01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2.0146">
                <text:p>182.01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2.1037">
                <text:p>182.10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2.282">
                <text:p>182.2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2.282">
                <text:p>182.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2.282">
                <text:p>182.2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.2201">
                <text:p>182.22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2.1893">
                <text:p>182.18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2.2165">
                <text:p>182.21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2.3638">
                <text:p>182.36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2.2129">
                <text:p>182.21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2.0929">
                <text:p>182.0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2.0619">
                <text:p>182.06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1.9109">
                <text:p>181.91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1.7599">
                <text:p>181.75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1.3998">
                <text:p>181.39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1.369">
                <text:p>181.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1.0088">
                <text:p>181.00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1.0979">
                <text:p>181.09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1.1561">
                <text:p>181.15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.036">
                <text:p>181.0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1.0943">
                <text:p>181.09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0.9433">
                <text:p>180.94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0.7923">
                <text:p>180.79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0.6414">
                <text:p>180.64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0.2812">
                <text:p>180.28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9.8901">
                <text:p>179.89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9.7701">
                <text:p>179.77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9.5882">
                <text:p>179.58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.5882">
                <text:p>179.58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9.4682">
                <text:p>179.46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9.4682">
                <text:p>179.46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9.3481">
                <text:p>179.348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9.0771">
                <text:p>179.07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9.2553">
                <text:p>179.25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8.9844">
                <text:p>178.98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8.8643">
                <text:p>178.86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.3841">
                <text:p>178.38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8.4423">
                <text:p>178.44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8.4423">
                <text:p>178.44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8.5314">
                <text:p>178.53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8.2913">
                <text:p>178.29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8.2913">
                <text:p>178.29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8.0512">
                <text:p>178.05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7.691">
                <text:p>177.6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7.4201">
                <text:p>177.42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7.18">
                <text:p>177.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7.18">
                <text:p>177.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7.0599">
                <text:p>177.05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6.8199">
                <text:p>176.81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6.5798">
                <text:p>176.57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6.2196">
                <text:p>176.21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5.6194">
                <text:p>175.61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5.4993">
                <text:p>175.49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5.1082">
                <text:p>175.10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4.8681">
                <text:p>174.86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4.477">
                <text:p>174.4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4.357">
                <text:p>174.3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4.206">
                <text:p>174.2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4.086">
                <text:p>174.0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.0551">
                <text:p>174.05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.695">
                <text:p>173.6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3.695">
                <text:p>173.6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3.5749">
                <text:p>173.57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3.5749">
                <text:p>173.57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3.5749">
                <text:p>173.57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3.4549">
                <text:p>173.45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3.2148">
                <text:p>173.21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.0947">
                <text:p>173.09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3.0638">
                <text:p>173.06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2.9128">
                <text:p>172.91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2.9128">
                <text:p>172.91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2.7927">
                <text:p>172.79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2.5526">
                <text:p>172.55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.5526">
                <text:p>172.55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2.4326">
                <text:p>172.43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2.3125">
                <text:p>172.31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2.3125">
                <text:p>172.31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1.9524">
                <text:p>171.95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1.9215">
                <text:p>171.92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1.9215">
                <text:p>171.92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1.5305">
                <text:p>171.53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1.4104">
                <text:p>171.41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1.0503">
                <text:p>171.05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0.8102">
                <text:p>170.81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0.8102">
                <text:p>170.81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0.7792">
                <text:p>170.77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0.5391">
                <text:p>170.53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0.299">
                <text:p>170.2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0.179">
                <text:p>170.1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9.9389">
                <text:p>169.93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9.8188">
                <text:p>169.81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9.9079">
                <text:p>169.90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.757">
                <text:p>169.7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9.7261">
                <text:p>169.72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9.486">
                <text:p>169.4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9.2459">
                <text:p>169.24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9.0058">
                <text:p>169.00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8.9439">
                <text:p>168.94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8.673">
                <text:p>168.6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8.1928">
                <text:p>168.19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7.9527">
                <text:p>167.95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7.8326">
                <text:p>167.83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7.6816">
                <text:p>167.68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7.6816">
                <text:p>167.68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7.3215">
                <text:p>167.32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7.0814">
                <text:p>167.08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6.8413">
                <text:p>166.8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.7212">
                <text:p>166.72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6.6903">
                <text:p>166.69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6.3302">
                <text:p>166.33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6.0901">
                <text:p>166.09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6.0901">
                <text:p>166.09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5.6099">
                <text:p>165.60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5.3698">
                <text:p>165.36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5.1297">
                <text:p>165.12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.8896">
                <text:p>164.88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4.9787">
                <text:p>164.97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.8586">
                <text:p>164.85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4.8586">
                <text:p>164.85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4.8278">
                <text:p>164.82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4.6768">
                <text:p>164.67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4.4367">
                <text:p>164.43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4.3166">
                <text:p>164.31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4.1656">
                <text:p>164.16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4.0456">
                <text:p>164.04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4.0456">
                <text:p>164.04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4.0456">
                <text:p>164.04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4.0147">
                <text:p>164.01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4.0147">
                <text:p>164.01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3.8947">
                <text:p>163.89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3.6546">
                <text:p>163.65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3.5346">
                <text:p>163.53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3.4145">
                <text:p>163.41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3.2945">
                <text:p>163.2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3.1744">
                <text:p>163.17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3.1435">
                <text:p>163.14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3.1435">
                <text:p>163.14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3.1435">
                <text:p>163.14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3.1435">
                <text:p>163.14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2.5432">
                <text:p>162.54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2.6323">
                <text:p>162.6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2.6014">
                <text:p>162.60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2.3613">
                <text:p>162.36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2.0011">
                <text:p>162.00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2.0011">
                <text:p>162.00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.641">
                <text:p>161.6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1.5209">
                <text:p>161.52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1.5209">
                <text:p>161.52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1.4901">
                <text:p>161.49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1.13">
                <text:p>161.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.979">
                <text:p>160.9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.828">
                <text:p>160.8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.4678">
                <text:p>160.46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.3478">
                <text:p>160.34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.1077">
                <text:p>160.10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.6275">
                <text:p>159.62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.6275">
                <text:p>159.62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.1473">
                <text:p>159.14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.1163">
                <text:p>159.11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8.8762">
                <text:p>158.87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8.276">
                <text:p>158.2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8.0359">
                <text:p>158.03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.7958">
                <text:p>157.79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.5557">
                <text:p>157.55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.3156">
                <text:p>157.31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6.9555">
                <text:p>156.95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6.7154">
                <text:p>156.71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6.4753">
                <text:p>156.47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6.2352">
                <text:p>156.23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6.1151">
                <text:p>156.11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5.9642">
                <text:p>155.96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5.8442">
                <text:p>155.84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5.6041">
                <text:p>155.60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5.6041">
                <text:p>155.60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5.364">
                <text:p>155.3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5.244">
                <text:p>155.2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5.0039">
                <text:p>155.00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4.7638">
                <text:p>154.76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4.6437">
                <text:p>154.64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4.2836">
                <text:p>154.28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3.9234">
                <text:p>153.92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3.5633">
                <text:p>153.56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3.3232">
                <text:p>153.32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2.6029">
                <text:p>152.60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2.1227">
                <text:p>152.12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1.7626">
                <text:p>151.76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1.4024">
                <text:p>151.40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1.0113">
                <text:p>151.01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0.171">
                <text:p>150.1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0.0509">
                <text:p>150.05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0.02">
                <text:p>150.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9.6289">
                <text:p>149.62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9.1487">
                <text:p>149.14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8.9086">
                <text:p>148.90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8.7577">
                <text:p>148.75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8.0374">
                <text:p>148.03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7.2862">
                <text:p>147.28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6.686">
                <text:p>146.6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.655">
                <text:p>146.6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5.6946">
                <text:p>145.69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5.3035">
                <text:p>145.30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4.9434">
                <text:p>144.94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4.2231">
                <text:p>144.22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3.6229">
                <text:p>143.62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3.0226">
                <text:p>143.02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2.5424">
                <text:p>142.54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2.1823">
                <text:p>142.18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1.8221">
                <text:p>141.82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1.3419">
                <text:p>141.34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1.1018">
                <text:p>141.10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0.8618">
                <text:p>140.86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0.1415">
                <text:p>140.14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9.7813">
                <text:p>139.78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9.1811">
                <text:p>139.18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9.1811">
                <text:p>139.18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8.8209">
                <text:p>138.82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7.9806">
                <text:p>137.98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7.7405">
                <text:p>137.74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7.3804">
                <text:p>137.38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6.9002">
                <text:p>136.90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6.42">
                <text:p>136.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6.0598">
                <text:p>136.05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5.3395">
                <text:p>135.33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4.3792">
                <text:p>134.37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4.2591">
                <text:p>134.25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4.019">
                <text:p>134.0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2.8185">
                <text:p>132.81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2.4584">
                <text:p>132.45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1.378">
                <text:p>131.3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9.9374">
                <text:p>129.93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9.6973">
                <text:p>129.69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9.3371">
                <text:p>129.337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8.6169">
                <text:p>128.61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.1367">
                <text:p>128.13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.4164">
                <text:p>127.41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.7853">
                <text:p>126.78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6.185">
                <text:p>126.1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5.9449">
                <text:p>125.94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.5539">
                <text:p>125.55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5.1937">
                <text:p>125.19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4.5935">
                <text:p>124.59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3.8732">
                <text:p>123.87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3.1529">
                <text:p>123.15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2.7928">
                <text:p>122.7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2.6727">
                <text:p>122.67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2.4326">
                <text:p>122.43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2.1925">
                <text:p>122.19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1.7123">
                <text:p>121.71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1.1121">
                <text:p>121.11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20.7519">
                <text:p>120.75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0.0316">
                <text:p>120.03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9.2804">
                <text:p>119.28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8.9203">
                <text:p>118.92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8.5601">
                <text:p>118.56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8.4092">
                <text:p>118.40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8.3783">
                <text:p>118.37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8.1382">
                <text:p>118.13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.4179">
                <text:p>117.41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6.9377">
                <text:p>116.93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.8177">
                <text:p>116.81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6.5776">
                <text:p>116.57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6.5776">
                <text:p>116.57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6.3375">
                <text:p>116.33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5.8263">
                <text:p>115.82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5.7063">
                <text:p>115.70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5.3461">
                <text:p>115.34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4.986">
                <text:p>114.9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4.5058">
                <text:p>114.50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4.2657">
                <text:p>114.26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4.2657">
                <text:p>114.265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3.9056">
                <text:p>113.90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3.0652">
                <text:p>113.06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2.8251">
                <text:p>112.82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2.7942">
                <text:p>112.79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2.5541">
                <text:p>112.55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1.8338">
                <text:p>111.83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1.8029">
                <text:p>111.8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1.6829">
                <text:p>111.68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1.4428">
                <text:p>111.44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1.0827">
                <text:p>111.08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0.8426">
                <text:p>110.84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0.3624">
                <text:p>110.36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9.8822">
                <text:p>109.88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9.7312">
                <text:p>109.73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9.251">
                <text:p>109.2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8.7708">
                <text:p>108.77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8.5307">
                <text:p>108.53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7.9305">
                <text:p>107.93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7.2102">
                <text:p>107.21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7.1792">
                <text:p>107.17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6.9391">
                <text:p>106.93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.9082">
                <text:p>106.90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6.6681">
                <text:p>106.66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6.2771">
                <text:p>106.27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5.9169">
                <text:p>105.91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5.886">
                <text:p>105.8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5.6459">
                <text:p>105.64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5.6459">
                <text:p>105.64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.9256">
                <text:p>104.92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.8056">
                <text:p>104.80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4.5655">
                <text:p>104.56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.1744">
                <text:p>104.17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4.0234">
                <text:p>104.02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3.7833">
                <text:p>103.78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3.4231">
                <text:p>103.42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3.3031">
                <text:p>103.30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.063">
                <text:p>103.0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2.8229">
                <text:p>102.82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2.5828">
                <text:p>102.58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1.9826">
                <text:p>101.98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1.6224">
                <text:p>101.62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.5024">
                <text:p>101.50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1.5024">
                <text:p>101.50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.7512">
                <text:p>100.75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.7512">
                <text:p>100.75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.5111">
                <text:p>100.51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.271">
                <text:p>100.2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.271">
                <text:p>100.2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.271">
                <text:p>100.2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.3601">
                <text:p>100.36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.2401">
                <text:p>100.24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.2401">
                <text:p>100.24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.12">
                <text:p>100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